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000000010DF1A47BAD3898C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1" svg:font-family="Symbol" style:font-charset="x-symbol"/>
    <style:font-face style:name="Wingdings1" svg:font-family="Wingdings" style:font-charset="x-symbol"/>
    <style:font-face style:name="Arial" svg:font-family="Arial" style:font-family-generic="roman" style:font-pitch="variable"/>
    <style:font-face style:name="Cambria" svg:font-family="Cambria" style:font-family-generic="roman" style:font-pitch="variable"/>
    <style:font-face style:name="Courier 10 Pitch" svg:font-family="'Courier 10 Pitch'"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Mono" svg:font-family="'Liberation Mono'"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ucida Grande CE" svg:font-family="'Lucida Grande CE'"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Lucida Grande CE1" svg:font-family="'Lucida Grande CE'" style:font-family-generic="system" style:font-pitch="variable"/>
    <style:font-face style:name="Nimbus Mono L" svg:font-family="'Nimbus Mono L'"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Times1" svg:font-family="Times, '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32.302cm" fo:margin-left="-0.026cm" fo:margin-top="0cm" fo:margin-bottom="0cm" table:align="left" style:writing-mode="lr-tb"/>
    </style:style>
    <style:style style:name="Table1.A" style:family="table-column">
      <style:table-column-properties style:column-width="8.075cm"/>
    </style:style>
    <style:style style:name="Table1.D" style:family="table-column">
      <style:table-column-properties style:column-width="8.077cm"/>
    </style:style>
    <style:style style:name="Table1.1" style:family="table-row">
      <style:table-row-properties fo:keep-together="auto"/>
    </style:style>
    <style:style style:name="Table1.A1" style:family="table-cell">
      <style:table-cell-properties style:vertical-align="middle" fo:background-color="#ffffff" fo:padding-left="0cm" fo:padding-right="0.097cm" fo:padding-top="0.097cm" fo:padding-bottom="0.097cm" fo:border-left="0.25pt solid #000001" fo:border-right="none" fo:border-top="0.25pt solid #000001" fo:border-bottom="0.25pt solid #000001">
        <style:background-image/>
      </style:table-cell-properties>
    </style:style>
    <style:style style:name="Table1.B1" style:family="table-cell">
      <style:table-cell-properties fo:background-color="#ffffcc" fo:padding-left="0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cc" fo:padding-left="0cm" fo:padding-right="0.097cm" fo:padding-top="0.097cm" fo:padding-bottom="0.097cm" fo:border-left="0.25pt solid #000001" fo:border-right="none" fo:border-top="0.25pt solid #000001" fo:border-bottom="0.25pt solid #000001">
        <style:background-image/>
      </style:table-cell-properties>
    </style:style>
    <style:style style:name="Table1.D1" style:family="table-cell">
      <style:table-cell-properties style:vertical-align="middle" fo:background-color="#ffffff" fo:padding-left="0cm" fo:padding-right="0.097cm" fo:padding-top="0.097cm" fo:padding-bottom="0.097cm" fo:border="0.25pt solid #000001">
        <style:background-image/>
      </style:table-cell-properties>
    </style:style>
    <style:style style:name="Table1.B2" style:family="table-cell">
      <style:table-cell-properties fo:background-color="#ccffff" fo:padding-left="0cm" fo:padding-right="0.097cm" fo:padding-top="0.097cm" fo:padding-bottom="0.097cm" fo:border-left="0.25pt solid #000001" fo:border-right="none" fo:border-top="0.25pt solid #000001" fo:border-bottom="0.25pt solid #000001">
        <style:background-image/>
      </style:table-cell-properties>
    </style:style>
    <style:style style:name="Table1.C2" style:family="table-cell">
      <style:table-cell-properties fo:background-color="#ccffff" fo:padding-left="0cm" fo:padding-right="0.097cm" fo:padding-top="0.097cm" fo:padding-bottom="0.097cm" fo:border-left="0.25pt solid #000001" fo:border-right="none" fo:border-top="0.25pt solid #000001" fo:border-bottom="0.25pt solid #000001">
        <style:background-image/>
      </style:table-cell-properties>
    </style:style>
    <style:style style:name="Table1.B3" style:family="table-cell">
      <style:table-cell-properties fo:background-color="#ffffff" fo:padding-left="0cm" fo:padding-right="0.097cm" fo:padding-top="0.097cm" fo:padding-bottom="0.097cm" fo:border-left="0.25pt solid #000001" fo:border-right="none" fo:border-top="0.25pt solid #000001" fo:border-bottom="0.25pt solid #000001">
        <style:background-image/>
      </style:table-cell-properties>
    </style:style>
    <style:style style:name="Table1.C3" style:family="table-cell">
      <style:table-cell-properties fo:background-color="#ffffff" fo:padding-left="0cm" fo:padding-right="0.097cm" fo:padding-top="0.097cm" fo:padding-bottom="0.097cm" fo:border-left="0.25pt solid #000001" fo:border-right="none" fo:border-top="0.25pt solid #000001" fo:border-bottom="0.25pt solid #000001">
        <style:background-image/>
      </style:table-cell-properties>
    </style:style>
    <style:style style:name="Table1.B4" style:family="table-cell">
      <style:table-cell-properties fo:background-color="#ffd320" fo:padding-left="0cm" fo:padding-right="0.097cm" fo:padding-top="0.097cm" fo:padding-bottom="0.097cm" fo:border-left="0.25pt solid #000001" fo:border-right="none" fo:border-top="0.25pt solid #000001" fo:border-bottom="0.25pt solid #000001">
        <style:background-image/>
      </style:table-cell-properties>
    </style:style>
    <style:style style:name="Table1.C4" style:family="table-cell">
      <style:table-cell-properties fo:background-color="#ffd320" fo:padding-left="0cm" fo:padding-right="0.097cm" fo:padding-top="0.097cm" fo:padding-bottom="0.097cm" fo:border-left="0.25pt solid #000001" fo:border-right="none" fo:border-top="0.25pt solid #000001" fo:border-bottom="0.25pt solid #000001">
        <style:background-image/>
      </style:table-cell-properties>
    </style:style>
    <style:style style:name="Table1.B5" style:family="table-cell">
      <style:table-cell-properties fo:background-color="#ccffcc" fo:padding-left="0cm" fo:padding-right="0.097cm" fo:padding-top="0.097cm" fo:padding-bottom="0.097cm" fo:border-left="0.25pt solid #000001" fo:border-right="none" fo:border-top="0.25pt solid #000001" fo:border-bottom="0.25pt solid #000001">
        <style:background-image/>
      </style:table-cell-properties>
    </style:style>
    <style:style style:name="Table1.C5" style:family="table-cell">
      <style:table-cell-properties fo:background-color="#ccffcc" fo:padding-left="0cm" fo:padding-right="0.097cm" fo:padding-top="0.097cm" fo:padding-bottom="0.097cm" fo:border-left="0.25pt solid #000001" fo:border-right="none" fo:border-top="0.25pt solid #000001" fo:border-bottom="0.25pt solid #000001">
        <style:background-image/>
      </style:table-cell-properties>
    </style:style>
    <style:style style:name="Table1.A6" style:family="table-cell">
      <style:table-cell-properties fo:background-color="#e6e6ff" fo:padding-left="0cm" fo:padding-right="0.097cm" fo:padding-top="0.097cm" fo:padding-bottom="0.097cm" fo:border-left="0.25pt solid #000001" fo:border-right="none" fo:border-top="0.25pt solid #000001" fo:border-bottom="0.25pt solid #000001">
        <style:background-image/>
      </style:table-cell-properties>
    </style:style>
    <style:style style:name="Table1.B6" style:family="table-cell">
      <style:table-cell-properties fo:background-color="#e6e6ff" fo:padding-left="0cm" fo:padding-right="0.097cm" fo:padding-top="0.097cm" fo:padding-bottom="0.097cm" fo:border-left="0.25pt solid #000001" fo:border-right="none" fo:border-top="0.25pt solid #000001" fo:border-bottom="0.25pt solid #000001">
        <style:background-image/>
      </style:table-cell-properties>
    </style:style>
    <style:style style:name="Table1.C6" style:family="table-cell">
      <style:table-cell-properties fo:background-color="#e6e6ff" fo:padding-left="0cm" fo:padding-right="0.097cm" fo:padding-top="0.097cm" fo:padding-bottom="0.097cm" fo:border-left="0.25pt solid #000001" fo:border-right="none" fo:border-top="0.25pt solid #000001" fo:border-bottom="0.25pt solid #000001">
        <style:background-image/>
      </style:table-cell-properties>
    </style:style>
    <style:style style:name="Table1.D6" style:family="table-cell">
      <style:table-cell-properties fo:background-color="#e6e6ff" fo:padding-left="0cm" fo:padding-right="0.097cm" fo:padding-top="0.097cm" fo:padding-bottom="0.097cm" fo:border="0.25pt solid #000001">
        <style:background-image/>
      </style:table-cell-properties>
    </style:style>
    <style:style style:name="Table1.A7" style:family="table-cell">
      <style:table-cell-properties fo:background-color="#ffffff" fo:padding-left="0cm" fo:padding-right="0.097cm" fo:padding-top="0.097cm" fo:padding-bottom="0.097cm" fo:border-left="0.25pt solid #000001" fo:border-right="none" fo:border-top="0.25pt solid #000001" fo:border-bottom="0.25pt solid #000001">
        <style:background-image/>
      </style:table-cell-properties>
    </style:style>
    <style:style style:name="Table1.B7" style:family="table-cell">
      <style:table-cell-properties fo:background-color="#ffffff" fo:padding-left="0cm" fo:padding-right="0.097cm" fo:padding-top="0.097cm" fo:padding-bottom="0.097cm" fo:border-left="0.25pt solid #000001" fo:border-right="none" fo:border-top="0.25pt solid #000001" fo:border-bottom="0.25pt solid #000001">
        <style:background-image/>
      </style:table-cell-properties>
    </style:style>
    <style:style style:name="Table1.D7" style:family="table-cell">
      <style:table-cell-properties fo:background-color="#ffffff" fo:padding-left="0cm" fo:padding-right="0.097cm" fo:padding-top="0.097cm" fo:padding-bottom="0.097cm" fo:border="0.25pt solid #000001">
        <style:background-image/>
      </style:table-cell-properties>
    </style:style>
    <style:style style:name="P1" style:family="paragraph" style:parent-style-name="Standard">
      <style:text-properties fo:color="#cc0000" style:font-name="DejaVu Sans" fo:font-size="14pt" fo:language="en" fo:country="US" style:font-size-asian="14pt" style:font-size-complex="14pt"/>
    </style:style>
    <style:style style:name="P2" style:family="paragraph" style:parent-style-name="Standard">
      <style:text-properties fo:color="#cc0000" style:font-name="DejaVu Sans" fo:font-size="12pt" fo:language="en" fo:country="US" style:font-size-asian="12pt" style:font-size-complex="12pt"/>
    </style:style>
    <style:style style:name="P3" style:family="paragraph" style:parent-style-name="Standard">
      <style:text-properties fo:color="#cc0000" style:font-name="DejaVu Sans" fo:font-size="12pt" fo:language="en" fo:country="US" fo:font-style="italic" fo:background-color="#ffff00" style:font-size-asian="12pt" style:font-style-asian="italic" style:font-size-complex="12pt" style:font-style-complex="italic"/>
    </style:style>
    <style:style style:name="P4" style:family="paragraph" style:parent-style-name="Standard">
      <style:text-properties fo:language="en" fo:country="US"/>
    </style:style>
    <style:style style:name="P5" style:family="paragraph" style:parent-style-name="Standard">
      <style:text-properties fo:language="en" fo:country="US" style:font-name-complex="Arial1"/>
    </style:style>
    <style:style style:name="P6" style:family="paragraph" style:parent-style-name="Standard">
      <style:text-properties fo:color="#800000" fo:font-size="14pt" fo:language="en" fo:country="US" style:font-size-asian="14pt" style:font-name-complex="Arial1" style:font-size-complex="14pt"/>
    </style:style>
    <style:style style:name="P7" style:family="paragraph" style:parent-style-name="Standard">
      <style:text-properties fo:font-size="14pt" fo:language="en" fo:country="US" style:font-size-asian="14pt" style:font-name-complex="Arial1" style:font-size-complex="14pt"/>
    </style:style>
    <style:style style:name="P8" style:family="paragraph" style:parent-style-name="Standard">
      <style:text-properties fo:color="#0000ff" style:font-name="Arial" fo:font-size="11pt" fo:language="en" fo:country="US" style:font-size-asian="11pt"/>
    </style:style>
    <style:style style:name="P9" style:family="paragraph" style:parent-style-name="Standard">
      <style:text-properties fo:color="#0000ff" style:font-name="Arial" fo:font-size="11pt" fo:language="en" fo:country="US" style:font-size-asian="11pt" style:font-name-complex="Arial1"/>
    </style:style>
    <style:style style:name="P10" style:family="paragraph" style:parent-style-name="Standard">
      <style:text-properties fo:color="#0000ff" style:font-name="Arial" fo:font-size="11pt" fo:language="en" fo:country="US" style:font-size-asian="11pt" style:font-name-complex="Arial1" style:font-size-complex="11pt"/>
    </style:style>
    <style:style style:name="P11" style:family="paragraph" style:parent-style-name="Standard">
      <style:text-properties fo:color="#0000ff" style:font-name="Arial" fo:font-size="11pt" fo:language="en" fo:country="US" officeooo:rsid="003341dd" officeooo:paragraph-rsid="003341dd" style:font-size-asian="11pt" style:font-name-complex="Arial1" style:font-size-complex="11pt"/>
    </style:style>
    <style:style style:name="P12" style:family="paragraph" style:parent-style-name="Standard">
      <style:text-properties fo:color="#0000ff" style:font-name="Arial" fo:font-size="11pt" fo:language="en" fo:country="US" style:font-size-asian="11pt" style:font-name-complex="Arial1" style:font-size-complex="14pt"/>
    </style:style>
    <style:style style:name="P13" style:family="paragraph" style:parent-style-name="Standard">
      <style:text-properties fo:color="#0000ff" style:font-name="Arial" fo:font-size="11pt" fo:language="en" fo:country="US" officeooo:rsid="003df504" officeooo:paragraph-rsid="003df504" style:font-size-asian="11pt" style:font-name-complex="Arial1"/>
    </style:style>
    <style:style style:name="P14" style:family="paragraph" style:parent-style-name="Standard">
      <style:text-properties fo:color="#0000ff" style:font-name="Arial" fo:font-size="11pt" fo:language="en" fo:country="US" officeooo:rsid="00338825" officeooo:paragraph-rsid="00338825" style:font-size-asian="11pt"/>
    </style:style>
    <style:style style:name="P15" style:family="paragraph" style:parent-style-name="Standard">
      <style:text-properties fo:color="#0000ff" style:font-name="Arial" fo:font-size="11pt" fo:language="en" fo:country="US" officeooo:rsid="0033bf3c" officeooo:paragraph-rsid="00338825" style:font-size-asian="11pt"/>
    </style:style>
    <style:style style:name="P16" style:family="paragraph" style:parent-style-name="Standard">
      <style:text-properties fo:color="#0000ff" style:font-name="Arial" fo:font-size="11pt" fo:language="en" fo:country="US" fo:font-style="italic" fo:font-weight="bold" style:font-size-asian="11pt" style:font-style-asian="italic" style:font-weight-asian="bold" style:font-name-complex="Arial1" style:font-style-complex="italic" style:font-weight-complex="bold"/>
    </style:style>
    <style:style style:name="P17" style:family="paragraph" style:parent-style-name="Standard">
      <style:text-properties fo:color="#0000ff" style:font-name="Arial" fo:font-size="11pt" fo:language="en" fo:country="US" fo:font-style="italic" fo:font-weight="bold" style:font-size-asian="11pt" style:font-style-asian="italic" style:font-weight-asian="bold" style:font-name-complex="Arial1" style:font-size-complex="14pt" style:font-style-complex="italic" style:font-weight-complex="bold"/>
    </style:style>
    <style:style style:name="P18" style:family="paragraph" style:parent-style-name="Standard">
      <style:text-properties fo:color="#0000ff" style:font-name="Arial" fo:font-size="14pt" fo:language="en" fo:country="US" style:font-size-asian="14pt" style:font-name-complex="Arial1" style:font-size-complex="14pt"/>
    </style:style>
    <style:style style:name="P19" style:family="paragraph" style:parent-style-name="Standard">
      <style:text-properties style:font-name="Liberation Sans2" fo:font-size="11pt" fo:language="en" fo:country="US" style:font-size-asian="11pt" style:font-size-complex="11pt"/>
    </style:style>
    <style:style style:name="P20" style:family="paragraph" style:parent-style-name="Standard">
      <style:text-properties style:font-name="Arial" fo:font-size="11pt" fo:language="en" fo:country="US" style:font-size-asian="11pt" style:font-name-complex="Arial1"/>
    </style:style>
    <style:style style:name="P21" style:family="paragraph" style:parent-style-name="Standard">
      <style:text-properties style:font-name="Arial" fo:font-size="11pt" fo:language="en" fo:country="US" style:font-size-asian="11pt" style:font-name-complex="Arial1" style:font-size-complex="11pt"/>
    </style:style>
    <style:style style:name="P22" style:family="paragraph" style:parent-style-name="Standard">
      <style:paragraph-properties>
        <style:tab-stops>
          <style:tab-stop style:position="14.086cm"/>
        </style:tab-stops>
      </style:paragraph-properties>
    </style:style>
    <style:style style:name="P23" style:family="paragraph" style:parent-style-name="Standard">
      <style:text-properties fo:color="#009900" fo:language="en" fo:country="US"/>
    </style:style>
    <style:style style:name="P24" style:family="paragraph" style:parent-style-name="Standard">
      <style:paragraph-properties fo:text-align="center" style:justify-single-word="false"/>
      <style:text-properties style:font-name="DejaVu Sans" fo:language="en" fo:country="US" officeooo:rsid="0039a5ce" officeooo:paragraph-rsid="0039a5ce"/>
    </style:style>
    <style:style style:name="P25" style:family="paragraph" style:parent-style-name="Standard">
      <style:paragraph-properties fo:text-align="center" style:justify-single-word="false"/>
      <style:text-properties style:font-name="DejaVu Sans" fo:language="en" fo:country="US" officeooo:rsid="0054fdfb"/>
    </style:style>
    <style:style style:name="P26" style:family="paragraph" style:parent-style-name="Standard">
      <style:paragraph-properties fo:text-align="center" style:justify-single-word="false"/>
      <style:text-properties style:font-name="DejaVu Sans" fo:language="en" fo:country="US" officeooo:rsid="0054fdfb" officeooo:paragraph-rsid="0054fdfb"/>
    </style:style>
    <style:style style:name="P27" style:family="paragraph" style:parent-style-name="Standard">
      <style:paragraph-properties fo:text-align="center" style:justify-single-word="false"/>
      <style:text-properties style:font-name="DejaVu Sans" fo:language="en" fo:country="US" officeooo:rsid="0056b838" officeooo:paragraph-rsid="0056b838"/>
    </style:style>
    <style:style style:name="P28" style:family="paragraph" style:parent-style-name="Standard">
      <style:paragraph-properties>
        <style:tab-stops>
          <style:tab-stop style:position="14.086cm"/>
        </style:tab-stops>
      </style:paragraph-properties>
      <style:text-properties fo:font-size="12pt" fo:language="en" fo:country="US" style:font-size-asian="12pt"/>
    </style:style>
    <style:style style:name="P29" style:family="paragraph" style:parent-style-name="Standard">
      <style:text-properties fo:font-size="11pt" fo:language="en" fo:country="US" style:font-size-asian="11pt" style:font-name-complex="Arial1" style:font-size-complex="11pt"/>
    </style:style>
    <style:style style:name="P30" style:family="paragraph" style:parent-style-name="Standard">
      <style:text-properties officeooo:rsid="002b4e0e" officeooo:paragraph-rsid="002b4e0e"/>
    </style:style>
    <style:style style:name="P31" style:family="paragraph" style:parent-style-name="Standard">
      <style:text-properties officeooo:rsid="002d4c76" officeooo:paragraph-rsid="002d4c76"/>
    </style:style>
    <style:style style:name="P32" style:family="paragraph" style:parent-style-name="Standard">
      <style:text-properties officeooo:rsid="004760f6" officeooo:paragraph-rsid="002d4c76"/>
    </style:style>
    <style:style style:name="P33" style:family="paragraph" style:parent-style-name="Standard">
      <style:text-properties officeooo:rsid="006e5a11" officeooo:paragraph-rsid="006e5a11"/>
    </style:style>
    <style:style style:name="P34" style:family="paragraph" style:parent-style-name="Standard">
      <style:paragraph-properties fo:margin-left="1.27cm" fo:margin-right="0cm" fo:text-indent="0cm" style:auto-text-indent="false"/>
    </style:style>
    <style:style style:name="P35" style:family="paragraph" style:parent-style-name="Standard">
      <style:paragraph-properties fo:margin-left="1.27cm" fo:margin-right="0cm" fo:text-indent="0cm" style:auto-text-indent="false"/>
      <style:text-properties fo:font-size="14pt" fo:language="en" fo:country="US" style:font-size-asian="14pt" style:font-name-complex="Arial1" style:font-size-complex="14pt"/>
    </style:style>
    <style:style style:name="P36" style:family="paragraph" style:parent-style-name="Text_20_body">
      <style:text-properties fo:language="en" fo:country="US"/>
    </style:style>
    <style:style style:name="P37" style:family="paragraph" style:parent-style-name="Text_20_body">
      <style:text-properties fo:color="#0000ff" style:font-name="Arial" fo:language="en" fo:country="US" style:font-name-complex="Arial1"/>
    </style:style>
    <style:style style:name="P38" style:family="paragraph" style:parent-style-name="Text_20_body">
      <style:text-properties officeooo:rsid="006c033b" officeooo:paragraph-rsid="006c033b"/>
    </style:style>
    <style:style style:name="P39" style:family="paragraph" style:parent-style-name="Text_20_body">
      <style:text-properties officeooo:rsid="006f8a06" officeooo:paragraph-rsid="006f8a06"/>
    </style:style>
    <style:style style:name="P40" style:family="paragraph" style:parent-style-name="Text_20_body">
      <style:text-properties officeooo:rsid="006fe1d7" officeooo:paragraph-rsid="006fe1d7"/>
    </style:style>
    <style:style style:name="P41" style:family="paragraph" style:parent-style-name="Text_20_body">
      <style:paragraph-properties fo:margin-top="0cm" fo:margin-bottom="0cm" loext:contextual-spacing="false"/>
    </style:style>
    <style:style style:name="P42" style:family="paragraph" style:parent-style-name="Text_20_body">
      <style:paragraph-properties fo:margin-top="0cm" fo:margin-bottom="0cm" loext:contextual-spacing="false"/>
      <style:text-properties fo:language="en" fo:country="US"/>
    </style:style>
    <style:style style:name="P43" style:family="paragraph" style:parent-style-name="Text_20_body">
      <style:paragraph-properties fo:margin-top="0cm" fo:margin-bottom="0cm" loext:contextual-spacing="false"/>
      <style:text-properties fo:language="en" fo:country="US" fo:font-weight="normal" style:font-weight-asian="normal" style:font-weight-complex="normal"/>
    </style:style>
    <style:style style:name="P44" style:family="paragraph" style:parent-style-name="Text_20_body">
      <style:paragraph-properties fo:margin-top="0cm" fo:margin-bottom="0cm" loext:contextual-spacing="false"/>
      <style:text-properties fo:language="en" fo:country="US" fo:font-weight="bold" style:font-weight-asian="bold" style:font-weight-complex="bold"/>
    </style:style>
    <style:style style:name="P45" style:family="paragraph" style:parent-style-name="Text_20_body">
      <style:paragraph-properties fo:margin-top="0cm" fo:margin-bottom="0cm" loext:contextual-spacing="false"/>
      <style:text-properties fo:font-weight="normal" style:font-weight-asian="normal" style:font-weight-complex="normal"/>
    </style:style>
    <style:style style:name="P46" style:family="paragraph" style:parent-style-name="Text_20_body">
      <style:paragraph-properties fo:margin-top="0cm" fo:margin-bottom="0cm" loext:contextual-spacing="false" fo:text-align="start" style:justify-single-word="false"/>
    </style:style>
    <style:style style:name="P47" style:family="paragraph" style:parent-style-name="Text_20_body">
      <style:paragraph-properties fo:margin-top="0cm" fo:margin-bottom="0cm" loext:contextual-spacing="false"/>
      <style:text-properties style:font-name="Arial" style:font-name-complex="Arial1" style:font-size-complex="11pt"/>
    </style:style>
    <style:style style:name="P48" style:family="paragraph" style:parent-style-name="Text_20_body">
      <style:paragraph-properties fo:margin-top="0cm" fo:margin-bottom="0cm" loext:contextual-spacing="false"/>
      <style:text-properties style:font-name="Arial" officeooo:rsid="00379525" officeooo:paragraph-rsid="00379525" style:font-name-complex="Arial1" style:font-size-complex="11pt"/>
    </style:style>
    <style:style style:name="P49" style:family="paragraph" style:parent-style-name="Text_20_body">
      <style:paragraph-properties fo:margin-top="0cm" fo:margin-bottom="0cm" loext:contextual-spacing="false" fo:text-align="start" style:justify-single-word="false"/>
      <style:text-properties style:font-name="Arial" officeooo:rsid="0038fb21" officeooo:paragraph-rsid="0038fb21" style:font-name-complex="Arial1" style:font-size-complex="11pt"/>
    </style:style>
    <style:style style:name="P50" style:family="paragraph" style:parent-style-name="Text_20_body">
      <style:paragraph-properties fo:margin-top="0cm" fo:margin-bottom="0cm" loext:contextual-spacing="false"/>
      <style:text-properties style:font-name="Arial" fo:language="en" fo:country="US" style:font-name-complex="Arial1" style:font-size-complex="11pt"/>
    </style:style>
    <style:style style:name="P51" style:family="paragraph" style:parent-style-name="Text_20_body">
      <style:paragraph-properties fo:margin-top="0cm" fo:margin-bottom="0cm" loext:contextual-spacing="false" fo:text-align="start" style:justify-single-word="false" style:writing-mode="lr-tb"/>
    </style:style>
    <style:style style:name="P52" style:family="paragraph" style:parent-style-name="Technical">
      <style:paragraph-properties fo:margin-top="0cm" fo:margin-bottom="0cm" loext:contextual-spacing="false" fo:text-align="start" style:justify-single-word="false" style:writing-mode="lr-tb"/>
    </style:style>
    <style:style style:name="P53" style:family="paragraph" style:parent-style-name="Standard">
      <style:paragraph-properties fo:break-before="page"/>
      <style:text-properties fo:color="#0000ff" style:font-name="Arial" fo:font-size="11pt" fo:language="en" fo:country="US" style:font-size-asian="11pt" style:font-name-complex="Arial1"/>
    </style:style>
    <style:style style:name="P54" style:family="paragraph" style:parent-style-name="Standard">
      <style:paragraph-properties fo:break-before="page"/>
      <style:text-properties fo:color="#cc0000" style:font-name="DejaVu Sans" fo:font-size="14pt" fo:language="en" fo:country="US" style:font-size-asian="14pt" style:font-size-complex="14pt"/>
    </style:style>
    <style:style style:name="P55" style:family="paragraph" style:parent-style-name="Heading_20_2">
      <style:paragraph-properties fo:break-before="page"/>
      <style:text-properties fo:language="en" fo:country="US"/>
    </style:style>
    <style:style style:name="P56" style:family="paragraph" style:parent-style-name="Heading_20_1">
      <style:paragraph-properties fo:text-align="start" style:justify-single-word="false" fo:break-before="page"/>
    </style:style>
    <style:style style:name="P57" style:family="paragraph" style:parent-style-name="Heading_20_2">
      <style:text-properties fo:language="en" fo:country="US"/>
    </style:style>
    <style:style style:name="P58" style:family="paragraph" style:parent-style-name="Table_20_Contents">
      <style:text-properties style:font-name="DejaVu Sans" fo:language="en" fo:country="US"/>
    </style:style>
    <style:style style:name="P59" style:family="paragraph" style:parent-style-name="Table_20_Contents">
      <style:text-properties style:font-name="DejaVu Sans" fo:language="en" fo:country="US" fo:font-weight="bold" style:font-weight-asian="bold" style:font-weight-complex="bold"/>
    </style:style>
    <style:style style:name="P60" style:family="paragraph" style:parent-style-name="Table_20_Contents">
      <style:paragraph-properties fo:text-align="center" style:justify-single-word="false"/>
      <style:text-properties style:font-name="DejaVu Sans" fo:language="en" fo:country="US"/>
    </style:style>
    <style:style style:name="P61" style:family="paragraph" style:parent-style-name="Technical">
      <style:text-properties style:font-name="Arial" style:font-name-complex="Arial1" style:font-size-complex="11pt"/>
    </style:style>
    <style:style style:name="P62" style:family="paragraph" style:parent-style-name="Contents_20_1">
      <style:paragraph-properties>
        <style:tab-stops>
          <style:tab-stop style:position="18.461cm" style:type="right" style:leader-style="dotted" style:leader-text="."/>
        </style:tab-stops>
      </style:paragraph-properties>
    </style:style>
    <style:style style:name="P63" style:family="paragraph" style:parent-style-name="Contents_20_3">
      <style:paragraph-properties>
        <style:tab-stops>
          <style:tab-stop style:position="18.461cm" style:type="right" style:leader-style="dotted" style:leader-text="."/>
        </style:tab-stops>
      </style:paragraph-properties>
    </style:style>
    <style:style style:name="P64" style:family="paragraph" style:parent-style-name="Contents_20_2">
      <style:paragraph-properties>
        <style:tab-stops>
          <style:tab-stop style:position="18.461cm" style:type="right" style:leader-style="dotted" style:leader-text="."/>
        </style:tab-stops>
      </style:paragraph-properties>
    </style:style>
    <style:style style:name="P65" style:family="paragraph" style:parent-style-name="Heading_20_1">
      <style:text-properties officeooo:paragraph-rsid="006b66f2"/>
    </style:style>
    <style:style style:name="P66" style:family="paragraph" style:parent-style-name="Standard" style:list-style-name="WWNum7"/>
    <style:style style:name="P67" style:family="paragraph" style:parent-style-name="Standard" style:list-style-name="WWNum7">
      <style:text-properties fo:color="#0000ff" style:font-name="Arial" fo:font-size="11pt" fo:language="en" fo:country="US" style:font-size-asian="11pt" style:font-name-complex="Arial1"/>
    </style:style>
    <style:style style:name="P68" style:family="paragraph" style:parent-style-name="Standard" style:list-style-name="WWNum5"/>
    <style:style style:name="P69" style:family="paragraph" style:parent-style-name="Standard" style:list-style-name="WWNum2"/>
    <style:style style:name="P70" style:family="paragraph" style:parent-style-name="Standard" style:list-style-name="WWNum6"/>
    <style:style style:name="P71" style:family="paragraph" style:parent-style-name="Standard" style:list-style-name="WWNum3"/>
    <style:style style:name="P72" style:family="paragraph" style:parent-style-name="Standard" style:list-style-name="WWNum4"/>
    <style:style style:name="P73" style:family="paragraph" style:parent-style-name="Standard" style:list-style-name="WWNum4">
      <style:text-properties fo:color="#800000" fo:font-size="14pt" fo:language="en" fo:country="US" style:font-size-asian="14pt" style:font-name-complex="Arial1" style:font-size-complex="14pt"/>
    </style:style>
    <style:style style:name="P74" style:family="paragraph" style:parent-style-name="Standard" style:list-style-name="L1"/>
    <style:style style:name="P75" style:family="paragraph" style:parent-style-name="Text_20_body" style:list-style-name="WWNum1">
      <style:text-properties fo:font-size="12pt" fo:language="en" fo:country="US" fo:font-weight="bold" style:font-size-asian="12pt" style:font-weight-asian="bold" style:font-size-complex="12pt" style:font-weight-complex="bold"/>
    </style:style>
    <style:style style:name="P76" style:family="paragraph" style:parent-style-name="Text_20_body" style:list-style-name="WWNum1" style:master-page-name="Standard">
      <style:paragraph-properties fo:text-align="center" style:justify-single-word="false" style:page-number="auto"/>
      <style:text-properties fo:font-size="20pt" style:font-size-asian="20pt" style:font-size-complex="20pt"/>
    </style:style>
    <style:style style:name="P77" style:family="paragraph" style:parent-style-name="Text_20_body" style:list-style-name="WWNum9">
      <style:paragraph-properties fo:margin-top="0cm" fo:margin-bottom="0cm" loext:contextual-spacing="false"/>
      <style:text-properties fo:language="en" fo:country="US"/>
    </style:style>
    <style:style style:name="P78" style:family="paragraph" style:parent-style-name="Text_20_body" style:list-style-name="WWNum11">
      <style:paragraph-properties fo:margin-top="0cm" fo:margin-bottom="0cm" loext:contextual-spacing="false"/>
      <style:text-properties fo:language="en" fo:country="US"/>
    </style:style>
    <style:style style:name="P79" style:family="paragraph" style:parent-style-name="Text_20_body" style:list-style-name="WWNum9">
      <style:paragraph-properties fo:margin-top="0cm" fo:margin-bottom="0cm" loext:contextual-spacing="false"/>
    </style:style>
    <style:style style:name="P80" style:family="paragraph" style:parent-style-name="Text_20_body" style:list-style-name="WWNum10">
      <style:paragraph-properties fo:margin-top="0cm" fo:margin-bottom="0cm" loext:contextual-spacing="false"/>
      <style:text-properties fo:font-weight="normal" officeooo:paragraph-rsid="005ba7f5" style:font-weight-asian="normal" style:font-weight-complex="normal"/>
    </style:style>
    <style:style style:name="P81" style:family="paragraph" style:parent-style-name="Text_20_body" style:list-style-name="WWNum11">
      <style:paragraph-properties fo:margin-top="0cm" fo:margin-bottom="0cm" loext:contextual-spacing="false"/>
    </style:style>
    <style:style style:name="P82" style:family="paragraph" style:parent-style-name="Text_20_body" style:list-style-name="WWNum10">
      <style:paragraph-properties fo:margin-top="0cm" fo:margin-bottom="0cm" loext:contextual-spacing="false" fo:text-align="start" style:justify-single-word="false" style:writing-mode="lr-tb"/>
    </style:style>
    <style:style style:name="P83" style:family="paragraph" style:parent-style-name="Text_20_body" style:list-style-name="WWNum10">
      <style:paragraph-properties fo:margin-top="0cm" fo:margin-bottom="0cm" loext:contextual-spacing="false" fo:text-align="start" style:justify-single-word="false" style:writing-mode="lr-tb"/>
      <style:text-properties officeooo:paragraph-rsid="005d5720"/>
    </style:style>
    <style:style style:name="P84" style:family="paragraph" style:parent-style-name="Text_20_body" style:list-style-name="WWNum11">
      <style:paragraph-properties fo:margin-top="0cm" fo:margin-bottom="0cm" loext:contextual-spacing="false" fo:text-align="start" style:justify-single-word="false" style:writing-mode="lr-tb"/>
    </style:style>
    <style:style style:name="P85" style:family="paragraph" style:parent-style-name="Heading_20_2" style:list-style-name="WWNum1">
      <style:text-properties fo:language="en" fo:country="US"/>
    </style:style>
    <style:style style:name="P86" style:family="paragraph" style:parent-style-name="Heading_20_2" style:list-style-name="WWNum1">
      <style:text-properties fo:color="#0000ff" fo:font-size="11pt" fo:language="en" fo:country="US" style:font-size-asian="11pt"/>
    </style:style>
    <style:style style:name="P87" style:family="paragraph" style:parent-style-name="Heading_20_2" style:list-style-name="WWNum1">
      <style:text-properties fo:font-size="12pt" fo:language="en" fo:country="US" fo:font-weight="bold" style:font-size-asian="12pt" style:font-weight-asian="bold" style:font-size-complex="12pt" style:font-weight-complex="bold"/>
    </style:style>
    <style:style style:name="P88" style:family="paragraph" style:parent-style-name="Heading_20_2" style:list-style-name="WWNum1">
      <style:text-properties officeooo:rsid="002381ac"/>
    </style:style>
    <style:style style:name="T1" style:family="text">
      <style:text-properties fo:font-size="14pt" fo:language="en" fo:country="US" style:font-size-asian="14pt" style:font-size-complex="14pt"/>
    </style:style>
    <style:style style:name="T2" style:family="text">
      <style:text-properties fo:font-size="14pt" fo:language="en" fo:country="US" style:font-size-asian="14pt" style:font-name-complex="Arial1" style:font-size-complex="14pt"/>
    </style:style>
    <style:style style:name="T3" style:family="text">
      <style:text-properties fo:color="#cc0000" style:font-name="DejaVu Sans" fo:font-size="12pt" fo:language="en" fo:country="US" fo:background-color="#ffff00" loext:char-shading-value="0" style:font-size-asian="12pt" style:font-size-complex="12pt"/>
    </style:style>
    <style:style style:name="T4" style:family="text">
      <style:text-properties fo:color="#cc0000" style:font-name="DejaVu Sans" fo:font-size="12pt" fo:language="en" fo:country="US" fo:font-style="italic" fo:background-color="#ffff00" loext:char-shading-value="0" style:font-size-asian="12pt" style:font-style-asian="italic" style:font-size-complex="12pt" style:font-style-complex="italic"/>
    </style:style>
    <style:style style:name="T5" style:family="text">
      <style:text-properties fo:color="#cc0000" fo:language="en" fo:country="US" fo:font-style="italic" style:font-style-asian="italic" style:font-style-complex="italic"/>
    </style:style>
    <style:style style:name="T6" style:family="text">
      <style:text-properties fo:font-size="12pt" fo:language="en" fo:country="US" style:font-size-asian="12pt"/>
    </style:style>
    <style:style style:name="T7" style:family="text">
      <style:text-properties fo:language="en" fo:country="US"/>
    </style:style>
    <style:style style:name="T8" style:family="text">
      <style:text-properties fo:language="en" fo:country="US" fo:font-weight="normal" style:font-weight-asian="normal"/>
    </style:style>
    <style:style style:name="T9" style:family="text">
      <style:text-properties fo:language="en" fo:country="US" fo:font-weight="normal" style:font-weight-asian="normal" style:font-weight-complex="normal"/>
    </style:style>
    <style:style style:name="T10" style:family="text">
      <style:text-properties fo:language="en" fo:country="US" fo:font-style="italic" style:font-style-asian="italic" style:font-style-complex="italic"/>
    </style:style>
    <style:style style:name="T11" style:family="text">
      <style:text-properties fo:language="en" fo:country="US" style:text-underline-style="none"/>
    </style:style>
    <style:style style:name="T12" style:family="text">
      <style:text-properties fo:language="en" fo:country="US" style:text-underline-style="solid" style:text-underline-width="auto" style:text-underline-color="font-color"/>
    </style:style>
    <style:style style:name="T13" style:family="text">
      <style:text-properties fo:color="#0000ff" style:font-name="Arial" fo:font-size="11pt" fo:language="en" fo:country="US" fo:font-style="italic" fo:font-weight="bold" style:font-size-asian="11pt" style:font-style-asian="italic" style:font-weight-asian="bold" style:font-name-complex="Arial1" style:font-style-complex="italic" style:font-weight-complex="bold"/>
    </style:style>
    <style:style style:name="T14" style:family="text">
      <style:text-properties fo:color="#0000ff" style:font-name="Arial" fo:font-size="11pt" fo:language="en" fo:country="US" fo:font-style="italic" fo:font-weight="bold" style:font-size-asian="11pt" style:font-style-asian="italic" style:font-weight-asian="bold" style:font-name-complex="Arial1" style:font-size-complex="14pt"/>
    </style:style>
    <style:style style:name="T15" style:family="text">
      <style:text-properties fo:color="#0000ff" style:font-name="Arial" fo:font-size="11pt" fo:language="en" fo:country="US" style:font-size-asian="11pt"/>
    </style:style>
    <style:style style:name="T16" style:family="text">
      <style:text-properties fo:color="#0000ff" style:font-name="Arial" fo:font-size="11pt" fo:language="en" fo:country="US" style:font-size-asian="11pt" style:font-name-complex="Arial1"/>
    </style:style>
    <style:style style:name="T17" style:family="text">
      <style:text-properties fo:color="#0000ff" style:font-name="Arial" fo:font-size="11pt" fo:language="en" fo:country="US" style:font-size-asian="11pt" style:font-name-complex="Arial1" style:font-size-complex="14pt"/>
    </style:style>
    <style:style style:name="T18" style:family="text">
      <style:text-properties fo:color="#0000ff" style:font-name="Arial" fo:font-size="11pt" fo:language="en" fo:country="US" fo:background-color="#ffff00" loext:char-shading-value="0" style:font-size-asian="11pt" style:font-name-complex="Arial1"/>
    </style:style>
    <style:style style:name="T19" style:family="text">
      <style:text-properties fo:color="#0000ff" style:font-name="Cambria" fo:font-size="11pt" fo:language="en" fo:country="US" fo:font-style="italic" style:font-size-asian="11pt" style:font-style-asian="italic" style:font-name-complex="Arial1"/>
    </style:style>
    <style:style style:name="T20" style:family="text">
      <style:text-properties fo:color="#0000ff" style:font-name="Cambria" fo:font-size="11pt" fo:language="en" fo:country="US" fo:font-style="italic" style:font-size-asian="11pt" style:font-style-asian="italic" style:font-name-complex="Arial1" style:font-style-complex="italic"/>
    </style:style>
    <style:style style:name="T21" style:family="text">
      <style:text-properties fo:color="#0000ff" fo:font-size="14pt" fo:language="en" fo:country="US" style:font-size-asian="14pt" style:font-name-complex="Arial1" style:font-size-complex="14pt"/>
    </style:style>
    <style:style style:name="T22" style:family="text">
      <style:text-properties style:font-name="Arial" fo:font-size="11pt" fo:language="en" fo:country="US" style:font-size-asian="11pt" style:font-name-complex="Arial1"/>
    </style:style>
    <style:style style:name="T23" style:family="text">
      <style:text-properties style:font-name="Arial" fo:font-size="11pt" fo:language="en" fo:country="US" style:font-size-asian="11pt" style:font-name-complex="Arial1" style:font-size-complex="11pt"/>
    </style:style>
    <style:style style:name="T24" style:family="text">
      <style:text-properties style:font-name="Arial" fo:font-size="11pt" fo:language="en" fo:country="US" style:font-size-asian="11pt" style:font-name-complex="Arial1" style:font-size-complex="14pt"/>
    </style:style>
    <style:style style:name="T25" style:family="text">
      <style:text-properties style:font-name="Arial" fo:font-size="11pt" fo:language="en" fo:country="US" style:text-underline-style="solid" style:text-underline-width="auto" style:text-underline-color="font-color" style:font-size-asian="11pt" style:font-name-complex="Arial1" style:font-size-complex="11pt"/>
    </style:style>
    <style:style style:name="T26" style:family="text">
      <style:text-properties style:font-name="Arial" fo:language="en" fo:country="US" style:font-name-complex="Arial1" style:font-size-complex="11pt"/>
    </style:style>
    <style:style style:name="T27" style:family="text">
      <style:text-properties fo:font-weight="normal" style:font-weight-asian="normal" style:font-weight-complex="normal"/>
    </style:style>
    <style:style style:name="T28" style:family="text">
      <style:text-properties fo:font-weight="normal" officeooo:rsid="005d5720" style:font-weight-asian="normal" style:font-weight-complex="normal"/>
    </style:style>
    <style:style style:name="T29" style:family="text">
      <style:text-properties style:font-name="Liberation Sans2" fo:font-size="11pt" fo:language="en" fo:country="US" style:font-size-asian="11pt" style:font-size-complex="11pt"/>
    </style:style>
    <style:style style:name="T30" style:family="text">
      <style:text-properties fo:color="#000000" style:font-name="Liberation Mono" fo:font-size="11pt" fo:language="en" fo:country="US" style:font-size-asian="11pt" style:font-size-complex="11pt"/>
    </style:style>
    <style:style style:name="T31" style:family="text">
      <style:text-properties style:font-name="Liberation Mono"/>
    </style:style>
    <style:style style:name="T32" style:family="text">
      <style:text-properties style:font-name="Liberation Mono" style:text-underline-style="none"/>
    </style:style>
    <style:style style:name="T33" style:family="text">
      <style:text-properties fo:color="#800000" style:font-name="Arial" fo:font-size="11pt" fo:language="en" fo:country="US" style:font-size-asian="11pt" style:font-name-complex="Arial1" style:font-size-complex="11pt"/>
    </style:style>
    <style:style style:name="T34" style:family="text">
      <style:text-properties fo:color="#800000" fo:font-size="14pt" fo:language="en" fo:country="US" style:font-size-asian="14pt" style:font-name-complex="Arial1" style:font-size-complex="14pt"/>
    </style:style>
    <style:style style:name="T35" style:family="text">
      <style:text-properties fo:color="#800000" fo:font-size="14pt" fo:language="en" fo:country="US" fo:background-color="#ffff00" loext:char-shading-value="0" style:font-size-asian="14pt" style:font-name-complex="Arial1" style:font-size-complex="14pt"/>
    </style:style>
    <style:style style:name="T36" style:family="text">
      <style:text-properties fo:color="#0000cc" fo:font-size="14pt" fo:language="en" fo:country="US" style:font-size-asian="14pt" style:font-name-complex="Arial1" style:font-size-complex="14pt"/>
    </style:style>
    <style:style style:name="T37" style:family="text">
      <style:text-properties fo:color="#0000cc" style:font-name="Liberation Sans2" fo:font-size="11pt" fo:language="cs" fo:country="CZ" fo:font-weight="normal" officeooo:rsid="005ba7f5"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38" style:family="text">
      <style:text-properties fo:color="#008000" fo:language="en" fo:country="US"/>
    </style:style>
    <style:style style:name="T39" style:family="text">
      <style:text-properties fo:color="#009900" fo:language="en" fo:country="US"/>
    </style:style>
    <style:style style:name="T40" style:family="text">
      <style:text-properties style:text-position="super 58%" style:font-name="Arial" fo:font-size="11pt" fo:language="en" fo:country="US" style:font-size-asian="11pt" style:font-name-complex="Arial1"/>
    </style:style>
    <style:style style:name="T41" style:family="text">
      <style:text-properties style:text-position="super 58%" fo:language="en" fo:country="US"/>
    </style:style>
    <style:style style:name="T42" style:family="text">
      <style:text-properties fo:font-size="11pt" fo:language="en" fo:country="US" style:font-size-asian="11pt" style:font-name-complex="Arial1" style:font-size-complex="11pt"/>
    </style:style>
    <style:style style:name="T43" style:family="text">
      <style:text-properties fo:font-size="11pt" fo:language="en" fo:country="US" style:text-underline-style="solid" style:text-underline-width="auto" style:text-underline-color="font-color" style:font-size-asian="11pt" style:font-name-complex="Arial1" style:font-size-complex="11pt"/>
    </style:style>
    <style:style style:name="T44" style:family="text">
      <style:text-properties officeooo:rsid="002d4c76"/>
    </style:style>
    <style:style style:name="T45" style:family="text">
      <style:text-properties officeooo:rsid="00681f94"/>
    </style:style>
    <style:style style:name="T46" style:family="text">
      <style:text-properties officeooo:rsid="006b66f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42787723333891764" text:style-name="WWNum1">
        <text:list-item>
          <text:p text:style-name="P76"><text:bookmark-start text:name="__RefHeading___Toc1508_1732674426"/><text:bookmark text:name="_Toc307678613"/><text:bookmark text:name="_Toc307678936"/><text:bookmark text:name="_Toc308004459"/><text:bookmark text:name="_Toc307897165"/>Linux Notes<text:bookmark-end text:name="__RefHeading___Toc1508_1732674426"/></text:p>
        </text:list-item>
      </text:list>
      <text:p text:style-name="P24">Version 1.<text:span text:style-name="T45">5</text:span></text:p>
      <text:p text:style-name="P25"/>
      <text:p text:style-name="P26">Author: Pavlin Georgiev</text:p>
      <text:p text:style-name="P27"/>
      <text:p text:style-name="P27">Last update: <text:date style:data-style-name="N36" text:date-value="2017-02-19T12:23:02.805482391" text:fixed="true">02/19/2017</text:date></text:p>
      <text:p text:style-name="P1"/>
      <text:p text:style-name="Contents_20_Heading">Table of Contents</text:p>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4"><text:a xlink:type="simple" xlink:href="#__RefHeading___Toc1510_1732674426" text:style-name="Internet_20_link" text:visited-style-name="Visited_20_Internet_20_Link">Open-source software<text:tab/>2</text:a></text:p>
          <text:p text:style-name="P64"><text:a xlink:type="simple" xlink:href="#__RefHeading___Toc1512_1732674426" text:style-name="Internet_20_link" text:visited-style-name="Visited_20_Internet_20_Link">Common knowledge of Linux<text:tab/>2</text:a></text:p>
          <text:p text:style-name="P64"><text:a xlink:type="simple" xlink:href="#__RefHeading___Toc1514_1732674426" text:style-name="Internet_20_link" text:visited-style-name="Visited_20_Internet_20_Link">Linux for Absolute Beginners<text:tab/>3</text:a></text:p>
          <text:p text:style-name="P64"><text:a xlink:type="simple" xlink:href="#__RefHeading___Toc1516_1732674426" text:style-name="Internet_20_link" text:visited-style-name="Visited_20_Internet_20_Link">Recommended books for beginners<text:tab/>3</text:a></text:p>
          <text:p text:style-name="P64"><text:a xlink:type="simple" xlink:href="#__RefHeading___Toc1390_1225965331" text:style-name="Internet_20_link" text:visited-style-name="Visited_20_Internet_20_Link">Books about Linux<text:tab/>3</text:a></text:p>
          <text:p text:style-name="P64"><text:a xlink:type="simple" xlink:href="#__RefHeading___Toc1518_1732674426" text:style-name="Internet_20_link" text:visited-style-name="Visited_20_Internet_20_Link">Linux commands<text:tab/>4</text:a></text:p>
          <text:p text:style-name="P63"><text:a xlink:type="simple" xlink:href="#__RefHeading___Toc1520_1732674426" text:style-name="Internet_20_link" text:visited-style-name="Visited_20_Internet_20_Link">Text processing commands<text:tab/>4</text:a></text:p>
          <text:p text:style-name="P63"><text:a xlink:type="simple" xlink:href="#__RefHeading___Toc1522_1732674426" text:style-name="Internet_20_link" text:visited-style-name="Visited_20_Internet_20_Link">File processing commands<text:tab/>4</text:a></text:p>
          <text:p text:style-name="P63"><text:a xlink:type="simple" xlink:href="#__RefHeading___Toc1524_1732674426" text:style-name="Internet_20_link" text:visited-style-name="Visited_20_Internet_20_Link">Networking commands<text:tab/>5</text:a></text:p>
          <text:p text:style-name="P63"><text:a xlink:type="simple" xlink:href="#__RefHeading___Toc1526_1732674426" text:style-name="Internet_20_link" text:visited-style-name="Visited_20_Internet_20_Link">Diagnostic commands<text:tab/>5</text:a></text:p>
          <text:p text:style-name="P63"><text:a xlink:type="simple" xlink:href="#__RefHeading___Toc1528_1732674426" text:style-name="Internet_20_link" text:visited-style-name="Visited_20_Internet_20_Link">How to set up network connection with Network Manager?<text:tab/>5</text:a></text:p>
          <text:p text:style-name="P64"><text:a xlink:type="simple" xlink:href="#__RefHeading___Toc1530_1732674426" text:style-name="Internet_20_link" text:visited-style-name="Visited_20_Internet_20_Link">Package management with RPM<text:tab/>5</text:a></text:p>
          <text:p text:style-name="P64"><text:a xlink:type="simple" xlink:href="#__RefHeading___Toc1532_1732674426" text:style-name="Internet_20_link" text:visited-style-name="Visited_20_Internet_20_Link">Regular expressions<text:tab/>5</text:a></text:p>
          <text:p text:style-name="P64"><text:a xlink:type="simple" xlink:href="#__RefHeading___Toc2718_1370497773" text:style-name="Internet_20_link" text:visited-style-name="Visited_20_Internet_20_Link">How to replace text in a file using SED?<text:tab/>5</text:a></text:p>
          <text:p text:style-name="P64"><text:a xlink:type="simple" xlink:href="#__RefHeading___Toc1534_1732674426" text:style-name="Internet_20_link" text:visited-style-name="Visited_20_Internet_20_Link">Vi and Vim editor<text:tab/>6</text:a></text:p>
          <text:p text:style-name="P64"><text:a xlink:type="simple" xlink:href="#__RefHeading___Toc1536_1732674426" text:style-name="Internet_20_link" text:visited-style-name="Visited_20_Internet_20_Link">Linux security<text:tab/>6</text:a></text:p>
          <text:p text:style-name="P64"><text:a xlink:type="simple" xlink:href="#__RefHeading___Toc1538_1732674426" text:style-name="Internet_20_link" text:visited-style-name="Visited_20_Internet_20_Link">Red Hat Enterprise Linux<text:tab/>6</text:a></text:p>
          <text:p text:style-name="P64"><text:a xlink:type="simple" xlink:href="#__RefHeading___Toc2543_2098743185" text:style-name="Internet_20_link" text:visited-style-name="Visited_20_Internet_20_Link">Red Hat Enterprise Linux for Desktops or Workstations<text:tab/>6</text:a></text:p>
          <text:p text:style-name="P64"><text:a xlink:type="simple" xlink:href="#__RefHeading___Toc1540_1732674426" text:style-name="Internet_20_link" text:visited-style-name="Visited_20_Internet_20_Link">Software repository<text:tab/>7</text:a></text:p>
          <text:p text:style-name="P64"><text:a xlink:type="simple" xlink:href="#__RefHeading___Toc1542_1732674426" text:style-name="Internet_20_link" text:visited-style-name="Visited_20_Internet_20_Link">Package manager<text:tab/>7</text:a></text:p>
          <text:p text:style-name="P64"><text:a xlink:type="simple" xlink:href="#__RefHeading___Toc1544_1732674426" text:style-name="Internet_20_link" text:visited-style-name="Visited_20_Internet_20_Link">Linux boot process<text:tab/>7</text:a></text:p>
          <text:p text:style-name="P64"><text:a xlink:type="simple" xlink:href="#__RefHeading___Toc1546_1732674426" text:style-name="Internet_20_link" text:visited-style-name="Visited_20_Internet_20_Link">Remote connections<text:tab/>7</text:a></text:p>
          <text:p text:style-name="P64"><text:a xlink:type="simple" xlink:href="#__RefHeading___Toc2726_1455660254" text:style-name="Internet_20_link" text:visited-style-name="Visited_20_Internet_20_Link">Accessibility Technologies in Linux<text:tab/>7</text:a></text:p>
          <text:p text:style-name="P64"><text:a xlink:type="simple" xlink:href="#__RefHeading___Toc1548_1732674426" text:style-name="Internet_20_link" text:visited-style-name="Visited_20_Internet_20_Link">Middleware<text:tab/>8</text:a></text:p>
          <text:p text:style-name="P64"><text:a xlink:type="simple" xlink:href="#__RefHeading___Toc2088_1730623585" text:style-name="Internet_20_link" text:visited-style-name="Visited_20_Internet_20_Link">Products<text:tab/>9</text:a></text:p>
          <text:p text:style-name="P64"><text:a xlink:type="simple" xlink:href="#__RefHeading___Toc1550_1732674426" text:style-name="Internet_20_link" text:visited-style-name="Visited_20_Internet_20_Link">Quality engineering<text:tab/>10</text:a></text:p>
          <text:p text:style-name="P64"><text:a xlink:type="simple" xlink:href="#__RefHeading___Toc1554_1732674426" text:style-name="Internet_20_link" text:visited-style-name="Visited_20_Internet_20_Link">BASH programming<text:tab/>11</text:a></text:p>
          <text:p text:style-name="P63"><text:a xlink:type="simple" xlink:href="#__RefHeading___Toc1550_1367601286" text:style-name="Internet_20_link" text:visited-style-name="Visited_20_Internet_20_Link">Books about BASH programming<text:tab/>11</text:a></text:p>
          <text:p text:style-name="P64"><text:a xlink:type="simple" xlink:href="#__RefHeading___Toc1556_1732674426" text:style-name="Internet_20_link" text:visited-style-name="Visited_20_Internet_20_Link">Open Source Bug Tracking System<text:tab/>11</text:a></text:p>
          <text:p text:style-name="P62"><text:a xlink:type="simple" xlink:href="#__RefHeading___Toc2749_1121243733" text:style-name="Internet_20_link" text:visited-style-name="Visited_20_Internet_20_Link">My self-training<text:tab/>13</text:a></text:p>
        </text:index-body>
      </text:table-of-content>
      <text:p text:style-name="P1"/>
      <text:p text:style-name="P1"/>
      <text:p text:style-name="P54">Important questions:</text:p>
      <text:p text:style-name="P2">- What should I do with Linux? What services should I offer through Linux?</text:p>
      <text:p text:style-name="P2">- Why something is done the manner it is?</text:p>
      <text:p text:style-name="Standard"><text:span text:style-name="T3">Work principle: </text:span><text:span text:style-name="T4">Keep it simple and visible</text:span></text:p>
      <text:p text:style-name="P3">Go inside, to the core, to the essence of things</text:p>
      <text:p text:style-name="P7"/>
      <text:list xml:id="list222014286720296" text:continue-numbering="true" text:style-name="WWNum1">
        <text:list-item>
          <text:list>
            <text:list-item>
              <text:h text:style-name="P85" text:outline-level="2"><text:bookmark text:name="_Toc307897166"/><text:bookmark-start text:name="__RefHeading___Toc1510_1732674426"/><text:bookmark text:name="_Toc307678614"/><text:bookmark text:name="_Toc307678937"/><text:bookmark text:name="_Toc308004460"/>Open-source software<text:bookmark-end text:name="__RefHeading___Toc1510_1732674426"/></text:h>
            </text:list-item>
          </text:list>
        </text:list-item>
      </text:list>
      <text:p text:style-name="P37">Open-source software is computer software with its source code made available with a license which provides the rights to study, change, and distribute the software to anyone and for any purpose.</text:p>
      <text:list xml:id="list222013192315185" text:continue-numbering="true" text:style-name="WWNum1">
        <text:list-item>
          <text:list>
            <text:list-item>
              <text:h text:style-name="P85" text:outline-level="2"><text:bookmark text:name="_Toc307897167"/><text:bookmark-start text:name="__RefHeading___Toc1512_1732674426"/><text:bookmark text:name="_Toc307678615"/><text:bookmark text:name="_Toc307678938"/><text:bookmark text:name="_Toc308004461"/>Common knowledge of Linux<text:bookmark-end text:name="__RefHeading___Toc1512_1732674426"/></text:h>
            </text:list-item>
          </text:list>
        </text:list-item>
      </text:list>
      <text:p text:style-name="P16">Linux kernel</text:p>
      <text:p text:style-name="Standard"><text:span text:style-name="T16">The Linux kernel is a Unix-like computer operating system kernel. It was initially conceived and created in 1991 by Finnish computer science student </text:span><text:span text:style-name="T13">Linus Torvalds</text:span><text:span text:style-name="T16">, for his personal computer and with no cross-platform intentions.</text:span><text:span text:style-name="T19"> “</text:span><text:span text:style-name="T20">I'm doing a (free) operating system (just a hobby, won't be big and professional like gnu) for 386(486) AT clones.</text:span><text:span text:style-name="T19">”.</text:span><text:span text:style-name="T16"> The Linux kernel has received contributions from nearly 12,000 programmers from more than 1,200 companies, including some of the largest software and hardware vendors. The Linux kernel, developed by contributors worldwide, is a prominent example of free and open source software. Day-to-day development discussions take place on the Linux kernel mailing list (LKML). The Linux kernel is released under the GNU General Public License version 2 (GPLv2), with some firmware images released under various non-free licenses.</text:span></text:p>
      <text:p text:style-name="Standard"><text:span text:style-name="T16">The fact that Linux is a </text:span><text:a xlink:type="simple" xlink:href="https://en.wikipedia.org/wiki/Monolithic_kernel" text:style-name="Internet_20_link" text:visited-style-name="Visited_20_Internet_20_Link"><text:span text:style-name="Internet_20_link"><text:span text:style-name="T16">monolithic kernel</text:span></text:span></text:a><text:span text:style-name="T16">. A </text:span><text:a xlink:type="simple" xlink:href="http://stackoverflow.com/questions/1806585/why-is-linux-called-a-monolithic-kernel" text:style-name="Internet_20_link" text:visited-style-name="Visited_20_Internet_20_Link"><text:span text:style-name="Internet_20_link"><text:span text:style-name="T16">monolithic kernel</text:span></text:span></text:a><text:a xlink:type="simple" xlink:href="http://stackoverflow.com/questions/1806585/why-is-linux-called-a-monolithic-kernel" text:style-name="Internet_20_link" text:visited-style-name="Visited_20_Internet_20_Link"><text:span text:style-name="Internet_20_link"><text:span text:style-name="T16"> </text:span></text:span></text:a><text:span text:style-name="T16">is an operating system architecture where the entire operating system is working in kernel space and is alone in supervisor mode. The monolithic model differs from other operating system architectures (such as the microkernel architecture) in that it alone defines a high-level virtual interface over computer hardware. A set of primitives or system calls implement all operating system services such as process management, concurrency, and memory management. Device drivers can be added to the kernel as modules.</text:span></text:p>
      <text:p text:style-name="Standard"><text:span text:style-name="T16">The </text:span><text:a xlink:type="simple" xlink:href="https://en.wikipedia.org/wiki/X_Window_System" text:style-name="Internet_20_link" text:visited-style-name="Visited_20_Internet_20_Link"><text:span text:style-name="Internet_20_link"><text:span text:style-name="T13">X Window System</text:span></text:span></text:a><text:span text:style-name="T16"> was soon ported to Linux. In March 1992, Linux version 0.95 was the first to be capable of running X. </text:span><text:a xlink:type="simple" xlink:href="https://en.wikipedia.org/wiki/X_Window_System_protocols_and_architecture" text:style-name="Internet_20_link" text:visited-style-name="Visited_20_Internet_20_Link"><text:span text:style-name="Internet_20_link"><text:span text:style-name="T16">X Window System protocols and architecture</text:span></text:span></text:a><text:span text:style-name="T16">.</text:span></text:p>
      <text:p text:style-name="P9"/>
      <text:p text:style-name="Standard"><text:a xlink:type="simple" xlink:href="https://en.wikipedia.org/wiki/Software_versioning#Odd-numbered_versions_for_development_releases" text:style-name="Internet_20_link" text:visited-style-name="Visited_20_Internet_20_Link"><text:span text:style-name="Internet_20_link"><text:span text:style-name="T22">Numbering convention</text:span></text:span></text:a><text:span text:style-name="T16"> for the Linux kernel</text:span></text:p>
      <text:p text:style-name="P9">Questions?</text:p>
      <text:p text:style-name="P9">1. Why did Linux attracted developers?</text:p>
      <text:p text:style-name="P9">2. Why do people like Linux</text:p>
      <text:list xml:id="list2120830998191905622" text:style-name="WWNum7">
        <text:list-item>
          <text:p text:style-name="P67">Freedom of use - I have the freedom to do what I want with Linux. There's no "right way" or "wrong way" of doing things. This freedom extends to my choice of software too. If I don't like a particular piece of software, I can use an alternative. This is true even of desktop or system components, which in Windows and Mac OS X are considered set in stone.</text:p>
        </text:list-item>
        <text:list-item>
          <text:p text:style-name="P66"><text:span text:style-name="T18">Cost</text:span><text:span text:style-name="T16"> - the cost advantage of Linux is huge. You get the complete OS, thousands upon thousands of applications AND support for the grand total price of….$0! We’re not talking about a deprived OS, this is a full-blown, complete, enterprise ready OS…for free. “</text:span><text:span text:style-name="T18">But my time is worth something and the extra effort needed with Linux cost me money.</text:span><text:span text:style-name="T16">”</text:span></text:p>
        </text:list-item>
        <text:list-item>
          <text:p text:style-name="P67">I have control over my system</text:p>
        </text:list-item>
        <text:list-item>
          <text:p text:style-name="P67">Large hardware support, plus legacy hardawere</text:p>
        </text:list-item>
        <text:list-item>
          <text:p text:style-name="P67">People who already know UNIX and want to run it on PC-type hardware</text:p>
        </text:list-item>
        <text:list-item>
          <text:p text:style-name="P67">People who want to experiment with operating system principles</text:p>
        </text:list-item>
        <text:list-item>
          <text:p text:style-name="P67">People who don't like Microsoft</text:p>
        </text:list-item>
        <text:list-item>
          <text:p text:style-name="P66"><text:span text:style-name="T16">It's open source - </text:span><text:a xlink:type="simple" xlink:href="http://computer.howstuffworks.com/question435.htm" text:style-name="Internet_20_link" text:visited-style-name="Visited_20_Internet_20_Link"><text:span text:style-name="Internet_20_link"><text:span text:style-name="T16">article</text:span></text:span></text:a><text:span text:style-name="T16"> at HowStuffWorks</text:span></text:p>
        </text:list-item>
        <text:list-item>
          <text:p text:style-name="P67">Linux may give greater control to the user, but only if the user is knowledgeable.</text:p>
        </text:list-item>
        <text:list-item>
          <text:p text:style-name="P67">Linux is stable and secure. Virus-Free</text:p>
        </text:list-item>
        <text:list-item>
          <text:p text:style-name="P67">Updatability - Linux is in a constant state of development and improvement by professional and semi-professional developers who donate their time and skills to the various projects.</text:p>
        </text:list-item>
        <text:list-item>
          <text:p text:style-name="P66"><text:soft-page-break/><text:span text:style-name="T18">Self-improvement</text:span><text:span text:style-name="T16"> - Personally, this is one of the most important reasons why I switched. Linux gave me the chance to learn new skills, gain deeper insights into how computers work and provided an excellent platform to develop on.</text:span></text:p>
        </text:list-item>
        <text:list-item>
          <text:p text:style-name="P67">Choose between many Linux distribution the one which is most suitable for the usage</text:p>
        </text:list-item>
      </text:list>
      <text:p text:style-name="P9"/>
      <text:p text:style-name="Standard"><text:a xlink:type="simple" xlink:href="http://www.linfo.org/reasons_to_convert.html" text:style-name="Internet_20_link" text:visited-style-name="Visited_20_Internet_20_Link"><text:span text:style-name="Internet_20_link"><text:span text:style-name="T16">25 Reasons to Convert to Linux</text:span></text:span></text:a></text:p>
      <text:p text:style-name="P9"/>
      <text:p text:style-name="Standard"><text:a xlink:type="simple" xlink:href="https://en.wikipedia.org/wiki/FreeBSD" text:style-name="Internet_20_link" text:visited-style-name="Visited_20_Internet_20_Link"><text:span text:style-name="Internet_20_link"><text:span text:style-name="T16">FreeBSD</text:span></text:span></text:a><text:span text:style-name="T16"> is a free Unix-like operating system descended from Research Unix via the Berkeley Software Distribution (BSD). Although for legal reasons FreeBSD cannot use the Unix trademark, it is a direct descendant of BSD, which was historically also called "BSD Unix" or "Berkeley Unix". The first version of FreeBSD was released in 1993, and today FreeBSD is the most widely used open-source BSD distribution, accounting for more than three-quarters of all installed systems running open-source BSD derivatives.</text:span></text:p>
      <text:p text:style-name="P19"/>
      <text:h text:style-name="P57" text:outline-level="2"><text:bookmark text:name="_Toc307897168"/><text:bookmark-start text:name="__RefHeading___Toc1514_1732674426"/><text:bookmark text:name="_Toc308004462"/>Linux for Absolute Beginners<text:bookmark-end text:name="__RefHeading___Toc1514_1732674426"/></text:h>
      <text:list xml:id="list3184201572215893783" text:style-name="WWNum9">
        <text:list-item>
          <text:p text:style-name="P77">What is Linux? Why study Linux? </text:p>
        </text:list-item>
        <text:list-item>
          <text:p text:style-name="P77">Prerequisites for Studying Linux</text:p>
        </text:list-item>
        <text:list-item>
          <text:p text:style-name="P79"><text:span text:style-name="Strong_20_Emphasis"><text:span text:style-name="T9">How to Study Linux</text:span></text:span></text:p>
        </text:list-item>
        <text:list-item>
          <text:p text:style-name="P79"><text:span text:style-name="Strong_20_Emphasis"><text:span text:style-name="T9">Installation</text:span></text:span></text:p>
        </text:list-item>
        <text:list-item>
          <text:p text:style-name="P79"><text:span text:style-name="Strong_20_Emphasis"><text:span text:style-name="T9">Alternatives to Installation</text:span></text:span></text:p>
        </text:list-item>
      </text:list>
      <text:p text:style-name="P41"><text:a xlink:type="simple" xlink:href="http://www.linfo.org/newbies.html" text:style-name="Internet_20_link" text:visited-style-name="Visited_20_Internet_20_Link"><text:span text:style-name="Strong_20_Emphasis"><text:span text:style-name="T9">Link to article</text:span></text:span></text:a></text:p>
      <text:p text:style-name="P43"><text:span text:style-name="Strong_20_Emphasis"/></text:p>
      <text:h text:style-name="Heading_20_2" text:outline-level="2"><text:bookmark text:name="_Toc307897169"/><text:bookmark-start text:name="__RefHeading___Toc1516_1732674426"/><text:bookmark text:name="_Toc308004463"/><text:span text:style-name="Strong_20_Emphasis"><text:span text:style-name="T9">Recommended books for beginners</text:span></text:span><text:bookmark-end text:name="__RefHeading___Toc1516_1732674426"/></text:h>
      <text:p text:style-name="P41"><text:span text:style-name="Strong_20_Emphasis"><text:span text:style-name="T10">Linux Fundamentals</text:span></text:span><text:span text:style-name="Strong_20_Emphasis"><text:span text:style-name="T9">, by Paul Cobbaut</text:span></text:span></text:p>
      <text:p text:style-name="P43"><text:span text:style-name="Strong_20_Emphasis"/></text:p>
      <text:h text:style-name="Heading_20_2" text:outline-level="2"><text:bookmark-start text:name="__RefHeading___Toc1390_1225965331"/><text:span text:style-name="Strong_20_Emphasis"><text:span text:style-name="T27">Books about Linux</text:span></text:span><text:bookmark-end text:name="__RefHeading___Toc1390_1225965331"/></text:h>
      <text:p text:style-name="P51"><text:span text:style-name="Strong_20_Emphasis"><text:span text:style-name="T27">There a lot of book titles on this topic, some of them are:</text:span></text:span></text:p>
      <text:list xml:id="list8916331456478306055" text:style-name="WWNum10">
        <text:list-item>
          <text:p text:style-name="P82"><text:span text:style-name="Strong_20_Emphasis"><text:span text:style-name="T27">Linux Fundamentals, by Paul Cobbaut, April 2015</text:span></text:span></text:p>
        </text:list-item>
        <text:list-item>
          <text:p text:style-name="P83"><text:span text:style-name="Strong_20_Emphasis"><text:span text:style-name="T28">Guide to Fedora and Red Hat Enterprise Linux, by Mark Sobell, 2012</text:span></text:span></text:p>
        </text:list-item>
        <text:list-item>
          <text:p text:style-name="P82"><text:span text:style-name="Strong_20_Emphasis"><text:span text:style-name="T27">Sed and Awk, by Dale Dougherty and Arnold Robbins</text:span></text:span></text:p>
        </text:list-item>
        <text:list-item>
          <text:p text:style-name="P83"><text:span text:style-name="Strong_20_Emphasis"><text:span text:style-name="T28">Learning the vi and Vim Editors, by A. Robbins, E. Hannah, and L. Lamb, O'Reilly</text:span></text:span></text:p>
        </text:list-item>
        <text:list-item>
          <text:p text:style-name="P82"><text:span text:style-name="Strong_20_Emphasis"><text:span text:style-name="T27">Bash Cookbook, by Carl Albing, JP Vossen and Cameron Newham</text:span></text:span></text:p>
        </text:list-item>
        <text:list-item>
          <text:p text:style-name="P82"><text:span text:style-name="Strong_20_Emphasis"><text:span text:style-name="T27">SSH, The Secure Shell, by Daniel J. Barrett, Richard E. Silverman and Robert G. Byrnes</text:span></text:span></text:p>
        </text:list-item>
        <text:list-item>
          <text:p text:style-name="P82"><text:span text:style-name="Strong_20_Emphasis"><text:span text:style-name="T27">Essential System Administration, by Æleen Frisch</text:span></text:span></text:p>
        </text:list-item>
        <text:list-item>
          <text:p text:style-name="P82"><text:span text:style-name="Strong_20_Emphasis"><text:span text:style-name="T27">Linux Server Hacks, Volume One, by Rob Flickenger</text:span></text:span></text:p>
        </text:list-item>
        <text:list-item>
          <text:p text:style-name="P82"><text:span text:style-name="Strong_20_Emphasis"><text:span text:style-name="T27">DNS and BIND, by Cricket Liu and Paul Albitz</text:span></text:span></text:p>
        </text:list-item>
        <text:list-item>
          <text:p text:style-name="P82"><text:span text:style-name="Strong_20_Emphasis"><text:span text:style-name="T27">Understanding the Linux Kernel, by Daniel Bovet and Marco Cesati</text:span></text:span></text:p>
        </text:list-item>
        <text:list-item>
          <text:p text:style-name="P82"><text:span text:style-name="Strong_20_Emphasis"><text:span text:style-name="T27">Linux Cookbook, by Carla Schroder</text:span></text:span></text:p>
        </text:list-item>
        <text:list-item>
          <text:p text:style-name="P82"><text:span text:style-name="Strong_20_Emphasis"><text:span text:style-name="T27">Linux Firewalls, by Michael Rash</text:span></text:span></text:p>
        </text:list-item>
        <text:list-item>
          <text:p text:style-name="P82"><text:span text:style-name="Strong_20_Emphasis"><text:span text:style-name="T27">Linux Administration Handbook, by Evi Nemeth, Garth Snyder and Trent R. Hein</text:span></text:span></text:p>
        </text:list-item>
        <text:list-item>
          <text:p text:style-name="P82"><text:span text:style-name="Strong_20_Emphasis"><text:span text:style-name="T27">Beginning Ubuntu Linux, by Keir Thomas and Jaime Sicam</text:span></text:span></text:p>
        </text:list-item>
        <text:list-item>
          <text:p text:style-name="P80"><text:span text:style-name="Strong_20_Emphasis"><text:span text:style-name="T37">Fedora 18 – by Richard Petersen</text:span></text:span></text:p>
        </text:list-item>
        <text:list-item>
          <text:p text:style-name="P80"><text:span text:style-name="Strong_20_Emphasis"><text:span text:style-name="T37">Red Hat Enterprise Linux Troubleshooting Guide, by Benjamin Cane, 2015</text:span></text:span></text:p>
        </text:list-item>
        <text:list-item>
          <text:p text:style-name="P80"><text:span text:style-name="Strong_20_Emphasis"><text:span text:style-name="T37">RHCSA/RHCE … - Machiael Jang</text:span></text:span></text:p>
        </text:list-item>
      </text:list>
      <text:p text:style-name="P46"><text:span text:style-name="Strong_20_Emphasis"><text:span text:style-name="T9"/></text:span></text:p>
      <text:p text:style-name="P46"><text:span text:style-name="Strong_20_Emphasis"><text:span text:style-name="T9">For more details on these book see here: </text:span></text:span><text:a xlink:type="simple" xlink:href="http://www.thegeekstuff.com/2009/01/12-amazing-and-essential-linux-books-to-enrich-your-brain-and-library/" text:style-name="Internet_20_link" text:visited-style-name="Visited_20_Internet_20_Link"><text:span text:style-name="Strong_20_Emphasis"><text:span text:style-name="T9">Link</text:span></text:span></text:a></text:p>
      <text:p text:style-name="P45"><text:span text:style-name="Strong_20_Emphasis"/></text:p>
      <text:h text:style-name="P57" text:outline-level="2"><text:bookmark text:name="_Toc307897170"/><text:bookmark-start text:name="__RefHeading___Toc1518_1732674426"/><text:bookmark text:name="_Toc308004464"/><text:soft-page-break/>Linux commands<text:bookmark-end text:name="__RefHeading___Toc1518_1732674426"/></text:h>
      <text:h text:style-name="Heading_20_3" text:outline-level="3"><text:bookmark text:name="_Toc307897171"/><text:bookmark-start text:name="__RefHeading___Toc1520_1732674426"/><text:bookmark text:name="_Toc308004465"/>Text processing commands<text:bookmark-end text:name="__RefHeading___Toc1520_1732674426"/></text:h>
      <text:p text:style-name="Standard"><text:a xlink:type="simple" xlink:href="http://www.reallylinux.com/docs/basic.shtml" text:style-name="Internet_20_link" text:visited-style-name="Visited_20_Internet_20_Link"><text:span text:style-name="Internet_20_link"><text:span text:style-name="T29">Link1</text:span></text:span></text:a><text:span text:style-name="T29">,</text:span></text:p>
      <text:p text:style-name="Standard"><text:span text:style-name="T29">grep – </text:span><text:a xlink:type="simple" xlink:href="http://www.computerhope.com/unix/ugrep.htm#03" text:style-name="Internet_20_link" text:visited-style-name="Visited_20_Internet_20_Link"><text:span text:style-name="Internet_20_link"><text:span text:style-name="T29">example1</text:span></text:span></text:a><text:span text:style-name="T29">, </text:span><text:a xlink:type="simple" xlink:href="http://www.robelle.com/smugbook/regexpr.html" text:style-name="Internet_20_link" text:visited-style-name="Visited_20_Internet_20_Link"><text:span text:style-name="Internet_20_link"><text:span text:style-name="T29">example2</text:span></text:span></text:a><text:span text:style-name="T29">,</text:span></text:p>
      <text:p text:style-name="Standard"><text:span text:style-name="T29">awk – </text:span><text:a xlink:type="simple" xlink:href="http://www.grymoire.com/Unix/Awk.html" text:style-name="Internet_20_link" text:visited-style-name="Visited_20_Internet_20_Link"><text:span text:style-name="Internet_20_link"><text:span text:style-name="T29">example1</text:span></text:span></text:a><text:span text:style-name="T29">, </text:span><text:a xlink:type="simple" xlink:href="http://www.thegeekstuff.com/2010/01/awk-introduction-tutorial-7-awk-print-examples/" text:style-name="Internet_20_link" text:visited-style-name="Visited_20_Internet_20_Link"><text:span text:style-name="Internet_20_link"><text:span text:style-name="T29">example2</text:span></text:span></text:a><text:span text:style-name="T29">, </text:span><text:a xlink:type="simple" xlink:href="http://www.linuxfocus.org/English/September1999/article103.html" text:style-name="Internet_20_link" text:visited-style-name="Visited_20_Internet_20_Link"><text:span text:style-name="Internet_20_link"><text:span text:style-name="T29">example3</text:span></text:span></text:a></text:p>
      <text:p text:style-name="Standard"><text:span text:style-name="T29">sed – </text:span><text:a xlink:type="simple" xlink:href="http://www.thegeekstuff.com/2009/10/unix-sed-tutorial-advanced-sed-substitution-examples/" text:style-name="Internet_20_link" text:visited-style-name="Visited_20_Internet_20_Link"><text:span text:style-name="Internet_20_link"><text:span text:style-name="T29">example1</text:span></text:span></text:a><text:span text:style-name="T29">, example2, example3, </text:span><text:a xlink:type="simple" xlink:href="http://telerikacademy.com/Courses/LectureResources/2370/08-08-2013-Regular-Expressions-Sed-Awk-and-VIM-Part-I" text:style-name="Internet_20_link" text:visited-style-name="Visited_20_Internet_20_Link"><text:span text:style-name="Internet_20_link"><text:span text:style-name="T29">video1</text:span></text:span></text:a><text:span text:style-name="T29">, </text:span><text:a xlink:type="simple" xlink:href="http://telerikacademy.com/Courses/LectureResources/2371/08-08-2013-Regular-Expressions-Sed-Awk-and-VIM-Part-II" text:style-name="Internet_20_link" text:visited-style-name="Visited_20_Internet_20_Link"><text:span text:style-name="Internet_20_link"><text:span text:style-name="T29">video2</text:span></text:span></text:a><text:span text:style-name="T29">,</text:span></text:p>
      <text:p text:style-name="P19">more</text:p>
      <text:p text:style-name="P19">less</text:p>
      <text:p text:style-name="P19">cat – example1, example2 ...</text:p>
      <text:p text:style-name="P19">tac</text:p>
      <text:p text:style-name="P19">nl</text:p>
      <text:p text:style-name="P19">od</text:p>
      <text:p text:style-name="P19">head</text:p>
      <text:p text:style-name="P19">tail</text:p>
      <text:p text:style-name="P19">split</text:p>
      <text:p text:style-name="P19">csplit</text:p>
      <text:p text:style-name="P19">wc</text:p>
      <text:p text:style-name="Standard"><text:span text:style-name="T29">sort – </text:span><text:a xlink:type="simple" xlink:href="http://www.theunixschool.com/2012/08/linux-sort-command-examples.html" text:style-name="Internet_20_link" text:visited-style-name="Visited_20_Internet_20_Link"><text:span text:style-name="Internet_20_link"><text:span text:style-name="T29">example1</text:span></text:span></text:a><text:span text:style-name="T29">, </text:span><text:a xlink:type="simple" xlink:href="http://www.thegeekstuff.com/2013/04/sort-files/" text:style-name="Internet_20_link" text:visited-style-name="Visited_20_Internet_20_Link"><text:span text:style-name="Internet_20_link"><text:span text:style-name="T29">example2</text:span></text:span></text:a><text:span text:style-name="T29">,</text:span></text:p>
      <text:p text:style-name="Standard"><text:span text:style-name="T29">uniq – </text:span><text:a xlink:type="simple" xlink:href="http://www.thegeekstuff.com/2013/05/uniq-command-examples/" text:style-name="Internet_20_link" text:visited-style-name="Visited_20_Internet_20_Link"><text:span text:style-name="Internet_20_link"><text:span text:style-name="T29">example1</text:span></text:span></text:a><text:span text:style-name="T29">, </text:span></text:p>
      <text:p text:style-name="P19">cut</text:p>
      <text:p text:style-name="P19">join</text:p>
      <text:p text:style-name="P19">tr</text:p>
      <text:p text:style-name="P19">expand</text:p>
      <text:p text:style-name="P19">unexpand</text:p>
      <text:p text:style-name="P19">trap</text:p>
      <text:p text:style-name="P19"/>
      <text:h text:style-name="Heading_20_3" text:outline-level="3"><text:bookmark text:name="_Toc307897172"/><text:bookmark-start text:name="__RefHeading___Toc1522_1732674426"/><text:bookmark text:name="_Toc308004466"/>File processing commands<text:bookmark-end text:name="__RefHeading___Toc1522_1732674426"/></text:h>
      <text:p text:style-name="P21">ls </text:p>
      <text:p text:style-name="P21">cp</text:p>
      <text:p text:style-name="P21">mv</text:p>
      <text:p text:style-name="P21">ln</text:p>
      <text:p text:style-name="P21">rm</text:p>
      <text:p text:style-name="Standard"><text:span text:style-name="T23">touch – </text:span><text:span text:style-name="T25">example1</text:span><text:span text:style-name="T23">, </text:span></text:p>
      <text:p text:style-name="P21">dd<text:tab/></text:p>
      <text:p text:style-name="P21">chgrp</text:p>
      <text:p text:style-name="Standard"><text:span text:style-name="T23">chown – </text:span><text:a xlink:type="simple" xlink:href="http://www.thegeekstuff.com/2012/06/chown-examples/" text:style-name="Internet_20_link" text:visited-style-name="Visited_20_Internet_20_Link"><text:span text:style-name="Internet_20_link"><text:span text:style-name="T23">example1</text:span></text:span></text:a><text:span text:style-name="T23">, </text:span></text:p>
      <text:p text:style-name="Standard"><text:span text:style-name="T23">chmod – </text:span><text:a xlink:type="simple" xlink:href="http://linux.101hacks.com/unix/chmod/" text:style-name="Internet_20_link" text:visited-style-name="Visited_20_Internet_20_Link"><text:span text:style-name="Internet_20_link"><text:span text:style-name="T23">example1</text:span></text:span></text:a><text:span text:style-name="T23">,</text:span></text:p>
      <text:p text:style-name="P21">mkdir</text:p>
      <text:p text:style-name="P21">rmdir</text:p>
      <text:p text:style-name="Standard"><text:span text:style-name="T23">du – </text:span><text:a xlink:type="simple" xlink:href="http://www.thegeekstuff.com/2012/06/du-command-examples/" text:style-name="Internet_20_link" text:visited-style-name="Visited_20_Internet_20_Link"><text:span text:style-name="Internet_20_link"><text:span text:style-name="T23">example1</text:span></text:span></text:a><text:span text:style-name="T23">,</text:span></text:p>
      <text:p text:style-name="P21">df</text:p>
      <text:p text:style-name="P21">mknod</text:p>
      <text:p text:style-name="P21">mkfifo</text:p>
      <text:p text:style-name="P21">mktemp</text:p>
      <text:p text:style-name="Standard"><text:span text:style-name="T23">find – </text:span><text:a xlink:type="simple" xlink:href="http://www.thegeekstuff.com/2009/03/15-practical-linux-find-command-examples/" text:style-name="Internet_20_link" text:visited-style-name="Visited_20_Internet_20_Link"><text:span text:style-name="Internet_20_link"><text:span text:style-name="T23">example1</text:span></text:span></text:a><text:span text:style-name="T23">, </text:span></text:p>
      <text:p text:style-name="Standard"><text:span text:style-name="T23">rsync – </text:span><text:a xlink:type="simple" xlink:href="http://www.thegeekstuff.com/2010/09/rsync-command-examples/" text:style-name="Internet_20_link" text:visited-style-name="Visited_20_Internet_20_Link"><text:span text:style-name="Internet_20_link"><text:span text:style-name="T23">example1</text:span></text:span></text:a><text:span text:style-name="T23">, </text:span></text:p>
      <text:p text:style-name="P41"><text:span text:style-name="T26">tar – </text:span><text:a xlink:type="simple" xlink:href="http://www.thegeekstuff.com/2010/11/50-linux-commands/" text:style-name="Internet_20_link" text:visited-style-name="Visited_20_Internet_20_Link"><text:span text:style-name="Internet_20_link"><text:span text:style-name="T26">example1</text:span></text:span></text:a><text:span text:style-name="T26">, </text:span></text:p>
      <text:p text:style-name="P50">type</text:p>
      <text:p text:style-name="P41"><text:span text:style-name="T26">md5sum – </text:span><text:a xlink:type="simple" xlink:href="http://linux.101hacks.com/unix/md5sum/" text:style-name="Internet_20_link" text:visited-style-name="Visited_20_Internet_20_Link"><text:span text:style-name="Internet_20_link"><text:span text:style-name="T26">example1</text:span></text:span></text:a><text:span text:style-name="T26">, </text:span></text:p>
      <text:p text:style-name="P41"><text:span text:style-name="T10">* Note: </text:span><text:span text:style-name="T5">very importartant</text:span><text:span text:style-name="T10"> to check after downloading and BEFORE installing file with operation system for a network device. It is the same for any firmware upadate.</text:span></text:p>
      <text:p text:style-name="P42"/>
      <text:p text:style-name="P44">Useful commands</text:p>
      <text:p text:style-name="P51">To display files in /etc sorted by size, the biggest file is listed at the end:</text:p>
      <text:p text:style-name="P52">ls -lSr /etc</text:p>
      <text:p text:style-name="P51"/>
      <text:p text:style-name="P51"><text:soft-page-break/>To find information about the file system hierarchy. This manual will explain the directory structure on your computer.</text:p>
      <text:p text:style-name="P52">man hier</text:p>
      <text:p text:style-name="P42"/>
      <text:p text:style-name="P50">To find out whether a command given to the shell will be executed as an external command</text:p>
      <text:p text:style-name="P50">or as a builtin command, use the type command.</text:p>
      <text:p text:style-name="P61">type &lt;command&gt;</text:p>
      <text:p text:style-name="P47"/>
      <text:p text:style-name="P48">Tecmint: Linux Howtos, Tutorials &amp; Guides - <text:a xlink:type="simple" xlink:href="http://www.tecmint.com/" text:style-name="Internet_20_link" text:visited-style-name="Visited_20_Internet_20_Link">Link</text:a></text:p>
      <text:p text:style-name="P47"/>
      <text:p text:style-name="P49">Fedora 23/22/21 nVidia Drivers Install Guide - <text:a xlink:type="simple" xlink:href="http://www.if-not-true-then-false.com/2015/fedora-nvidia-guide/" text:style-name="Internet_20_link" text:visited-style-name="Visited_20_Internet_20_Link">Link</text:a></text:p>
      <text:h text:style-name="Heading_20_3" text:outline-level="3"><text:bookmark text:name="_Toc307897173"/><text:bookmark-start text:name="__RefHeading___Toc1524_1732674426"/><text:bookmark text:name="_Toc308004467"/>Networking commands<text:bookmark-end text:name="__RefHeading___Toc1524_1732674426"/></text:h>
      <text:p text:style-name="P19">ifconfig</text:p>
      <text:p text:style-name="P19">ip</text:p>
      <text:p text:style-name="Standard"><text:span text:style-name="T29">netstat – </text:span><text:a xlink:type="simple" xlink:href="http://www.thegeekstuff.com/2010/03/netstat-command-examples/" text:style-name="Internet_20_link" text:visited-style-name="Visited_20_Internet_20_Link"><text:span text:style-name="Internet_20_link"><text:span text:style-name="T29">example1</text:span></text:span></text:a><text:span text:style-name="T29">, </text:span></text:p>
      <text:p text:style-name="P19"/>
      <text:h text:style-name="Heading_20_3" text:outline-level="3"><text:bookmark text:name="_Toc307897174"/><text:bookmark-start text:name="__RefHeading___Toc1526_1732674426"/><text:bookmark text:name="_Toc308004468"/>Diagnostic commands<text:bookmark-end text:name="__RefHeading___Toc1526_1732674426"/></text:h>
      <text:p text:style-name="Standard"><text:span text:style-name="T29">dmesg – </text:span><text:a xlink:type="simple" xlink:href="http://www.thegeekstuff.com/2010/10/dmesg-command-examples/" text:style-name="Internet_20_link" text:visited-style-name="Visited_20_Internet_20_Link"><text:span text:style-name="Internet_20_link"><text:span text:style-name="T29">example1</text:span></text:span></text:a><text:span text:style-name="T29">,</text:span></text:p>
      <text:p text:style-name="P19"/>
      <text:h text:style-name="Heading_20_3" text:outline-level="3"><text:bookmark text:name="_Toc307897175"/><text:bookmark-start text:name="__RefHeading___Toc1528_1732674426"/><text:bookmark text:name="_Toc308004469"/>How to set up network connection with Network Manager?<text:bookmark-end text:name="__RefHeading___Toc1528_1732674426"/></text:h>
      <text:p text:style-name="Standard"><text:a xlink:type="simple" xlink:href="http://www.labtestproject.com/linux_network/fedora_16_configure_network_interface_using_networkmanager.html" text:style-name="Internet_20_link" text:visited-style-name="Visited_20_Internet_20_Link"><text:span text:style-name="Internet_20_link"><text:span text:style-name="T29">Link1</text:span></text:span></text:a><text:span text:style-name="T29">,</text:span></text:p>
      <text:p text:style-name="P19">1. To start the network configuration process, open NetworkManager configuration tools by type in nm-connection-editor on the terminal.</text:p>
      <text:p text:style-name="Standard"><text:span text:style-name="T29">2. Then type in </text:span><text:span text:style-name="T30">nm-connection-editor</text:span></text:p>
      <text:p text:style-name="Standard"><text:span text:style-name="T29">3. Choose network device that you need to configure and the click edit button... on the example, we choose system </text:span><text:span text:style-name="T30">em1</text:span><text:span text:style-name="T29"> network device to edit as an example... then go to </text:span><text:span text:style-name="T30">IPv4 Settings</text:span><text:span text:style-name="T29"> tab and choose </text:span><text:span text:style-name="T30">Manual</text:span><text:span text:style-name="T29"> by clicking the Method drop down menu</text:span></text:p>
      <text:p text:style-name="Standard"><text:span text:style-name="T29">4. Click on </text:span><text:span text:style-name="T30">Add button</text:span><text:span text:style-name="T29"> and start adding IP Address. <text:s/>then proceed to put your network DNS server address.</text:span></text:p>
      <text:p text:style-name="Standard"><text:span text:style-name="T29">5. Finally click on </text:span><text:span text:style-name="T30">Save</text:span><text:span text:style-name="T29"> button to apply the changes.</text:span></text:p>
      <text:p text:style-name="P19"/>
      <text:h text:style-name="P57" text:outline-level="2"><text:bookmark text:name="_Toc307897176"/><text:bookmark-start text:name="__RefHeading___Toc1530_1732674426"/><text:bookmark text:name="_Toc308004470"/>Package management with RPM<text:bookmark-end text:name="__RefHeading___Toc1530_1732674426"/></text:h>
      <text:p text:style-name="Standard"><text:a xlink:type="simple" xlink:href="http://www.thegeekstuff.com/2010/07/rpm-command-examples/" text:style-name="Internet_20_link" text:visited-style-name="Visited_20_Internet_20_Link"><text:span text:style-name="Internet_20_link"><text:span text:style-name="T29">Link1</text:span></text:span></text:a><text:span text:style-name="T29">,</text:span></text:p>
      <text:p text:style-name="P19">All parameters are important</text:p>
      <text:p text:style-name="P19"/>
      <text:h text:style-name="P57" text:outline-level="2"><text:bookmark text:name="_Toc307897177"/><text:bookmark-start text:name="__RefHeading___Toc1532_1732674426"/><text:bookmark text:name="_Toc308004471"/>Regular expressions<text:bookmark-end text:name="__RefHeading___Toc1532_1732674426"/></text:h>
      <text:p text:style-name="Standard"><text:a xlink:type="simple" xlink:href="http://s5schools.blogspot.cz/2013/01/regular-expressions.html" text:style-name="Internet_20_link" text:visited-style-name="Visited_20_Internet_20_Link"><text:span text:style-name="Internet_20_link"><text:span text:style-name="T29">Link1</text:span></text:span></text:a><text:span text:style-name="T29">,</text:span></text:p>
      <text:p text:style-name="P10">How to describe a correct e-mail address using a regular expression?</text:p>
      <text:p text:style-name="P10"/>
      <text:h text:style-name="Heading_20_2" text:outline-level="2"><text:bookmark-start text:name="__RefHeading___Toc2718_1370497773"/>How to replace text in a file using SED?<text:bookmark-end text:name="__RefHeading___Toc2718_1370497773"/></text:h>
      <text:p text:style-name="P11">Variant 1 - using variables not writing into original file</text:p>
      <text:p text:style-name="Technical">cat &lt;file name&gt; | sed 's/'"$old_var"'/'"$new_var"'/g'</text:p>
      <text:p text:style-name="P11"/>
      <text:p text:style-name="P11">Variant 2 - using variables and modifying the original file</text:p>
      <text:p text:style-name="Technical">sed -i "s@$old_var@$new_var@g" &lt;file name&gt;</text:p>
      <text:p text:style-name="P11"/>
      <text:p text:style-name="P11"/>
      <text:h text:style-name="P57" text:outline-level="2"><text:bookmark text:name="_Toc307897178"/><text:bookmark-start text:name="__RefHeading___Toc1534_1732674426"/><text:bookmark text:name="_Toc308004472"/><text:soft-page-break/>Vi and Vim editor<text:bookmark-end text:name="__RefHeading___Toc1534_1732674426"/></text:h>
      <text:p text:style-name="Standard"><text:a xlink:type="simple" xlink:href="http://www.thegeekstuff.com/2009/03/8-essential-vim-editor-navigation-fundamentals/" text:style-name="Internet_20_link" text:visited-style-name="Visited_20_Internet_20_Link"><text:span text:style-name="Internet_20_link"><text:span text:style-name="T33">Link1</text:span></text:span></text:a></text:p>
      <text:p text:style-name="P9"/>
      <text:p text:style-name="P9"/>
      <text:h text:style-name="P57" text:outline-level="2"><text:bookmark text:name="_Toc307897179"/><text:bookmark-start text:name="__RefHeading___Toc1536_1732674426"/><text:bookmark text:name="_Toc308004473"/>Linux security<text:bookmark-end text:name="__RefHeading___Toc1536_1732674426"/></text:h>
      <text:p text:style-name="P12">File permissions</text:p>
      <text:p text:style-name="P17">What is Sticky Bit?</text:p>
      <text:p text:style-name="P12">This is a security measure to avoid deletion of critical folders and their content. Sticky Bit is mainly used on folders in order to avoid deletion of a folder and its content by other users though they having write permissions on the folder contents. If Sticky bit is enabled on a folder, the folder contents are deleted by only owner who created them and the root user. No one else can delete other users data in this folder(Where sticky bit is set). </text:p>
      <text:p text:style-name="Standard"><text:a xlink:type="simple" xlink:href="http://www.linuxnix.com/sticky-bit-set-linux/" text:style-name="Internet_20_link" text:visited-style-name="Visited_20_Internet_20_Link"><text:span text:style-name="Internet_20_link"><text:span text:style-name="T17">Example1</text:span></text:span></text:a><text:span text:style-name="T17">, </text:span><text:a xlink:type="simple" xlink:href="http://www.thegeekstuff.com/2013/02/sticky-bit/" text:style-name="Internet_20_link" text:visited-style-name="Visited_20_Internet_20_Link"><text:span text:style-name="Internet_20_link"><text:span text:style-name="T17">Example2</text:span></text:span></text:a><text:span text:style-name="T17">, </text:span><text:a xlink:type="simple" xlink:href="http://computernetworkingnotes.com/managing-file-system-security/sticky-bit.html" text:style-name="Internet_20_link" text:visited-style-name="Visited_20_Internet_20_Link"><text:span text:style-name="Internet_20_link"><text:span text:style-name="T17">Example3</text:span></text:span></text:a><text:span text:style-name="T17">, </text:span></text:p>
      <text:p text:style-name="P12"/>
      <text:p text:style-name="P12">Passwords</text:p>
      <text:p text:style-name="P12">Linux SE</text:p>
      <text:p text:style-name="P8"/>
      <text:p text:style-name="P14">Apache web server</text:p>
      <text:p text:style-name="P14">Documentation</text:p>
      <text:p text:style-name="P15"/>
      <text:list xml:id="list222014039641356" text:continue-list="list222013192315185" text:style-name="WWNum1">
        <text:list-item>
          <text:list>
            <text:list-item>
              <text:h text:style-name="P85" text:outline-level="2"/>
            </text:list-item>
            <text:list-item>
              <text:h text:style-name="P85" text:outline-level="2"><text:bookmark text:name="_Toc307897180"/><text:bookmark-start text:name="__RefHeading___Toc1538_1732674426"/><text:bookmark text:name="_Toc308004474"/>Red Hat Enterprise Linux<text:bookmark-end text:name="__RefHeading___Toc1538_1732674426"/></text:h>
            </text:list-item>
          </text:list>
        </text:list-item>
      </text:list>
      <text:p text:style-name="Standard"><text:a xlink:type="simple" xlink:href="https://en.wikipedia.org/wiki/Red_Hat_Enterprise_Linux" text:style-name="Internet_20_link" text:visited-style-name="Visited_20_Internet_20_Link"><text:span text:style-name="Internet_20_link"><text:span text:style-name="T16">Link1</text:span></text:span></text:a><text:span text:style-name="T16">, </text:span><text:a xlink:type="simple" xlink:href="https://access.redhat.com/documentation/en/red-hat-enterprise-linux/" text:style-name="Internet_20_link" text:visited-style-name="Visited_20_Internet_20_Link"><text:span text:style-name="Internet_20_link"><text:span text:style-name="T16">Documentaion</text:span></text:span></text:a><text:span text:style-name="T16">, </text:span><text:a xlink:type="simple" xlink:href="https://access.redhat.com/documentation/en-US/Red_Hat_Enterprise_Linux/7-Beta/html/System_Administrators_Guide/index.html" text:style-name="Internet_20_link" text:visited-style-name="Visited_20_Internet_20_Link"><text:span text:style-name="Internet_20_link"><text:span text:style-name="T16">Sys admin guide</text:span></text:span></text:a><text:span text:style-name="T16">, </text:span></text:p>
      <text:p text:style-name="P9"/>
      <text:p text:style-name="P9">Red Hat Enterprise Linux (RHEL) is a Linux distribution developed by Red Hat and targeted toward the commercial market. Red Hat Enterprise Linux is released in server versions for x86, x86-64, Itanium, PowerPC and IBM System z, and desktop versions for x86 and x86-64.</text:p>
      <text:p text:style-name="P9">Initial release: February 22, 2000; 15 years ago.</text:p>
      <text:p text:style-name="P9"/>
      <text:p text:style-name="P9">Relationship with Fedora</text:p>
      <text:p text:style-name="P9">Originally, Red Hat sold support for versions of Red Hat Linux (Red Hat Linux Enterprise Edition 6.2E was essentially a version of Red Hat Linux 6.2/7 with different support levels.)[10] Starting with RHEL 2.1 AS in 2002, Red Hat sold their first version of RHEL. It was based on Red Hat Linux, but used a much more conservative release cycle. Later versions included technologies from the Red Hat–sponsored Fedora community distribution project. Red Hat Enterprise Linux release schedules do not follow that of Fedora (around 6 months per release) but are more conservative (2 years or more).</text:p>
      <text:p text:style-name="P9"/>
      <text:p text:style-name="P9">Fedora serves as upstream for future versions of RHEL. RHEL trees are forked off the Fedora repository, and released after a substantial stabilization and quality assurance effort.[11] For example, RHEL 6 was forked from Fedora at the end of 2009 (approximately at the time of the Fedora 12 release) and released more or less together with Fedora 14. By the time RHEL 6 was released, many features from Fedora 13 and 14 had already been backported into it.</text:p>
      <text:p text:style-name="P20"><text:span text:style-name="Internet_20_link"/></text:p>
      <text:p text:style-name="P9"/>
      <text:h text:style-name="Heading_20_2" text:outline-level="2"><text:bookmark-start text:name="__RefHeading___Toc2543_2098743185"/>Red Hat Enterprise Linux for Desktops or Workstations<text:bookmark-end text:name="__RefHeading___Toc2543_2098743185"/></text:h>
      <text:p text:style-name="Standard"><text:a xlink:type="simple" xlink:href="https://www.redhat.com/apps/store/desktop/" text:style-name="Internet_20_link" text:visited-style-name="Visited_20_Internet_20_Link"><text:span text:style-name="Internet_20_link"><text:span text:style-name="T16">Link1</text:span></text:span></text:a><text:span text:style-name="T16">,</text:span></text:p>
      <text:p text:style-name="P9">Red Hat Enterprise Linux Desktop is built for both the administrator and the end user. Built with the robust and secure Red Hat Enterprise Linux foundation and leading end-user applications and features from the open source community, Red Hat Enterprise Linux Desktop is an attractive and highly productive environment for knowledge workers on desktops or laptops.</text:p>
      <text:p text:style-name="P9"/>
      <text:list xml:id="list222014893387611" text:continue-numbering="true" text:style-name="WWNum1">
        <text:list-item>
          <text:list>
            <text:list-item>
              <text:h text:style-name="P85" text:outline-level="2"><text:bookmark text:name="_Toc307897181"/><text:bookmark-start text:name="__RefHeading___Toc1540_1732674426"/><text:bookmark text:name="_Toc308004475"/><text:soft-page-break/>Software repository<text:bookmark-end text:name="__RefHeading___Toc1540_1732674426"/></text:h>
            </text:list-item>
          </text:list>
        </text:list-item>
      </text:list>
      <text:p text:style-name="P9">A software repository is a storage location from which software packages may be retrieved and installed on a computer. Many software publishers and other organizations maintain servers on the Internet for this purpose, either free of charge or for a subscription fee.</text:p>
      <text:p text:style-name="P9"/>
      <text:p text:style-name="P9">As software repositories are designed to include useful packages, major repositories are designed to be malware free. If a computer is configured to use a digitally signed repository from a reputable vendor, and is coupled with an appropriate permissions system, this significantly reduces the threat of malware to these systems. As a side effect, many systems that have these capabilities do not require anti-malware software such as anti-virus software.</text:p>
      <text:p text:style-name="P9"/>
      <text:p text:style-name="P9">Most major Linux distributions have many repositories around the world that mirror the main repository.</text:p>
      <text:p text:style-name="P9"/>
      <text:p text:style-name="Standard"><text:span text:style-name="T34">GitHub – </text:span><text:a xlink:type="simple" xlink:href="https://en.wikipedia.org/wiki/GitHub#GitHub" text:style-name="Internet_20_link" text:visited-style-name="Visited_20_Internet_20_Link"><text:span text:style-name="Internet_20_link"><text:span text:style-name="T34">Link1</text:span></text:span></text:a><text:span text:style-name="T34"> , </text:span><text:a xlink:type="simple" xlink:href="https://www.youtube.com/watch?v=0fKg7e37bQE" text:style-name="Internet_20_link" text:visited-style-name="Visited_20_Internet_20_Link"><text:span text:style-name="Internet_20_link"><text:span text:style-name="T34">Video1</text:span></text:span></text:a><text:span text:style-name="T34">, </text:span><text:a xlink:type="simple" xlink:href="https://www.youtube.com/watch?v=E8TXME3bzNs" text:style-name="Internet_20_link" text:visited-style-name="Visited_20_Internet_20_Link"><text:span text:style-name="Internet_20_link"><text:span text:style-name="T35">Video2</text:span></text:span></text:a><text:span text:style-name="T34">, </text:span><text:a xlink:type="simple" xlink:href="https://www.youtube.com/watch?v=Cs7XuOa-YfU" text:style-name="Internet_20_link" text:visited-style-name="Visited_20_Internet_20_Link"><text:span text:style-name="Internet_20_link"><text:span text:style-name="T34">Video3</text:span></text:span></text:a><text:span text:style-name="T34">,</text:span></text:p>
      <text:p text:style-name="P9"/>
      <text:p text:style-name="P9"/>
      <text:list xml:id="list222013288660118" text:continue-numbering="true" text:style-name="WWNum1">
        <text:list-item>
          <text:list>
            <text:list-item>
              <text:h text:style-name="P85" text:outline-level="2"><text:bookmark text:name="_Toc307897182"/><text:bookmark-start text:name="__RefHeading___Toc1542_1732674426"/><text:bookmark text:name="_Toc308004476"/>Package manager<text:bookmark-end text:name="__RefHeading___Toc1542_1732674426"/></text:h>
            </text:list-item>
          </text:list>
        </text:list-item>
      </text:list>
      <text:p text:style-name="P9">A package manager or package management system is a collection of software tools that automates the process of installing, upgrading, configuring, and removing software packages for a computer's operating system in a consistent manner. It typically maintains a database of software dependencies and version information to prevent software mismatches and missing prerequisites.</text:p>
      <text:p text:style-name="P9"/>
      <text:p text:style-name="P9">Packages are distributions of software, applications and data. Packages also contain metadata, such as the software's name, description of its purpose, version number, vendor, checksum, and a list of dependencies necessary for the software to run properly. Upon installation, metadata is stored in a local package database.</text:p>
      <text:p text:style-name="P9"/>
      <text:h text:style-name="P57" text:outline-level="2"><text:bookmark text:name="_Toc307897183"/><text:bookmark-start text:name="__RefHeading___Toc1544_1732674426"/><text:bookmark text:name="_Toc308004477"/>Linux boot process<text:bookmark-end text:name="__RefHeading___Toc1544_1732674426"/></text:h>
      <text:p text:style-name="Standard"><text:a xlink:type="simple" xlink:href="https://en.wikipedia.org/wiki/Linux_startup_process" text:style-name="Internet_20_link" text:visited-style-name="Visited_20_Internet_20_Link"><text:span text:style-name="Internet_20_link"><text:span text:style-name="T16">Link1</text:span></text:span></text:a><text:span text:style-name="T16">,</text:span><text:span text:style-name="Internet_20_link"><text:span text:style-name="T16">Link2</text:span></text:span><text:span text:style-name="T16">, </text:span><text:a xlink:type="simple" xlink:href="http://www.thegeekstuff.com/2011/02/linux-boot-process/" text:style-name="Internet_20_link" text:visited-style-name="Visited_20_Internet_20_Link"><text:span text:style-name="Internet_20_link"><text:span text:style-name="T16">Link3</text:span></text:span></text:a><text:span text:style-name="T16">, </text:span></text:p>
      <text:p text:style-name="P9"/>
      <text:h text:style-name="P57" text:outline-level="2"><text:bookmark text:name="_Toc307897184"/><text:bookmark-start text:name="__RefHeading___Toc1546_1732674426"/><text:bookmark text:name="_Toc308004478"/>Remote connections<text:bookmark-end text:name="__RefHeading___Toc1546_1732674426"/></text:h>
      <text:p text:style-name="P16">How to connect to a Linux host?</text:p>
      <text:p text:style-name="P9">ssh &lt;user name&gt;@&lt;Linux_host&gt;</text:p>
      <text:p text:style-name="P9">Example:</text:p>
      <text:p text:style-name="Technical"><text:span text:style-name="T31">ssh </text:span><text:a xlink:type="simple" xlink:href="mailto:john@linux_server.com" text:style-name="Internet_20_link" text:visited-style-name="Visited_20_Internet_20_Link"><text:span text:style-name="Internet_20_link"><text:span text:style-name="T32">john@linux-server.com</text:span></text:span></text:a></text:p>
      <text:p text:style-name="P9"/>
      <text:p text:style-name="P16">How to execute commands on a remote Linux host?</text:p>
      <text:p text:style-name="Standard"><text:span text:style-name="Source_20_Text"><text:span text:style-name="T15">Syntax</text:span></text:span></text:p>
      <text:p text:style-name="Standard"><text:span text:style-name="Source_20_Text"><text:span text:style-name="T15">ssh &lt;user name&gt;@&lt;Linux host&gt; &lt;command or script to execute&gt;</text:span></text:span></text:p>
      <text:p text:style-name="P9"><text:span text:style-name="Source_20_Text"/></text:p>
      <text:p text:style-name="Standard"><text:span text:style-name="Source_20_Text"><text:span text:style-name="T15">Examples</text:span></text:span></text:p>
      <text:p text:style-name="Technical"><text:span text:style-name="Source_20_Text">ssh john@linux-server.com df -h</text:span></text:p>
      <text:p text:style-name="P9"><text:span text:style-name="Source_20_Text"/></text:p>
      <text:p text:style-name="Standard"><text:a xlink:type="simple" xlink:href="http://stackoverflow.com/questions/9816769/how-to-ssh-into-a-remote-host-and-execute-a-command-immediately" text:style-name="Internet_20_link" text:visited-style-name="Visited_20_Internet_20_Link"><text:span text:style-name="Source_20_Text"><text:span text:style-name="T15">Link1</text:span></text:span></text:a><text:span text:style-name="Source_20_Text"><text:span text:style-name="T15">,</text:span></text:span></text:p>
      <text:p text:style-name="P9"/>
      <text:h text:style-name="Heading_20_2" text:outline-level="2"><text:bookmark-start text:name="__RefHeading___Toc2726_1455660254"/>Accessibility Technologies in Linux<text:bookmark-end text:name="__RefHeading___Toc2726_1455660254"/></text:h>
      <text:p text:style-name="P13">Introduction to Assistive Technology for Computers – <text:a xlink:type="simple" xlink:href="https://wiki.gnome.org/Accessibility" text:style-name="Internet_20_link" text:visited-style-name="Visited_20_Internet_20_Link">Link</text:a></text:p>
      <text:p text:style-name="P13"/>
      <text:p text:style-name="P9"/>
      <text:list xml:id="list222015219587673" text:continue-numbering="true" text:style-name="WWNum1">
        <text:list-item>
          <text:list>
            <text:list-item>
              <text:h text:style-name="P85" text:outline-level="2"><text:bookmark text:name="_Toc307897185"/><text:bookmark-start text:name="__RefHeading___Toc1548_1732674426"/><text:bookmark text:name="_Toc308004479"/><text:soft-page-break/>Middleware<text:bookmark-end text:name="__RefHeading___Toc1548_1732674426"/></text:h>
            </text:list-item>
          </text:list>
        </text:list-item>
      </text:list>
      <text:p text:style-name="P28">Middleware has two separate but related meanings. One is software that enables two separate programs to interact with each other. Another is a software layer inside a single application that allows different aspects of the program to work together.</text:p>
      <text:p text:style-name="P22"><text:a xlink:type="simple" xlink:href="https://www.youtube.com/watch?v=S8sgGXUqw30" text:style-name="Internet_20_link" text:visited-style-name="Visited_20_Internet_20_Link"><text:span text:style-name="Internet_20_link"><text:span text:style-name="T6">Middleware Concepts</text:span></text:span></text:a><text:span text:style-name="T6">, </text:span><text:a xlink:type="simple" xlink:href="https://www.youtube.com/watch?v=E2jFOTDK0tY" text:style-name="Internet_20_link" text:visited-style-name="Visited_20_Internet_20_Link"><text:span text:style-name="Internet_20_link"><text:span text:style-name="T6">Middleware Architecture</text:span></text:span></text:a><text:span text:style-name="T6">, </text:span><text:a xlink:type="simple" xlink:href="https://www.youtube.com/watch?v=bY56iIaqLq4&amp;list=PLlqhIsxvN4u5DMCtupY9-aL2mVRnK-pTz" text:style-name="Internet_20_link" text:visited-style-name="Visited_20_Internet_20_Link"><text:span text:style-name="Internet_20_link"><text:span text:style-name="T6">Middleware Examples</text:span></text:span></text:a><text:span text:style-name="T6">,</text:span></text:p>
      <text:p text:style-name="P22"/>
      <text:p text:style-name="Text_20_body"><text:span text:style-name="Internet_20_link"><text:span text:style-name="T11">Puppet Automation – </text:span></text:span><text:a xlink:type="simple" xlink:href="http://www.thegeekstuff.com/2009/03/8-essential-vim-editor-navigation-fundamentals/" text:style-name="Internet_20_link" text:visited-style-name="Visited_20_Internet_20_Link"><text:span text:style-name="Internet_20_link"><text:span text:style-name="T12">example1</text:span></text:span></text:a><text:span text:style-name="Internet_20_link"><text:span text:style-name="T11">, </text:span></text:span><text:a xlink:type="simple" xlink:href="http://www.it-ebooks.info/search/?q=Puppet&amp;type=title" text:style-name="Internet_20_link" text:visited-style-name="Visited_20_Internet_20_Link"><text:span text:style-name="Internet_20_link"><text:span text:style-name="T12">Link1</text:span></text:span></text:a><text:span text:style-name="Internet_20_link"><text:span text:style-name="T11">,</text:span></text:span></text:p>
      <text:p text:style-name="P36">Pulp</text:p>
      <text:p text:style-name="Text_20_body"/>
      <text:p text:style-name="Text_20_body"><text:bookmark text:name="__DdeLink__1013_500326071"/><text:span text:style-name="T7">Forman</text:span><text:a xlink:type="simple" xlink:href="https://en.wikipedia.org/wiki/Ansible_(software)" text:style-name="Internet_20_link" text:visited-style-name="Visited_20_Internet_20_Link"><text:span text:style-name="Internet_20_link"><text:span text:style-name="T2">Ansible</text:span></text:span></text:a></text:p>
      <text:p text:style-name="P36">Satellite5</text:p>
      <text:p text:style-name="P36">Satellite6</text:p>
      <text:p text:style-name="Text_20_body"><text:a xlink:type="simple" xlink:href="http://www.redhat.com/en/technologies" text:style-name="Internet_20_link" text:visited-style-name="Visited_20_Internet_20_Link"><text:span text:style-name="Internet_20_link"><text:span text:style-name="T7">http://www.redhat.com/en/technologies</text:span></text:span></text:a></text:p>
      <text:p text:style-name="P36"/>
      <text:p text:style-name="P6">Why Red Hat?</text:p>
      <text:list xml:id="list7272861758313737294" text:style-name="WWNum5">
        <text:list-item>
          <text:p text:style-name="P68"><text:a xlink:type="simple" xlink:href="https://en.wikipedia.org/wiki/Red_Hat_Linux" text:style-name="Internet_20_link" text:visited-style-name="Visited_20_Internet_20_Link"><text:span text:style-name="Intense_20_Reference"><text:span text:style-name="T38">Red Hat Linux</text:span></text:span></text:a></text:p>
        </text:list-item>
        <text:list-item>
          <text:p text:style-name="P68"><text:a xlink:type="simple" xlink:href="https://en.wikipedia.org/wiki/Fedora_(operating_system)" text:style-name="Internet_20_link" text:visited-style-name="Visited_20_Internet_20_Link"><text:span text:style-name="Intense_20_Reference"><text:span text:style-name="T38">Fedora Linux</text:span></text:span></text:a></text:p>
        </text:list-item>
      </text:list>
      <text:list xml:id="list5701381815464337641" text:style-name="WWNum2">
        <text:list-item>
          <text:p text:style-name="P69"><text:a xlink:type="simple" xlink:href="https://en.wikipedia.org/wiki/Red_Hat_Enterprise_Linux" text:style-name="Internet_20_link" text:visited-style-name="Visited_20_Internet_20_Link"><text:span text:style-name="Intense_20_Reference"><text:span text:style-name="T7">Red Hat Enterprise Linux</text:span></text:span></text:a></text:p>
        </text:list-item>
      </text:list>
      <text:list xml:id="list4983069513419198482" text:style-name="WWNum6">
        <text:list-item>
          <text:p text:style-name="P70"><text:a xlink:type="simple" xlink:href="http://www.redhat.com/en/global/czech-republic" text:style-name="Internet_20_link" text:visited-style-name="Visited_20_Internet_20_Link"><text:span text:style-name="Intense_20_Reference"><text:span text:style-name="T38">Red Hat Company</text:span></text:span></text:a></text:p>
        </text:list-item>
      </text:list>
      <text:list xml:id="list222013398653111" text:continue-list="list5701381815464337641" text:style-name="WWNum2">
        <text:list-item>
          <text:p text:style-name="P69"><text:a xlink:type="simple" xlink:href="https://www.facebook.com/RedHatCzech" text:style-name="Internet_20_link" text:visited-style-name="Visited_20_Internet_20_Link"><text:span text:style-name="Intense_20_Reference"><text:span text:style-name="T7">Red Hat in Brno</text:span></text:span></text:a></text:p>
        </text:list-item>
      </text:list>
      <text:p text:style-name="P4"/>
      <text:p text:style-name="Standard"><text:a xlink:type="simple" xlink:href="https://en.wikipedia.org/wiki/OpenStack" text:style-name="Internet_20_link" text:visited-style-name="Visited_20_Internet_20_Link"><text:span text:style-name="Intense_20_Reference"><text:span text:style-name="T7">Open Stack</text:span></text:span></text:a><text:span text:style-name="T2"> (see </text:span><text:a xlink:type="simple" xlink:href="https://wiki.openstack.org/wiki/Neutron" text:style-name="Internet_20_link" text:visited-style-name="Visited_20_Internet_20_Link"><text:span text:style-name="Internet_20_link"><text:span text:style-name="T21">https://wiki.openstack.org/wiki/Neutron</text:span></text:span></text:a><text:span text:style-name="T2">)</text:span></text:p>
      <text:p text:style-name="P4"/>
      <text:list xml:id="list4133028539798145491" text:style-name="WWNum3">
        <text:list-item>
          <text:p text:style-name="P71"><text:a xlink:type="simple" xlink:href="https://en.wikipedia.org/wiki/Kernel-based_Virtual_Machine" text:style-name="Internet_20_link" text:visited-style-name="Visited_20_Internet_20_Link"><text:span text:style-name="Intense_20_Reference">KVM</text:span></text:a><text:span text:style-name="Intense_20_Reference"><text:span text:style-name="T38"> from February 5, 2007</text:span></text:span></text:p>
        </text:list-item>
        <text:list-item>
          <text:p text:style-name="P71"><text:a xlink:type="simple" xlink:href="https://en.wikipedia.org/wiki/JBoss_(company)" text:style-name="Internet_20_link" text:visited-style-name="Visited_20_Internet_20_Link"><text:span text:style-name="Intense_20_Reference"><text:span text:style-name="T39">JBoss</text:span></text:span></text:a></text:p>
        </text:list-item>
      </text:list>
      <text:p text:style-name="P23"><text:span text:style-name="Intense_20_Reference"/></text:p>
      <text:list xml:id="list222015239491298" text:continue-list="list222015219587673" text:style-name="WWNum1">
        <text:list-item>
          <text:list>
            <text:list-item>
              <text:p text:style-name="P75"><text:bookmark-start text:name="__RefHeading___Toc2084_1730623585"/><text:bookmark text:name="_Toc307678617"/><text:bookmark text:name="_Toc307678940"/>About the company<text:bookmark-end text:name="__RefHeading___Toc2084_1730623585"/></text:p>
            </text:list-item>
          </text:list>
        </text:list-item>
      </text:list>
      <text:p text:style-name="P9">Red Hat, Inc. is an American multinational software company providing open-source software products to the enterprise community. Founded in 1993, Red Hat has its corporate headquarters in Raleigh, North Carolina, with satellite offices worldwide.[5]</text:p>
      <text:p text:style-name="P9"/>
      <text:p text:style-name="P9">Products:</text:p>
      <text:p text:style-name="P9">Red Hat Enterprise Linux, JBoss, Red Hat Enterprise Virtualization (RHEV), an enterprise virtualization product. </text:p>
      <text:p text:style-name="P9">Red Hat provides storage, operating system platforms, middleware, applications, management products, and support, training, and consulting services.</text:p>
      <text:p text:style-name="P9"/>
      <text:p text:style-name="P9">Red Hat creates, maintains, and contributes to many free software projects. As of June 2013, Red Hat is the largest corporate contributor to Linux.[6]</text:p>
      <text:list xml:id="list222014497258756" text:continue-numbering="true" text:style-name="WWNum1">
        <text:list-item>
          <text:list>
            <text:list-item>
              <text:h text:style-name="P86" text:outline-level="2"/>
            </text:list-item>
            <text:list-item>
              <text:p text:style-name="P75"><text:bookmark-start text:name="__RefHeading___Toc2086_1730623585"/><text:bookmark text:name="_Toc307678618"/><text:bookmark text:name="_Toc307678941"/>Business model<text:bookmark-end text:name="__RefHeading___Toc2086_1730623585"/></text:p>
            </text:list-item>
          </text:list>
        </text:list-item>
      </text:list>
      <text:p text:style-name="Standard"><text:span text:style-name="T16">Red Hat partly operates on a </text:span><text:a xlink:type="simple" xlink:href="https://en.wikipedia.org/wiki/Professional_open-source" text:style-name="Internet_20_link" text:visited-style-name="Visited_20_Internet_20_Link"><text:span text:style-name="Internet_20_link"><text:span text:style-name="T16">professional open-source</text:span></text:span></text:a><text:span text:style-name="T16"> </text:span><text:a xlink:type="simple" xlink:href="https://en.wikipedia.org/wiki/Business_model" text:style-name="Internet_20_link" text:visited-style-name="Visited_20_Internet_20_Link"><text:span text:style-name="Internet_20_link"><text:span text:style-name="T16">business model</text:span></text:span></text:a><text:span text:style-name="T16"> based on </text:span><text:a xlink:type="simple" xlink:href="https://en.wikipedia.org/wiki/Open_source_code" text:style-name="Internet_20_link" text:visited-style-name="Visited_20_Internet_20_Link"><text:span text:style-name="Internet_20_link"><text:span text:style-name="T16">open code</text:span></text:span></text:a><text:span text:style-name="T16">, development within a community, professional </text:span><text:a xlink:type="simple" xlink:href="https://en.wikipedia.org/wiki/Quality_assurance" text:style-name="Internet_20_link" text:visited-style-name="Visited_20_Internet_20_Link"><text:span text:style-name="Internet_20_link"><text:span text:style-name="T16">quality assurance</text:span></text:span></text:a><text:span text:style-name="T16">, and subscription-based </text:span><text:a xlink:type="simple" xlink:href="https://en.wikipedia.org/wiki/Customer_support" text:style-name="Internet_20_link" text:visited-style-name="Visited_20_Internet_20_Link"><text:span text:style-name="Internet_20_link"><text:span text:style-name="T16">customer support</text:span></text:span></text:a><text:span text:style-name="T16">. They produce open-source code, so more programmers can make further adaptations and improvements.</text:span></text:p>
      <text:p text:style-name="Standard"><text:span text:style-name="T16">Red Hat sells subscriptions for the support, training, and integration services that help customers in using open-source software. Customers pay one set price for unlimited access to services such as </text:span><text:a xlink:type="simple" xlink:href="https://en.wikipedia.org/wiki/Red_Hat_Network" text:style-name="Internet_20_link" text:visited-style-name="Visited_20_Internet_20_Link"><text:span text:style-name="Internet_20_link"><text:span text:style-name="T16">Red Hat Network</text:span></text:span></text:a><text:span text:style-name="T16"> and up to </text:span><text:a xlink:type="simple" xlink:href="https://en.wikipedia.org/wiki/24/7" text:style-name="Internet_20_link" text:visited-style-name="Visited_20_Internet_20_Link"><text:span text:style-name="Internet_20_link"><text:span text:style-name="T16">24/7</text:span></text:span></text:a><text:span text:style-name="T16"> support.</text:span></text:p>
      <text:p text:style-name="P9">... to position Red Hat as the provider of cloud infrastructure. </text:p>
      <text:p text:style-name="P18"><text:soft-page-break/></text:p>
      <text:list xml:id="list222014087629768" text:continue-numbering="true" text:style-name="WWNum1">
        <text:list-item>
          <text:list>
            <text:list-item>
              <text:h text:style-name="P87" text:outline-level="2"><text:bookmark-start text:name="__RefHeading___Toc2088_1730623585"/><text:bookmark text:name="_Toc307678619"/><text:bookmark text:name="_Toc307678942"/>Products<text:bookmark-end text:name="__RefHeading___Toc2088_1730623585"/></text:h>
            </text:list-item>
          </text:list>
        </text:list-item>
      </text:list>
      <text:p text:style-name="Standard"><text:span text:style-name="T16">1. </text:span><text:a xlink:type="simple" xlink:href="https://en.wikipedia.org/wiki/Red_Hat_Enterprise_Linux" text:style-name="Internet_20_link" text:visited-style-name="Visited_20_Internet_20_Link"><text:span text:style-name="Intense_20_Reference"><text:span text:style-name="T7">RED HAT ENTERPRISE LINUX</text:span></text:span></text:a><text:span text:style-name="T16"> - Red Hat Enterprise Linux is a Linux distribution targeted toward the commercial market, released in server versions for x86, x86-64, Itanium, PowerPC and IBM System z, and desktop versions for x86 and x86-64. Red Hat uses strict trademark rules to restrict free re-distribution of their officially supported versions of Red Hat Enterprise Linux, but still freely provides its source code. Latest release (Oct 2015) RHEL 7.</text:span></text:p>
      <text:p text:style-name="P9">Relationship with Fedora - Fedora is a free distribution and community project and upstream for Red Hat Enterprise Linux. It is a general purpose system that gives Red Hat and the rest of its contributor community the chance to innovate rapidly with new technologies. RHEL is a commercial enterprise operating system. Fedora has a reputation for focusing on innovation, integrating new technologies early on and working closely with upstream Linux communities.</text:p>
      <text:p text:style-name="P9">Intel x86 and ARM are the primary architecture supported by Fedora, PowerPC and s390 are the secondary architectures. Beginning with Fedora 22, Fedora is available as three distinct products: Fedora Cloud, Fedora Server and Fedora Workstation. Latest release (Oct 2015) Fedora 22, future 23,24.</text:p>
      <text:p text:style-name="P9"/>
      <text:p text:style-name="P9"/>
      <text:p text:style-name="P9">2. Dogtail - an open-source automated graphical user interface (GUI) test framework initially developed by Red Hat, consists of free software released under the GNU General Public License (GPL) and is written in Python.</text:p>
      <text:p text:style-name="P9"/>
      <text:p text:style-name="Standard"><text:span text:style-name="T16">3. MRG - Red Hat MRG is a </text:span><text:a xlink:type="simple" xlink:href="https://en.wikipedia.org/wiki/Cluster_(computing)" text:style-name="Internet_20_link" text:visited-style-name="Visited_20_Internet_20_Link"><text:span text:style-name="Internet_20_link"><text:span text:style-name="T22">clustering</text:span></text:span></text:a><text:span text:style-name="T16"> </text:span><text:a xlink:type="simple" xlink:href="https://en.wikipedia.org/wiki/Infrastructure" text:style-name="Internet_20_link" text:visited-style-name="Visited_20_Internet_20_Link"><text:span text:style-name="Internet_20_link"><text:span text:style-name="T22">infrastructure</text:span></text:span></text:a><text:span text:style-name="T16"> platform intended for integrated </text:span><text:a xlink:type="simple" xlink:href="https://en.wikipedia.org/wiki/High-performance_computing" text:style-name="Internet_20_link" text:visited-style-name="Visited_20_Internet_20_Link"><text:span text:style-name="Internet_20_link"><text:span text:style-name="T22">high-performance computing</text:span></text:span></text:a><text:span text:style-name="T16"> (HPC). The </text:span><text:a xlink:type="simple" xlink:href="https://en.wikipedia.org/wiki/Acronym" text:style-name="Internet_20_link" text:visited-style-name="Visited_20_Internet_20_Link"><text:span text:style-name="Internet_20_link"><text:span text:style-name="T22">acronym</text:span></text:span></text:a><text:span text:style-name="T16"> MRG stands for "Messaging Realtime Grid".</text:span></text:p>
      <text:p text:style-name="Standard"><text:span text:style-name="T16">Red Hat Enterprise MRG replaces the Red Hat Enterprise Linux </text:span><text:a xlink:type="simple" xlink:href="https://en.wikipedia.org/wiki/RHEL" text:style-name="Internet_20_link" text:visited-style-name="Visited_20_Internet_20_Link"><text:span text:style-name="Internet_20_link"><text:span text:style-name="T22">RHEL</text:span></text:span></text:a><text:span text:style-name="T16">, a </text:span><text:a xlink:type="simple" xlink:href="https://en.wikipedia.org/wiki/Linux_distribution" text:style-name="Internet_20_link" text:visited-style-name="Visited_20_Internet_20_Link"><text:span text:style-name="Internet_20_link"><text:span text:style-name="T22">Linux distribution</text:span></text:span></text:a><text:span text:style-name="T16"> developed by Red Hat, kernel in order to provide extra support for </text:span><text:a xlink:type="simple" xlink:href="https://en.wikipedia.org/wiki/Real-time_computing" text:style-name="Internet_20_link" text:visited-style-name="Visited_20_Internet_20_Link"><text:span text:style-name="Internet_20_link"><text:span text:style-name="T22">real-time computing</text:span></text:span></text:a><text:span text:style-name="T16">, together with middleware support for </text:span><text:a xlink:type="simple" xlink:href="https://en.wikipedia.org/wiki/Message_broker" text:style-name="Internet_20_link" text:visited-style-name="Visited_20_Internet_20_Link"><text:span text:style-name="Internet_20_link"><text:span text:style-name="T22">message brokerage</text:span></text:span></text:a><text:span text:style-name="T16"> and scheduling workload to local or remote </text:span><text:a xlink:type="simple" xlink:href="https://en.wikipedia.org/wiki/Virtual_machine" text:style-name="Internet_20_link" text:visited-style-name="Visited_20_Internet_20_Link"><text:span text:style-name="Internet_20_link"><text:span text:style-name="T22">virtual machines</text:span></text:span></text:a><text:span text:style-name="T16">, </text:span><text:a xlink:type="simple" xlink:href="https://en.wikipedia.org/wiki/Grid_computing" text:style-name="Internet_20_link" text:visited-style-name="Visited_20_Internet_20_Link"><text:span text:style-name="Internet_20_link"><text:span text:style-name="T22">grid</text:span></text:span></text:a><text:span text:style-name="T16">, and </text:span><text:a xlink:type="simple" xlink:href="https://en.wikipedia.org/wiki/Cloud_computing" text:style-name="Internet_20_link" text:visited-style-name="Visited_20_Internet_20_Link"><text:span text:style-name="Internet_20_link"><text:span text:style-name="T22">cloud</text:span></text:span></text:a><text:span text:style-name="T16"> infrastructures.</text:span><text:a xlink:type="simple" xlink:href="https://en.wikipedia.org/wiki/Red_Hat#cite_note-40" text:style-name="Internet_20_link" text:visited-style-name="Visited_20_Internet_20_Link"><text:span text:style-name="Internet_20_link"><text:span text:style-name="T40">[40]</text:span></text:span></text:a></text:p>
      <text:p text:style-name="Standard"><text:span text:style-name="T16">As of 2011 Red Hat works with the </text:span><text:a xlink:type="simple" xlink:href="https://en.wikipedia.org/wiki/Condor_High-Throughput_Computing_System" text:style-name="Internet_20_link" text:visited-style-name="Visited_20_Internet_20_Link"><text:span text:style-name="Internet_20_link"><text:span text:style-name="T22">Condor High-Throughput Computing System</text:span></text:span></text:a><text:span text:style-name="T16"> community and also provides support for the software.</text:span></text:p>
      <text:p text:style-name="P9"/>
      <text:p text:style-name="P9">4. JBoss</text:p>
      <text:p text:style-name="P9">WildFly formerly known as JBoss AS, or simply JBoss, is an application server authored by JBoss, now developed by Red Hat. WildFly is written in Java, and implements the Java EE specification. It runs on multiple platforms.</text:p>
      <text:p text:style-name="P16"/>
      <text:p text:style-name="P16">Licensing and pricing</text:p>
      <text:p text:style-name="P9">JBoss itself is open source, but Red Hat charges to provide a support subscription for JBoss Enterprise Middleware. </text:p>
      <text:p text:style-name="P9"/>
      <text:p text:style-name="P16">JBoss video presentations</text:p>
      <text:p text:style-name="P9">Look in YouTube.com and you can download the videos via media converter which can be downloaded as a plugin for Firefox</text:p>
      <text:p text:style-name="P9"/>
      <text:p text:style-name="P53">JBoss Middleware Portfolio</text:p>
      <table:table table:name="Table1" table:style-name="Table1">
        <table:table-column table:style-name="Table1.A" table:number-columns-repeated="3"/>
        <table:table-column table:style-name="Table1.D"/>
        <table:table-row table:style-name="Table1.1">
          <table:table-cell table:style-name="Table1.A1" table:number-rows-spanned="5" office:value-type="string">
            <text:p text:style-name="P59">DEVELOPMENT TOOLS</text:p>
            <text:p text:style-name="P58">Red Hat JBoss Development Studio</text:p>
          </table:table-cell>
          <table:table-cell table:style-name="Table1.B1" office:value-type="string">
            <text:p text:style-name="P59">USER INTERACTION</text:p>
          </table:table-cell>
          <table:table-cell table:style-name="Table1.C1" office:value-type="string">
            <text:p text:style-name="P58">RHJ Portal</text:p>
          </table:table-cell>
          <table:table-cell table:style-name="Table1.D1" table:number-rows-spanned="5" office:value-type="string">
            <text:p text:style-name="P59">MANAGEMENT TOOLS</text:p>
            <text:p text:style-name="P58">Red Hat JBoss Operations Network</text:p>
          </table:table-cell>
        </table:table-row>
        <table:table-row table:style-name="Table1.1">
          <table:covered-table-cell/>
          <table:table-cell table:style-name="Table1.B2" office:value-type="string">
            <text:p text:style-name="P59">BUSINESS PROCESS MANAGEMENT</text:p>
          </table:table-cell>
          <table:table-cell table:style-name="Table1.C2" office:value-type="string">
            <text:p text:style-name="P58">RHJ BRMS</text:p>
            <text:p text:style-name="P58">RHJ BPM Suite</text:p>
          </table:table-cell>
          <table:covered-table-cell/>
        </table:table-row>
        <table:table-row table:style-name="Table1.1">
          <table:covered-table-cell/>
          <table:table-cell table:style-name="Table1.B3" office:value-type="string">
            <text:p text:style-name="P59">APPLICATION INTEGRATION</text:p>
          </table:table-cell>
          <table:table-cell table:style-name="Table1.C3" office:value-type="string">
            <text:p text:style-name="P58">RHJ Fuse </text:p>
            <text:p text:style-name="P58">RHJ A-MQ</text:p>
            <text:p text:style-name="P58">RHJ Fuse Service Works</text:p>
          </table:table-cell>
          <table:covered-table-cell/>
        </table:table-row>
        <table:table-row table:style-name="Table1.1">
          <table:covered-table-cell/>
          <table:table-cell table:style-name="Table1.B4" office:value-type="string">
            <text:p text:style-name="P59">DATA INTEGRATION</text:p>
          </table:table-cell>
          <table:table-cell table:style-name="Table1.C4" office:value-type="string">
            <text:p text:style-name="P58">RHJ Data Virtualization</text:p>
          </table:table-cell>
          <table:covered-table-cell/>
        </table:table-row>
        <table:table-row table:style-name="Table1.1">
          <table:covered-table-cell/>
          <table:table-cell table:style-name="Table1.B5" office:value-type="string">
            <text:p text:style-name="P59">FOUNDATION</text:p>
          </table:table-cell>
          <table:table-cell table:style-name="Table1.C5" office:value-type="string">
            <text:p text:style-name="P58">RHJ Ent App Platform</text:p>
            <text:p text:style-name="P58">RHJ Web Server</text:p>
            <text:p text:style-name="P58">RHJ Data Grid</text:p>
          </table:table-cell>
          <table:covered-table-cell/>
        </table:table-row>
        <table:table-row table:style-name="Table1.1">
          <table:table-cell table:style-name="Table1.A6" office:value-type="string">
            <text:p text:style-name="P60">PHYSICAL</text:p>
          </table:table-cell>
          <table:table-cell table:style-name="Table1.B6" office:value-type="string">
            <text:p text:style-name="P60">VIRTUAL</text:p>
          </table:table-cell>
          <table:table-cell table:style-name="Table1.C6" office:value-type="string">
            <text:p text:style-name="P60">PUBLIC CLOUD</text:p>
          </table:table-cell>
          <table:table-cell table:style-name="Table1.D6" office:value-type="string">
            <text:p text:style-name="P60">PRIVATE CLOUD</text:p>
          </table:table-cell>
        </table:table-row>
        <table:table-row table:style-name="Table1.1">
          <table:table-cell table:style-name="Table1.A7" office:value-type="string">
            <text:p text:style-name="P60">ACCELERATE</text:p>
            <text:p text:style-name="P60">App dev, deployment, and performance</text:p>
          </table:table-cell>
          <table:table-cell table:style-name="Table1.B7" table:number-columns-spanned="2" office:value-type="string">
            <text:p text:style-name="P60">INTEGRATE</text:p>
            <text:p text:style-name="P60">Apps, data, and devices</text:p>
          </table:table-cell>
          <table:covered-table-cell/>
          <table:table-cell table:style-name="Table1.D7" office:value-type="string">
            <text:p text:style-name="P60">AUTOMATE</text:p>
            <text:p text:style-name="P60">Business models, rules, and processes</text:p>
          </table:table-cell>
        </table:table-row>
      </table:table>
      <text:p text:style-name="P9"/>
      <text:p text:style-name="P9"/>
      <text:p text:style-name="Standard"><text:span text:style-name="T16">Videos from Red Hat: </text:span><text:a xlink:type="simple" xlink:href="https://www.youtube.com/user/redhatmiddleware/videos" text:style-name="Internet_20_link" text:visited-style-name="Visited_20_Internet_20_Link"><text:span text:style-name="Internet_20_link"><text:span text:style-name="T16">Link</text:span></text:span></text:a></text:p>
      <text:p text:style-name="P9"/>
      <text:list xml:id="list222014194421226" text:continue-numbering="true" text:style-name="WWNum1">
        <text:list-item>
          <text:list>
            <text:list-item>
              <text:h text:style-name="P85" text:outline-level="2"><text:bookmark text:name="_Toc307897186"/><text:bookmark-start text:name="__RefHeading___Toc1550_1732674426"/><text:bookmark text:name="_Toc308004480"/>Quality engineering<text:bookmark-end text:name="__RefHeading___Toc1550_1732674426"/></text:h>
            </text:list-item>
          </text:list>
        </text:list-item>
      </text:list>
      <text:p text:style-name="P12">Quality control and quality engineering are involved in developing systems to ensure products or services are designed and produced to meet or exceed customer requirements and expectations.</text:p>
      <text:p text:style-name="P12"/>
      <text:p text:style-name="P12">Quality assurance (QA) is a way of preventing mistakes or defects in manufactured products and avoiding problems when delivering solutions or services to customers.</text:p>
      <text:p text:style-name="Standard"><text:a xlink:type="simple" xlink:href="https://en.wikipedia.org/wiki/Quality_assurance" text:style-name="Internet_20_link" text:visited-style-name="Visited_20_Internet_20_Link"><text:span text:style-name="Internet_20_link"><text:span text:style-name="T24">Link to Wikipedia</text:span></text:span></text:a></text:p>
      <text:p text:style-name="P12"/>
      <text:p text:style-name="P12">Quality assurance se týká obecně všech procesů od návrhu, vývoje, nasazení, údržby až po dokumentaci produktu. Cílem je dohlédnout, že produkt je vytvářen tak, že jeho části budou mít odpovídající kvalitu, která byla určena. Jako součást QA lze označit i řízení kvality (quality control), především pak výstupní kontrola.</text:p>
      <text:p text:style-name="P12"/>
      <text:p text:style-name="Standard"><text:span text:style-name="T14">Software quality assurance</text:span><text:span text:style-name="T17"> (SQA) is a process that ensures that developed software meets and complies with defined quality specifications. SQA is an ongoing process within the software development life cycle (SDLC) that routinely checks the developed software to ensure it meets desired quality measures.</text:span></text:p>
      <text:p text:style-name="P12"/>
      <text:p text:style-name="P12">SQA helps ensure the development of high-quality software. SQA incorporates and implements software testing methodologies to test software. Rather than checking for quality after completion, SQA processes tests for quality in each phase of development until the software is complete. With SQA, the software development process moves into the next phase only once the current/previous phase complies with the required quality standards. </text:p>
      <text:p text:style-name="P12"/>
      <text:p text:style-name="Standard"><text:a xlink:type="simple" xlink:href="https://www.techopedia.com/definition/4363/software-quality-assurance-sqa" text:style-name="Internet_20_link" text:visited-style-name="Visited_20_Internet_20_Link"><text:span text:style-name="Internet_20_link"><text:span text:style-name="T24">Link to Technopedia</text:span></text:span></text:a></text:p>
      <text:p text:style-name="P12"/>
      <text:p text:style-name="Standard"><text:span text:style-name="T14">Software Testing </text:span><text:span text:style-name="T17">is a set of processes aimed at investigating, evaluating and ascertaining the completeness and quality of computer software. Software testing ensures the compliance of a software product in relation with regulatory, business, technical, functional and user requirements.</text:span></text:p>
      <text:p text:style-name="P12">Software testing is also known as application testing.</text:p>
      <text:p text:style-name="P12"/>
      <text:p text:style-name="Standard"><text:a xlink:type="simple" xlink:href="https://www.techopedia.com/definition/17681/software-testing" text:style-name="Internet_20_link" text:visited-style-name="Visited_20_Internet_20_Link"><text:span text:style-name="Internet_20_link"><text:span text:style-name="T24">Link to Technopedia</text:span></text:span></text:a></text:p>
      <text:p text:style-name="P36"/>
      <text:p text:style-name="P36"/>
      <text:p text:style-name="P36"/>
      <text:list xml:id="list222013616479328" text:continue-numbering="true" text:style-name="WWNum1">
        <text:list-item>
          <text:list>
            <text:list-item>
              <text:h text:style-name="P88" text:outline-level="2"/>
            </text:list-item>
          </text:list>
        </text:list-item>
      </text:list>
      <text:h text:style-name="P55" text:outline-level="2"><text:bookmark text:name="_Toc307897188"/><text:bookmark-start text:name="__RefHeading___Toc1554_1732674426"/><text:bookmark text:name="__UnoMark__1001_524214630"/><text:bookmark text:name="_Toc308004482"/>BASH programming<text:bookmark-end text:name="__RefHeading___Toc1554_1732674426"/></text:h>
      <text:p text:style-name="P41"><text:a xlink:type="simple" xlink:href="http://tldp.org/HOWTO/Bash-Prog-Intro-HOWTO.html" text:style-name="Internet_20_link" text:visited-style-name="Visited_20_Internet_20_Link"><text:span text:style-name="Internet_20_link"><text:span text:style-name="T7">Link1</text:span></text:span></text:a><text:span text:style-name="T7">, </text:span><text:a xlink:type="simple" xlink:href="http://www.thegeekstuff.com/category/bash-2/" text:style-name="Internet_20_link" text:visited-style-name="Visited_20_Internet_20_Link"><text:span text:style-name="Internet_20_link"><text:span text:style-name="T7">Link2</text:span></text:span></text:a><text:span text:style-name="T7">, </text:span><text:a xlink:type="simple" xlink:href="http://www.thegeekstuff.com/2010/06/bash-array-tutorial/" text:style-name="Internet_20_link" text:visited-style-name="Visited_20_Internet_20_Link"><text:span text:style-name="Internet_20_link"><text:span text:style-name="T7">Link3</text:span></text:span></text:a><text:span text:style-name="T7">, </text:span><text:a xlink:type="simple" xlink:href="http://bash.cyberciti.biz/guide/Main_Page" text:style-name="Internet_20_link" text:visited-style-name="Visited_20_Internet_20_Link"><text:span text:style-name="Internet_20_link"><text:span text:style-name="T12">Link4</text:span></text:span></text:a><text:span text:style-name="T7">, </text:span><text:a xlink:type="simple" xlink:href="http://telerikacademy.com/Courses/LectureResources/2298/25-07-2013-Shells-and-Bash-scripting-Part-I" text:style-name="Internet_20_link" text:visited-style-name="Visited_20_Internet_20_Link"><text:span text:style-name="Internet_20_link"><text:span text:style-name="T7">video1</text:span></text:span></text:a><text:span text:style-name="T7">, </text:span><text:a xlink:type="simple" xlink:href="http://telerikacademy.com/Courses/LectureResources/2312/29-07-2013-Bash-scripting-Part-II" text:style-name="Internet_20_link" text:visited-style-name="Visited_20_Internet_20_Link"><text:span text:style-name="Internet_20_link"><text:span text:style-name="T7">video2</text:span></text:span></text:a><text:span text:style-name="T7">, </text:span><text:a xlink:type="simple" xlink:href="http://telerikacademy.com/Courses/LectureResources/2313/29-07-2013-Bash-scripting-Part-III" text:style-name="Internet_20_link" text:visited-style-name="Visited_20_Internet_20_Link"><text:span text:style-name="Internet_20_link"><text:span text:style-name="T7">video3</text:span></text:span></text:a><text:span text:style-name="T7">,</text:span></text:p>
      <text:p text:style-name="P42"/>
      <text:h text:style-name="Heading_20_3" text:outline-level="3"><text:bookmark-start text:name="__RefHeading___Toc1550_1367601286"/>Books about BASH programming<text:bookmark-end text:name="__RefHeading___Toc1550_1367601286"/></text:h>
      <text:list xml:id="list9183204703144223770" text:style-name="WWNum11">
        <text:list-item>
          <text:p text:style-name="P81"><text:span text:style-name="T7">Learning the bash Shell: Unix Shell Programming In a Nutshell, 3</text:span><text:span text:style-name="T41">rd</text:span><text:span text:style-name="T7"> editions, by Cameron Newham, 2005</text:span></text:p>
        </text:list-item>
        <text:list-item>
          <text:p text:style-name="P78">bash Cookbook, 2007</text:p>
        </text:list-item>
        <text:list-item>
          <text:p text:style-name="P78">Pro Bash Programming, Scripting the GNU/Linux Shell, by Chris F.A. Johnson, 2009</text:p>
        </text:list-item>
        <text:list-item>
          <text:p text:style-name="P78">Shell Scripting - Expert Recipes for Linux, Bash, and More, by Steve Parker by 2011</text:p>
        </text:list-item>
        <text:list-item>
          <text:p text:style-name="P81"><text:span text:style-name="T7">Mastering UNIX® Shell Scripting, 2</text:span><text:span text:style-name="T41">nd</text:span><text:span text:style-name="T7"> edition, by Randal K. Michael, 2008</text:span></text:p>
        </text:list-item>
        <text:list-item>
          <text:p text:style-name="P81">Linux Shell Scripting With Bash, by Ken O. Burtch, 2004</text:p>
        </text:list-item>
        <text:list-item>
          <text:p text:style-name="P84"><text:a xlink:type="simple" xlink:href="http://tldp.org/LDP/abs/html/" text:style-name="Internet_20_link" text:visited-style-name="Visited_20_Internet_20_Link"><text:span text:style-name="Internet_20_link">Advanced Bash-Scripting Guide</text:span></text:a></text:p>
        </text:list-item>
      </text:list>
      <text:p text:style-name="P42"/>
      <text:h text:style-name="P57" text:outline-level="2"><text:bookmark text:name="_Toc307897189"/><text:bookmark-start text:name="__RefHeading___Toc1556_1732674426"/><text:bookmark text:name="_Toc308004483"/>Open Source Bug Tracking System<text:bookmark-end text:name="__RefHeading___Toc1556_1732674426"/></text:h>
      <text:p text:style-name="P42">Top 10</text:p>
      <text:p text:style-name="P42"><text:bookmark text:name="__UnoMark__1001_52421463099"/>1. Bugzilla</text:p>
      <text:p text:style-name="P42">2. Mantis</text:p>
      <text:p text:style-name="P42">3. Trac</text:p>
      <text:p text:style-name="P42">4. Redmine</text:p>
      <text:p text:style-name="P42">5. Request Tracker</text:p>
      <text:p text:style-name="P42">6. OTRS</text:p>
      <text:p text:style-name="P42">7. EventNum</text:p>
      <text:p text:style-name="P42">8. Fossil</text:p>
      <text:p text:style-name="P42">9. The Bug Genie</text:p>
      <text:p text:style-name="P42">10. WebIssues</text:p>
      <text:p text:style-name="P42"/>
      <text:p text:style-name="P41"><text:a xlink:type="simple" xlink:href="http://www.thegeekstuff.com/2010/08/bug-tracking-system/" text:style-name="Internet_20_link" text:visited-style-name="Visited_20_Internet_20_Link"><text:span text:style-name="Internet_20_link"><text:span text:style-name="T7">Link1</text:span></text:span></text:a><text:span text:style-name="T7">,</text:span></text:p>
      <text:p text:style-name="P42"/>
      <text:p text:style-name="P6">What is Open Source?</text:p>
      <text:p text:style-name="Standard"><text:a xlink:type="simple" xlink:href="https://en.wikipedia.org/wiki/Open-source_software" text:style-name="Internet_20_link" text:visited-style-name="Visited_20_Internet_20_Link"><text:span text:style-name="Internet_20_link"><text:span text:style-name="T36">Open-source software</text:span></text:span></text:a></text:p>
      <text:p text:style-name="P34"><text:a xlink:type="simple" xlink:href="https://en.wikipedia.org/wiki/Free_license" text:style-name="Internet_20_link" text:visited-style-name="Visited_20_Internet_20_Link"><text:span text:style-name="Internet_20_link"><text:span text:style-name="T36">Definition of Free license</text:span></text:span></text:a></text:p>
      <text:p text:style-name="P34"><text:a xlink:type="simple" xlink:href="https://bg.wikipedia.org/wiki/Лиценз_за_свободна_документация_на_ГНУ" text:style-name="Internet_20_link" text:visited-style-name="Visited_20_Internet_20_Link"><text:span text:style-name="Internet_20_link"><text:span text:style-name="T36">GNU free documentation license</text:span></text:span></text:a></text:p>
      <text:p text:style-name="P34"><text:a xlink:type="simple" xlink:href="https://bg.wikipedia.org/wiki/Фондация_за_свободен_софтуер" text:style-name="Internet_20_link" text:visited-style-name="Visited_20_Internet_20_Link"><text:span text:style-name="Internet_20_link"><text:span text:style-name="T34">Free software foundation</text:span></text:span></text:a></text:p>
      <text:p text:style-name="P34"><text:a xlink:type="simple" xlink:href="https://en.wikipedia.org/wiki/Free_software" text:style-name="Internet_20_link" text:visited-style-name="Visited_20_Internet_20_Link"><text:span text:style-name="Internet_20_link"><text:span text:style-name="T34">Free software</text:span></text:span></text:a></text:p>
      <text:p text:style-name="P34"><text:a xlink:type="simple" xlink:href="https://en.wikipedia.org/wiki/GNU_General_Public_License" text:style-name="Internet_20_link" text:visited-style-name="Visited_20_Internet_20_Link"><text:span text:style-name="Internet_20_link"><text:span text:style-name="T34">GNU General Public License</text:span></text:span></text:a></text:p>
      <text:p text:style-name="P7"/>
      <text:p text:style-name="Standard"><text:a xlink:type="simple" xlink:href="https://en.wikipedia.org/wiki/Open_source" text:style-name="Internet_20_link" text:visited-style-name="Visited_20_Internet_20_Link"><text:span text:style-name="Internet_20_link"><text:span text:style-name="T2">Topic to review</text:span></text:span></text:a></text:p>
      <text:list xml:id="list4354957430074453434" text:style-name="WWNum4">
        <text:list-item>
          <text:p text:style-name="P73">Bash</text:p>
        </text:list-item>
        <text:list-item>
          <text:p text:style-name="P72"><text:span text:style-name="T34">sed – </text:span><text:a xlink:type="simple" xlink:href="../../../../../../Techdoc/Linux/SED%20Tutorial%20Basic%20Substitution%20Linux%20Shell%20BASH" text:style-name="Internet_20_link" text:visited-style-name="Visited_20_Internet_20_Link"><text:span text:style-name="Internet_20_link"><text:span text:style-name="T36">Video1</text:span></text:span></text:a><text:span text:style-name="T34">, </text:span><text:a xlink:type="simple" xlink:href="https://www.youtube.com/watch?v=8T5azKqYAjc" text:style-name="Internet_20_link" text:visited-style-name="Visited_20_Internet_20_Link"><text:span text:style-name="Internet_20_link"><text:span text:style-name="T34">Video2</text:span></text:span></text:a><text:span text:style-name="T34">, </text:span></text:p>
        </text:list-item>
        <text:list-item>
          <text:p text:style-name="P73">awk</text:p>
        </text:list-item>
        <text:list-item>
          <text:p text:style-name="P72"><text:a xlink:type="simple" xlink:href="https://en.wikipedia.org/wiki/Logical_Volume_Manager_(Linux)" text:style-name="Internet_20_link" text:visited-style-name="Visited_20_Internet_20_Link"><text:span text:style-name="Internet_20_link"><text:span text:style-name="T2">LVM</text:span></text:span></text:a><text:span text:style-name="T34"> – </text:span><text:a xlink:type="simple" xlink:href="http://askubuntu.com/questions/3596/what-is-lvm-and-what-is-it-used-for" text:style-name="Internet_20_link" text:visited-style-name="Visited_20_Internet_20_Link"><text:span text:style-name="Internet_20_link"><text:span text:style-name="T2">Link2</text:span></text:span></text:a><text:span text:style-name="T34">, </text:span><text:a xlink:type="simple" xlink:href="https://wiki.ubuntu.com/Lvm" text:style-name="Internet_20_link" text:visited-style-name="Visited_20_Internet_20_Link"><text:span text:style-name="Internet_20_link"><text:span text:style-name="T2">Link3</text:span></text:span></text:a><text:span text:style-name="T34">,</text:span></text:p>
        </text:list-item>
        <text:list-item>
          <text:p text:style-name="P72"><text:span text:style-name="T34">System V – </text:span><text:a xlink:type="simple" xlink:href="https://en.wikipedia.org/wiki/UNIX_System_V" text:style-name="Internet_20_link" text:visited-style-name="Visited_20_Internet_20_Link"><text:span text:style-name="Internet_20_link"><text:span text:style-name="T2">Link1</text:span></text:span></text:a><text:span text:style-name="T34">, </text:span><text:a xlink:type="simple" xlink:href="http://dictionary.reference.com/browse/system-v" text:style-name="Internet_20_link" text:visited-style-name="Visited_20_Internet_20_Link"><text:span text:style-name="Internet_20_link"><text:span text:style-name="T2">Link2</text:span></text:span></text:a><text:span text:style-name="T34">,</text:span></text:p>
        </text:list-item>
        <text:list-item>
          <text:p text:style-name="P73">DNS, DHCP records</text:p>
        </text:list-item>
      </text:list>
      <text:p text:style-name="Standard"><text:span text:style-name="T1"><text:s/></text:span><text:span text:style-name="T2">... etc.</text:span></text:p>
      <text:p text:style-name="Standard"><text:a xlink:type="simple" xlink:href="http://www.thegeekstuff.com/category/sed/" text:style-name="Internet_20_link" text:visited-style-name="Visited_20_Internet_20_Link"><text:span text:style-name="Intense_20_Reference"><text:span text:style-name="T7">Sed</text:span></text:span></text:a><text:span text:style-name="Intense_20_Reference"><text:span text:style-name="T7"> at The Geek Stuff</text:span></text:span></text:p>
      <text:p text:style-name="P4"/>
      <text:p text:style-name="Standard"><text:soft-page-break/><text:a xlink:type="simple" xlink:href="http://www.grymoire.com/Unix/index.html" text:style-name="Internet_20_link" text:visited-style-name="Visited_20_Internet_20_Link"><text:span text:style-name="Intense_20_Reference"><text:span text:style-name="T7">Unix / Linux</text:span></text:span></text:a><text:span text:style-name="Intense_20_Reference"><text:span text:style-name="T7"> at Grymoire</text:span></text:span></text:p>
      <text:p text:style-name="P4"/>
      <text:p text:style-name="P7"/>
      <text:p text:style-name="Standard"><text:a xlink:type="simple" xlink:href="http://bash.cyberciti.biz/guide/Main_Page" text:style-name="Internet_20_link" text:visited-style-name="Visited_20_Internet_20_Link"><text:span text:style-name="Intense_20_Reference"><text:span text:style-name="T7">Linux Shell Scripting Tutorial (LSST) v2.0</text:span></text:span></text:a></text:p>
      <text:p text:style-name="P4"/>
      <text:p text:style-name="P7">SoftUni</text:p>
      <text:p text:style-name="P34"><draw:frame draw:style-name="fr1" draw:name="Image6" text:anchor-type="as-char" svg:width="0.561cm" svg:height="0.561cm" draw:z-index="0"><draw:image xlink:href="Pictures/100002010000001000000010DF1A47BAD3898CE3.png" xlink:type="simple" xlink:show="embed" xlink:actuate="onLoad"/></draw:frame><text:span text:style-name="Internet_20_link"><text:span text:style-name="T2">29.07.2013 - </text:span></text:span><text:span text:style-name="Internet_20_link"><text:span text:style-name="T36">Bash scripting - Part II</text:span></text:span></text:p>
      <text:p text:style-name="P34"><draw:frame draw:style-name="fr1" draw:name="Image7" text:anchor-type="as-char" svg:width="0.561cm" svg:height="0.561cm" draw:z-index="1"><draw:image xlink:href="Pictures/100002010000001000000010DF1A47BAD3898CE3.png" xlink:type="simple" xlink:show="embed" xlink:actuate="onLoad"/></draw:frame><text:span text:style-name="Internet_20_link"><text:span text:style-name="T2">29.07.2013 - </text:span></text:span><text:span text:style-name="Internet_20_link"><text:span text:style-name="T36">Bash scripting - Part III</text:span></text:span></text:p>
      <text:p text:style-name="P7"/>
      <text:p text:style-name="Standard"><text:a xlink:type="simple" xlink:href="https://kb.iu.edu/d/apek" text:style-name="Internet_20_link" text:visited-style-name="Visited_20_Internet_20_Link"><text:span text:style-name="Internet_20_link"><text:span text:style-name="T21">Unix Basic</text:span></text:span></text:a><text:span text:style-name="T2"> from Indiana University</text:span></text:p>
      <text:p text:style-name="P7"/>
      <text:p text:style-name="Standard"><text:a xlink:type="simple" xlink:href="http://regexr.com/" text:style-name="Internet_20_link" text:visited-style-name="Visited_20_Internet_20_Link"><text:span text:style-name="Intense_20_Reference"><text:span text:style-name="T8">Regular expressions</text:span></text:span></text:a></text:p>
      <text:p text:style-name="P4"/>
      <text:p text:style-name="Standard"><text:a xlink:type="simple" xlink:href="http://tldp.org/LDP/Bash-Beginners-Guide/html/sect_04_02.html" text:style-name="Internet_20_link" text:visited-style-name="Visited_20_Internet_20_Link"><text:span text:style-name="Intense_20_Reference"><text:span text:style-name="T7">Examples using grep</text:span></text:span></text:a></text:p>
      <text:p text:style-name="P4"/>
      <text:p text:style-name="Standard"><text:a xlink:type="simple" xlink:href="https://www.facebook.com/ddyordanov" text:style-name="Internet_20_link" text:visited-style-name="Visited_20_Internet_20_Link"><text:span text:style-name="Internet_20_link"><text:span text:style-name="T21">https://www.facebook.com/ddyordanov</text:span></text:span></text:a></text:p>
      <text:p text:style-name="P7"/>
      <text:p text:style-name="Standard"><text:a xlink:type="simple" xlink:href="http://www.linuxzone.cz/index.phtml?koment_akce=newcomment&amp;idc=156&amp;ids=9" text:style-name="Internet_20_link" text:visited-style-name="Visited_20_Internet_20_Link"><text:span text:style-name="Intense_20_Reference"><text:span text:style-name="T7">LinuxZone.CZ</text:span></text:span></text:a></text:p>
      <text:p text:style-name="P4"><text:span text:style-name="Intense_20_Reference"/></text:p>
      <text:p text:style-name="Standard"><text:a xlink:type="simple" xlink:href="http://www.root.cz/" text:style-name="Internet_20_link" text:visited-style-name="Visited_20_Internet_20_Link"><text:span text:style-name="Intense_20_Reference"><text:span text:style-name="T7">root.cz</text:span></text:span></text:a></text:p>
      <text:p text:style-name="P4"/>
      <text:p text:style-name="Standard"><text:a xlink:type="simple" xlink:href="https://softuni.bg/trainings/fasttracks/details/1060" text:style-name="Internet_20_link" text:visited-style-name="Visited_20_Internet_20_Link"><text:span text:style-name="Intense_20_Reference"><text:span text:style-name="T7">Linux System Administration - октомври 2014</text:span></text:span></text:a></text:p>
      <text:p text:style-name="P7"/>
      <text:p text:style-name="Standard"><text:a xlink:type="simple" xlink:href="http://www.pixelbeat.org/cmdline.html" text:style-name="Internet_20_link" text:visited-style-name="Visited_20_Internet_20_Link"><text:span text:style-name="Intense_20_Reference"><text:span text:style-name="T7">Linux command line reference for common operations</text:span></text:span></text:a></text:p>
      <text:p text:style-name="P4"/>
      <text:p text:style-name="P7">Check Deidoimedo web site about Linux</text:p>
      <text:p text:style-name="P7"/>
      <text:p text:style-name="P7"/>
      <text:p text:style-name="Standard"><text:a xlink:type="simple" xlink:href="http://faculty.ucr.edu/~tgirke/Documents/UNIX/linux_manual.html" text:style-name="Internet_20_link" text:visited-style-name="Visited_20_Internet_20_Link"><text:span text:style-name="Intense_20_Reference"><text:span text:style-name="T7">LINUX ESSENTIALS</text:span></text:span></text:a></text:p>
      <text:p text:style-name="P4"/>
      <text:p text:style-name="Standard"><text:a xlink:type="simple" xlink:href="http://support.suso.com/supki/SSH_Tutorial_for_Linux" text:style-name="Internet_20_link" text:visited-style-name="Visited_20_Internet_20_Link"><text:span text:style-name="Internet_20_link"><text:span text:style-name="T2">SSH Tutorial</text:span></text:span></text:a></text:p>
      <text:p text:style-name="P7"/>
      <text:p text:style-name="P7"/>
      <text:h text:style-name="P56" text:outline-level="1"><text:bookmark-start text:name="__RefHeading___Toc2749_1121243733"/>My self-training<text:bookmark-end text:name="__RefHeading___Toc2749_1121243733"/></text:h>
      <text:p text:style-name="P7">Computer-based traing:</text:p>
      <text:p text:style-name="P35">VTC.com</text:p>
      <text:p text:style-name="P35">Lynda.com</text:p>
      <text:p text:style-name="P35">Pluralsight.com</text:p>
      <text:p text:style-name="P35">CBTNuggets.com</text:p>
      <text:p text:style-name="P35">SoftwareUniversity</text:p>
      <text:p text:style-name="P34"><text:a xlink:type="simple" xlink:href="http://www.aiopass4sure.com/linux-exams" text:style-name="Internet_20_link" text:visited-style-name="Visited_20_Internet_20_Link"><text:span text:style-name="Internet_20_link"><text:span text:style-name="T2">Questions and answers</text:span></text:span></text:a><text:span text:style-name="T2"> on Linux exams</text:span></text:p>
      <text:p text:style-name="P34"><text:a xlink:type="simple" xlink:href="http://www.sanfoundry.com/technical-interview-questions/" text:style-name="Internet_20_link" text:visited-style-name="Visited_20_Internet_20_Link"><text:span text:style-name="Internet_20_link"><text:span text:style-name="T2">Linux Questions and Answers</text:span></text:span></text:a></text:p>
      <text:p text:style-name="P35">Maintaining own documention with quesstions and anwsers</text:p>
      <text:p text:style-name="P35"/>
      <text:p text:style-name="P7">Authors</text:p>
      <text:p text:style-name="P35">Michael Jang</text:p>
      <text:p text:style-name="P35">Mark Virtue</text:p>
      <text:p text:style-name="P35">Damian Tommasino</text:p>
      <text:p text:style-name="P35">Paul Cobbaut</text:p>
      <text:p text:style-name="P35">Richard Petersen</text:p>
      <text:p text:style-name="P35"/>
      <text:p text:style-name="Standard"><text:span text:style-name="T2">My </text:span><text:a xlink:type="simple" xlink:href="https://softuni.bg/forum/3026/sertifikaciya-v-oblastta-na-linuks-sistemna-administraciya" text:style-name="Internet_20_link" text:visited-style-name="Visited_20_Internet_20_Link"><text:span text:style-name="Internet_20_link"><text:span text:style-name="T2">article</text:span></text:span></text:a><text:span text:style-name="T2"> at Software university at Sofia, Bulgaria.</text:span></text:p>
      <text:p text:style-name="P5"/>
      <text:p text:style-name="P5"/>
      <text:p text:style-name="P29">Materials for Quality Assurance</text:p>
      <text:p text:style-name="Standard"><text:span text:style-name="T42">Selenium testing tools – </text:span><text:a xlink:type="simple" xlink:href="http://www.it-ebooks.info/book/2381/" text:style-name="Internet_20_link" text:visited-style-name="Visited_20_Internet_20_Link"><text:span text:style-name="Internet_20_link"><text:span text:style-name="T42">Link1</text:span></text:span></text:a><text:span text:style-name="T42">, </text:span><text:a xlink:type="simple" xlink:href="http://www.it-ebooks.info/book/4742/" text:style-name="Internet_20_link" text:visited-style-name="Visited_20_Internet_20_Link"><text:span text:style-name="Internet_20_link"><text:span text:style-name="T42">Link2</text:span></text:span></text:a><text:span text:style-name="T42">, </text:span><text:a xlink:type="simple" xlink:href="http://www.it-ebooks.info/book/1125/" text:style-name="Internet_20_link" text:visited-style-name="Visited_20_Internet_20_Link"><text:span text:style-name="Internet_20_link"><text:span text:style-name="T42">Link3</text:span></text:span></text:a><text:span text:style-name="T42">, </text:span><text:a xlink:type="simple" xlink:href="http://www.it-ebooks.info/book/3123/" text:style-name="Internet_20_link" text:visited-style-name="Visited_20_Internet_20_Link"><text:span text:style-name="Internet_20_link"><text:span text:style-name="T42">Link4</text:span></text:span></text:a><text:span text:style-name="T42">,</text:span></text:p>
      <text:p text:style-name="Standard"><text:span text:style-name="T42">Software testing – </text:span><text:a xlink:type="simple" xlink:href="http://www.it-ebooks.info/book/2660/" text:style-name="Internet_20_link" text:visited-style-name="Visited_20_Internet_20_Link"><text:span text:style-name="Internet_20_link"><text:span text:style-name="T42">Link1</text:span></text:span></text:a><text:span text:style-name="T42">, </text:span><text:a xlink:type="simple" xlink:href="http://www.it-ebooks.info/book/6294/" text:style-name="Internet_20_link" text:visited-style-name="Visited_20_Internet_20_Link"><text:span text:style-name="Internet_20_link"><text:span text:style-name="T42">Link2</text:span></text:span></text:a><text:span text:style-name="T42">, </text:span><text:a xlink:type="simple" xlink:href="http://www.it-ebooks.info/book/2899/" text:style-name="Internet_20_link" text:visited-style-name="Visited_20_Internet_20_Link"><text:span text:style-name="Internet_20_link"><text:span text:style-name="T42">Link3</text:span></text:span></text:a><text:span text:style-name="T42">, </text:span><text:a xlink:type="simple" xlink:href="http://www.it-ebooks.info/book/1530/" text:style-name="Internet_20_link" text:visited-style-name="Visited_20_Internet_20_Link"><text:span text:style-name="Internet_20_link"><text:span text:style-name="T42">Link4</text:span></text:span></text:a><text:span text:style-name="T42">, </text:span><text:a xlink:type="simple" xlink:href="http://www.it-ebooks.info/book/4421/" text:style-name="Internet_20_link" text:visited-style-name="Visited_20_Internet_20_Link"><text:span text:style-name="Internet_20_link"><text:span text:style-name="T42">Link5</text:span></text:span></text:a><text:span text:style-name="T42">, </text:span><text:a xlink:type="simple" xlink:href="https://en.wikipedia.org/wiki/Software_testing" text:style-name="Internet_20_link" text:visited-style-name="Visited_20_Internet_20_Link"><text:span text:style-name="Internet_20_link"><text:span text:style-name="T43">Lin</text:span></text:span></text:a><text:bookmark text:name="_GoBack"/><text:a xlink:type="simple" xlink:href="https://en.wikipedia.org/wiki/Software_testing" text:style-name="Internet_20_link" text:visited-style-name="Visited_20_Internet_20_Link"><text:span text:style-name="Internet_20_link"><text:span text:style-name="T43">k6</text:span></text:span></text:a><text:span text:style-name="T42">, </text:span></text:p>
      <text:p text:style-name="Standard"><text:span text:style-name="T42">System testing – </text:span><text:a xlink:type="simple" xlink:href="https://en.wikipedia.org/wiki/System_testing" text:style-name="Internet_20_link" text:visited-style-name="Visited_20_Internet_20_Link"><text:span text:style-name="Internet_20_link"><text:span text:style-name="T42">Link1</text:span></text:span></text:a><text:span text:style-name="T42">,</text:span></text:p>
      <text:p text:style-name="Standard"><text:span text:style-name="T42">Black-box testing – </text:span><text:a xlink:type="simple" xlink:href="https://en.wikipedia.org/wiki/Black-box_testing" text:style-name="Internet_20_link" text:visited-style-name="Visited_20_Internet_20_Link"><text:span text:style-name="Internet_20_link"><text:span text:style-name="T42">Link1</text:span></text:span></text:a><text:span text:style-name="T42">, </text:span><text:a xlink:type="simple" xlink:href="http://www.testingstandards.co.uk/Component%20Testing.pdf" text:style-name="Internet_20_link" text:visited-style-name="Visited_20_Internet_20_Link"><text:span text:style-name="Internet_20_link"><text:span text:style-name="T42">Link2</text:span></text:span></text:a><text:span text:style-name="T42">, </text:span></text:p>
      <text:p text:style-name="Standard">Fuzz testing – <text:a xlink:type="simple" xlink:href="https://en.wikipedia.org/wiki/Fuzz_testing" text:style-name="Internet_20_link" text:visited-style-name="Visited_20_Internet_20_Link"><text:span text:style-name="Internet_20_link">Link1</text:span></text:a>,</text:p>
      <text:p text:style-name="Standard"/>
      <text:p text:style-name="P30">K čemu slouží pip <text:span text:style-name="T44">v Linuxu</text:span>? </text:p>
      <text:p text:style-name="P31">Na instalaci softwarových balíků: <text:a xlink:type="simple" xlink:href="https://en.wikipedia.org/wiki/Pip_(package_manager)" text:style-name="Internet_20_link" text:visited-style-name="Visited_20_Internet_20_Link">Link</text:a></text:p>
      <text:p text:style-name="P32"/>
      <text:p text:style-name="P32"/>
      <text:p text:style-name="P32"/>
      <text:h text:style-name="P65" text:outline-level="1"><text:span text:style-name="T46">S</text:span>earching for troubleshooting commands <text:span text:style-name="T46">in LPI2 exams</text:span></text:h>
      <text:h text:style-name="Heading_20_2" text:outline-level="2">QUESTION NO: 6</text:h>
      <text:p text:style-name="P38">You attempt to log out but receive an error message that you cannot. When you issue the jobs</text:p>
      <text:p text:style-name="P38">command, you see a process that is running in the background. How can you fix thus so that you</text:p>
      <text:p text:style-name="P38">can logout?</text:p>
      <text:list xml:id="list4945770320780666166" text:style-name="L1">
        <text:list-item>
          <text:p text:style-name="P74">Issue the kill command with the PID of the last command as an argument.</text:p>
        </text:list-item>
      </text:list>
      <text:p text:style-name="P38"/>
      <text:h text:style-name="Heading_20_2" text:outline-level="2">QUESTION NO: 24</text:h>
      <text:p text:style-name="P39">While checking the logfiles on your log server, you notice that all client machines are showing up</text:p>
      <text:p text:style-name="P39">by IP address rather than by hostname, although DNS is configured and running. How would you</text:p>
      <text:p text:style-name="P39">ensure that host entries show by name rather than by IP?</text:p>
      <text:p text:style-name="P39"><text:soft-page-break/>Add all inbound logging hosts to /etc/hosts on the log server, then restart syslogd.</text:p>
      <text:p text:style-name="P40">Prehled do Question 38</text:p>
      <text:p text:style-name="P40"/>
      <text:h text:style-name="Heading_20_2" text:outline-level="2">REFERENCES</text:h>
      <text:p text:style-name="P33"><text:s/>http://www.redhat.com/docs/manuals/linux/RHL-7.3-Manual/getting-started-guide/s1-q-</text:p>
      <text:p text:style-name="P33">and-a-history-tips.html</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1" svg:font-family="Symbol" style:font-charset="x-symbol"/>
    <style:font-face style:name="Wingdings1" svg:font-family="Wingdings" style:font-charset="x-symbol"/>
    <style:font-face style:name="Arial" svg:font-family="Arial" style:font-family-generic="roman" style:font-pitch="variable"/>
    <style:font-face style:name="Cambria" svg:font-family="Cambria" style:font-family-generic="roman" style:font-pitch="variable"/>
    <style:font-face style:name="Courier 10 Pitch" svg:font-family="'Courier 10 Pitch'"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Mono" svg:font-family="'Liberation Mono'"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ucida Grande CE" svg:font-family="'Lucida Grande CE'"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Lucida Grande CE1" svg:font-family="'Lucida Grande CE'" style:font-family-generic="system" style:font-pitch="variable"/>
    <style:font-face style:name="Nimbus Mono L" svg:font-family="'Nimbus Mono L'"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Times1" svg:font-family="Times, '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cs" fo:country="CZ" style:letter-kerning="true" style:font-name-asian="Arial Unicode MS" style:font-size-asian="10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style:font-name="Liberation Serif" fo:font-size="10pt" fo:language="cs" fo:country="CZ" style:letter-kerning="true" style:font-name-asian="Arial Unicode MS" style:font-size-asian="10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cc" style:font-name="Liberation Sans1" fo:font-family="'Liberation Sans'" style:font-style-name="Regular" style:font-family-generic="swiss" style:font-pitch="variable" fo:font-size="11pt" fo:language="cs" fo:country="CZ"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style>
    <style:style style:name="Text_20_body" style:display-name="Text body" style:family="paragraph" style:parent-style-name="Standard" style:default-outline-level="" style:class="text">
      <style:paragraph-properties fo:margin-top="0cm" fo:margin-bottom="0.247cm" loext:contextual-spacing="false" fo:line-height="120%"/>
      <style:text-properties style:font-name="Liberation Sans2" fo:font-family="'Liberation Sans'" style:font-family-generic="roman" style:font-pitch="variable" fo:font-size="11pt" style:font-size-asian="11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23cm" fo:margin-bottom="0.423cm" loext:contextual-spacing="false" fo:text-align="start" style:justify-single-word="false" fo:keep-with-next="always" style:writing-mode="lr-tb"/>
      <style:text-properties style:font-name="DejaVu Sans" fo:font-family="'DejaVu Sans'" style:font-family-generic="roman" style:font-pitch="variable" fo:font-size="16pt" fo:font-weight="bold" style:font-size-asian="16pt" style:font-weight-asian="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fo:color="#000000" style:font-name="Liberation Sans" fo:font-family="'Liberation Sans'" style:font-family-generic="swiss" style:font-pitch="variable" fo:font-size="14pt" fo:font-style="italic" style:font-size-asian="14pt" style:font-style-asian="italic"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423cm" fo:margin-bottom="0.106cm" loext:contextual-spacing="false" fo:keep-with-next="always"/>
      <style:text-properties fo:color="#000000" style:font-name="DejaVu Sans" fo:font-family="'DejaVu Sans'" style:font-family-generic="roman" style:font-pitch="variable" fo:font-size="11pt" fo:language="en" fo:country="US" fo:font-weight="bold" style:font-size-asian="11pt" style:font-weight-asian="bold"/>
    </style:style>
    <style:style style:name="caption" style:family="paragraph" style:parent-style-name="Standard" style:default-outline-level="">
      <style:paragraph-properties fo:margin-top="0.212cm" fo:margin-bottom="0.212cm" loext:contextual-spacing="false" text:number-lines="false" text:line-number="0"/>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Title" style:family="paragraph" style:parent-style-name="Heading" style:default-outline-level="" style:class="chapter">
      <style:paragraph-properties fo:text-align="center" style:justify-single-word="false"/>
    </style:style>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Normal_20__28_Web_29_" style:display-name="Normal (Web)" style:family="paragraph" style:parent-style-name="Standard" style:default-outline-level="">
      <style:paragraph-properties fo:margin-top="0.494cm" fo:margin-bottom="0.494cm" loext:contextual-spacing="false" fo:hyphenation-ladder-count="no-limit"/>
      <style:text-properties style:font-name="Times" fo:font-family="Times, 'Times New Roman'" style:font-family-generic="roman" style:font-pitch="variable" style:font-name-complex="Times1" style:font-family-complex="Times, 'Times New Roman'" style:font-family-generic-complex="system" style:font-pitch-complex="variable" fo:hyphenate="true" fo:hyphenation-remain-char-count="2" fo:hyphenation-push-char-count="2"/>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Lucida Grande CE" fo:font-family="'Lucida Grande CE'" style:font-family-generic="roman" style:font-pitch="variable" fo:font-size="9pt" style:font-size-asian="9pt" style:font-name-complex="Lucida Grande CE1" style:font-family-complex="'Lucida Grande C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ontents_20_1" style:display-name="Contents 1" style:family="paragraph" style:parent-style-name="Standard" style:auto-update="true" style:default-outline-level="" style:class="index">
      <style:paragraph-properties fo:margin-top="0.212cm" fo:margin-bottom="0cm" loext:contextual-spacing="false"/>
      <style:text-properties style:font-name="Cambria" fo:font-family="Cambria" style:font-family-generic="roman" style:font-pitch="variable" fo:font-size="12pt" fo:font-weight="bold" style:font-size-asian="12pt" style:font-weight-asian="bold" style:font-size-complex="12pt"/>
    </style:style>
    <style:style style:name="Contents_20_2" style:display-name="Contents 2" style:family="paragraph" style:parent-style-name="Standard" style:auto-update="true" style:default-outline-level="" style:class="index">
      <style:paragraph-properties fo:margin-left="0.353cm" fo:margin-right="0cm" fo:text-indent="0cm" style:auto-text-indent="false"/>
      <style:text-properties style:font-name="Cambria" fo:font-family="Cambria"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auto-update="true" style:default-outline-level="" style:class="index">
      <style:paragraph-properties fo:margin-left="0.706cm" fo:margin-right="0cm" fo:text-indent="0cm" style:auto-text-indent="false"/>
      <style:text-properties style:font-name="Cambria" fo:font-family="Cambria" style:font-family-generic="roman" style:font-pitch="variable" fo:font-size="11pt" style:font-size-asian="11pt" style:font-size-complex="11pt"/>
    </style:style>
    <style:style style:name="Contents_20_4" style:display-name="Contents 4" style:family="paragraph" style:parent-style-name="Standard" style:auto-update="true" style:default-outline-level="" style:class="index">
      <style:paragraph-properties fo:margin-left="1.058cm" fo:margin-right="0cm" fo:text-indent="0cm" style:auto-text-indent="false"/>
      <style:text-properties style:font-name="Cambria" fo:font-family="Cambria" style:font-family-generic="roman" style:font-pitch="variable"/>
    </style:style>
    <style:style style:name="Contents_20_5" style:display-name="Contents 5" style:family="paragraph" style:parent-style-name="Standard" style:auto-update="true" style:default-outline-level="" style:class="index">
      <style:paragraph-properties fo:margin-left="1.411cm" fo:margin-right="0cm" fo:text-indent="0cm" style:auto-text-indent="false"/>
      <style:text-properties style:font-name="Cambria" fo:font-family="Cambria" style:font-family-generic="roman" style:font-pitch="variable"/>
    </style:style>
    <style:style style:name="Contents_20_6" style:display-name="Contents 6" style:family="paragraph" style:parent-style-name="Standard" style:auto-update="true" style:default-outline-level="" style:class="index">
      <style:paragraph-properties fo:margin-left="1.764cm" fo:margin-right="0cm" fo:text-indent="0cm" style:auto-text-indent="false"/>
      <style:text-properties style:font-name="Cambria" fo:font-family="Cambria" style:font-family-generic="roman" style:font-pitch="variable"/>
    </style:style>
    <style:style style:name="Contents_20_7" style:display-name="Contents 7" style:family="paragraph" style:parent-style-name="Standard" style:auto-update="true" style:default-outline-level="" style:class="index">
      <style:paragraph-properties fo:margin-left="2.117cm" fo:margin-right="0cm" fo:text-indent="0cm" style:auto-text-indent="false"/>
      <style:text-properties style:font-name="Cambria" fo:font-family="Cambria" style:font-family-generic="roman" style:font-pitch="variable"/>
    </style:style>
    <style:style style:name="Contents_20_8" style:display-name="Contents 8" style:family="paragraph" style:parent-style-name="Standard" style:auto-update="true" style:default-outline-level="" style:class="index">
      <style:paragraph-properties fo:margin-left="2.469cm" fo:margin-right="0cm" fo:text-indent="0cm" style:auto-text-indent="false"/>
      <style:text-properties style:font-name="Cambria" fo:font-family="Cambria" style:font-family-generic="roman" style:font-pitch="variable"/>
    </style:style>
    <style:style style:name="Contents_20_9" style:display-name="Contents 9" style:family="paragraph" style:parent-style-name="Standard" style:auto-update="true" style:default-outline-level="" style:class="index">
      <style:paragraph-properties fo:margin-left="2.822cm" fo:margin-right="0cm" fo:text-indent="0cm" style:auto-text-indent="false"/>
      <style:text-properties style:font-name="Cambria" fo:font-family="Cambria" style:font-family-generic="roman" style:font-pitch="variable"/>
    </style:style>
    <style:style style:name="Contents_20_Heading" style:display-name="Contents Heading" style:family="paragraph" style:parent-style-name="Heading" style:default-outline-level="" style:class="index"/>
    <style:style style:name="Technical" style:family="paragraph" style:parent-style-name="Standard" style:default-outline-level="">
      <style:text-properties fo:color="#000000" style:font-name="Courier 10 Pitch" fo:font-family="'Courier 10 Pitch'" style:font-family-generic="roman" style:font-pitch="variable" fo:font-size="11pt" fo:language="en" fo:country="US" style:font-size-asian="11pt"/>
    </style:style>
    <style:style style:name="Preformatted_20_Text" style:display-name="Preformatted Text" style:family="paragraph" style:parent-style-name="Standard" style:class="html"/>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z0" style:family="text">
      <style:text-properties fo:color="#008000" style:font-name="Wingdings" fo:font-family="Wingdings" style:font-family-generic="roman" style:font-pitch="variable" style:font-name-complex="Wingdings2" style:font-family-complex="Wingdings" style:font-family-generic-complex="system" style:font-pitch-complex="variable"/>
    </style:style>
    <style:style style:name="WW8Num4z0" style:family="text">
      <style:text-properties fo:color="#800000" style:font-name="Symbol" fo:font-family="Symbol" style:font-family-generic="roman" style:font-pitch="variable" fo:font-size="14pt" style:font-size-asian="14pt" style:font-name-complex="Symbol2" style:font-family-complex="Symbol" style:font-family-generic-complex="system" style:font-pitch-complex="variable" style:font-size-complex="14pt"/>
    </style:style>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fo:color="#008000" style:font-name="Wingdings" fo:font-family="Wingdings" style:font-family-generic="roman" style:font-pitch="variable" style:font-name-complex="Wingdings2" style:font-family-complex="Wingdings" style:font-family-generic-complex="system" style:font-pitch-complex="variable"/>
    </style:style>
    <style:style style:name="WW8Num7z0" style:family="text">
      <style:text-properties fo:color="#008000" style:font-name="Wingdings" fo:font-family="Wingdings" style:font-family-generic="roman" style:font-pitch="variable" style:font-name-complex="Wingdings2" style:font-family-complex="Wingdings"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Default_20_Paragraph_20_Font" style:display-name="WW-Default Paragraph Font" style:family="text"/>
    <style:style style:name="Heading_20_1_20_Char" style:display-name="Heading 1 Char" style:family="text"/>
    <style:style style:name="Heading_20_3_20_Char" style:display-name="Heading 3 Char"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style style:name="Intense_20_Reference" style:display-name="Intense Reference" style:family="text">
      <style:text-properties fo:font-variant="small-caps" fo:color="#0000ff" style:font-name="Arial" fo:font-family="Arial" style:font-family-generic="roman" style:font-pitch="variable" fo:font-size="12pt" fo:letter-spacing="0.009cm" style:text-underline-style="solid" style:text-underline-width="auto" style:text-underline-color="font-color" fo:font-weight="bold" style:font-size-asian="12pt" style:font-weight-asian="bold" style:font-name-complex="Arial1" style:font-family-complex="Arial" style:font-family-generic-complex="system" style:font-pitch-complex="variable" style:font-weight-complex="bold"/>
    </style:style>
    <style:style style:name="mw-headline"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ext_20_bubliny_20_Char" style:display-name="Text bubliny Char" style:family="text" style:parent-style-name="Default_20_Paragraph_20_Font">
      <style:text-properties style:font-name="Lucida Grande CE" fo:font-family="'Lucida Grande CE'" style:font-family-generic="roman" style:font-pitch="variable" fo:font-size="9pt" style:font-name-asian="Times New Roman1" style:font-family-asian="'Times New Roman'" style:font-family-generic-asian="system" style:font-pitch-asian="variable" style:font-size-asian="9pt" style:font-name-complex="Lucida Grande CE1" style:font-family-complex="'Lucida Grande CE'" style:font-family-generic-complex="system" style:font-pitch-complex="variable" style:font-size-complex="9pt" style:language-complex="ar" style:country-complex="SA"/>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Arial" fo:font-family="Arial" style:font-family-generic="roman" style:font-pitch="variable" fo:font-size="11pt" style:font-size-asian="11pt" style:font-name-complex="Symbol2" style:font-family-complex="Symbol" style:font-family-generic-complex="system" style:font-pitch-complex="variable"/>
    </style:style>
    <style:style style:name="ListLabel_20_2" style:display-name="ListLabel 2" style:family="text">
      <style:text-properties fo:color="#008000" style:font-name="Times New Roman" fo:font-family="'Times New Roman'" style:font-family-generic="roman" style:font-pitch="variable" fo:font-size="10pt" fo:font-weight="normal" style:font-size-asian="10pt" style:font-weight-asian="normal" style:font-name-complex="Wingdings2" style:font-family-complex="Wingdings" style:font-family-generic-complex="system" style:font-pitch-complex="variable"/>
    </style:style>
    <style:style style:name="Index_20_Link" style:display-name="Index Link" style:family="text"/>
    <style:style style:name="ListLabel_20_3" style:display-name="ListLabel 3" style:family="text">
      <style:text-properties style:font-name="Arial" fo:font-family="Arial" style:font-family-generic="roman" style:font-pitch="variable" fo:font-size="11pt" style:font-size-asian="11pt" style:font-name-complex="Symbol2" style:font-family-complex="Symbol" style:font-family-generic-complex="system" style:font-pitch-complex="variable"/>
    </style:style>
    <style:style style:name="ListLabel_20_4" style:display-name="ListLabel 4"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5" style:display-name="ListLabel 5" style:family="text">
      <style:text-properties style:font-name="Arial" fo:font-family="Arial" style:font-family-generic="roman" style:font-pitch="variable" fo:font-size="11pt" style:font-size-asian="11pt" style:font-name-complex="Symbol2" style:font-family-complex="Symbo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2" style:font-family-complex="Wingdings" style:font-family-generic-complex="system" style:font-pitch-complex="variable"/>
    </style:style>
    <style:style style:name="ListLabel_20_8" style:display-name="ListLabel 8" style:family="text">
      <style:text-properties style:font-name="Arial" fo:font-family="Arial" style:font-family-generic="roman" style:font-pitch="variable" fo:font-size="11pt" style:font-size-asian="11pt" style:font-name-complex="Symbol2" style:font-family-complex="Symbol" style:font-family-generic-complex="system" style:font-pitch-complex="variable"/>
    </style:style>
    <style:style style:name="ListLabel_20_9" style:display-name="ListLabel 9"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2" style:font-family-complex="Wingdings" style:font-family-generic-complex="system" style:font-pitch-complex="variable"/>
    </style:style>
    <style:style style:name="ListLabel_20_12" style:display-name="ListLabel 12" style:family="text">
      <style:text-properties style:font-name="Arial" fo:font-family="Arial" style:font-family-generic="roman" style:font-pitch="variable" fo:font-size="11pt" style:font-size-asian="11pt" style:font-name-complex="Symbol2" style:font-family-complex="Symbol" style:font-family-generic-complex="system" style:font-pitch-complex="variable"/>
    </style:style>
    <style:style style:name="ListLabel_20_13" style:display-name="ListLabel 1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2" style:font-family-complex="Wingdings" style:font-family-generic-complex="system" style:font-pitch-complex="variable"/>
    </style:style>
    <style:style style:name="ListLabel_20_16" style:display-name="ListLabel 16" style:family="text">
      <style:text-properties style:font-name="Arial" fo:font-family="Arial" style:font-family-generic="roman" style:font-pitch="variable" fo:font-size="11pt" style:font-size-asian="11pt" style:font-name-complex="Symbol2" style:font-family-complex="Symbol" style:font-family-generic-complex="system" style:font-pitch-complex="variable"/>
    </style:style>
    <style:style style:name="ListLabel_20_17" style:display-name="ListLabel 17"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Wingdings2" style:font-family-complex="Wingdings" style:font-family-generic-complex="system" style:font-pitch-complex="variable"/>
    </style:style>
    <style:style style:name="ListLabel_20_20" style:display-name="ListLabel 20" style:family="text">
      <style:text-properties style:font-name="Arial" fo:font-family="Arial" style:font-family-generic="roman" style:font-pitch="variable" fo:font-size="11pt" style:font-size-asian="11pt" style:font-name-complex="Symbol2" style:font-family-complex="Symbol" style:font-family-generic-complex="system" style:font-pitch-complex="variable"/>
    </style:style>
    <style:style style:name="ListLabel_20_21" style:display-name="ListLabel 21"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Wingdings2"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imbus Mono L" style:font-family-asian="'Nimbus Mono L'" style:font-family-generic-asian="system" style:font-pitch-asian="variable" style:font-name-complex="Liberation Mono1" style:font-family-complex="'Liberation Mono'" style:font-family-generic-complex="system" style:font-pitch-complex="variable"/>
    </style:style>
    <style:style style:name="ListLabel_20_24" style:display-name="ListLabel 24" style:family="text">
      <style:text-properties style:font-name="Arial" fo:font-family="Arial" style:font-family-generic="roman" style:font-pitch="variable" fo:font-size="11pt" style:font-size-asian="11pt" style:font-name-complex="Symbol2" style:font-family-complex="Symbol" style:font-family-generic-complex="system" style:font-pitch-complex="variable"/>
    </style:style>
    <style:style style:name="ListLabel_20_25" style:display-name="ListLabel 25"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2" style:font-family-complex="Wingdings" style:font-family-generic-complex="system" style:font-pitch-complex="variable"/>
    </style:style>
    <style:style style:name="ListLabel_20_28" style:display-name="ListLabel 28" style:family="text">
      <style:text-properties style:font-name="Arial" fo:font-family="Arial" style:font-family-generic="roman" style:font-pitch="variable" fo:font-size="11pt" style:font-size-asian="11pt" style:font-name-complex="Symbol2" style:font-family-complex="Symbol" style:font-family-generic-complex="system" style:font-pitch-complex="variable"/>
    </style:style>
    <style:style style:name="ListLabel_20_29" style:display-name="ListLabel 29"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2" style:font-family-complex="Wingdings"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32" style:display-name="ListLabel 32" style:family="text">
      <style:text-properties style:font-name="Arial" fo:font-family="Arial" style:font-family-generic="roman" style:font-pitch="variable" fo:font-size="11pt" style:font-size-asian="11pt" style:font-name-complex="Symbol2" style:font-family-complex="Symbol" style:font-family-generic-complex="system" style:font-pitch-complex="variable"/>
    </style:style>
    <style:style style:name="ListLabel_20_33" style:display-name="ListLabel 3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Wingdings2" style:font-family-complex="Wingdings" style:font-family-generic-complex="system" style:font-pitch-complex="variable"/>
    </style:style>
    <style:style style:name="ListLabel_20_36" style:display-name="ListLabel 36" style:family="text">
      <style:text-properties fo:font-weight="normal" style:font-weight-asian="normal" style:font-name-complex="Symbol2" style:font-family-complex="Symbol" style:font-family-generic-complex="system" style:font-pitch-complex="variable"/>
    </style:style>
    <style:style style:name="ListLabel_20_37" style:display-name="ListLabel 37" style:family="text">
      <style:text-properties style:font-name="Arial" fo:font-family="Arial" style:font-family-generic="roman" style:font-pitch="variable" fo:font-size="11pt" style:font-size-asian="11pt" style:font-name-complex="Symbol2" style:font-family-complex="Symbol" style:font-family-generic-complex="system" style:font-pitch-complex="variable"/>
    </style:style>
    <style:style style:name="ListLabel_20_38" style:display-name="ListLabel 3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2" style:font-family-complex="Wingdings" style:font-family-generic-complex="system" style:font-pitch-complex="variable"/>
    </style:style>
    <style:style style:name="ListLabel_20_41" style:display-name="ListLabel 41" style:family="text">
      <style:text-properties fo:font-weight="normal" style:font-weight-asian="normal" style:font-name-complex="Symbol2" style:font-family-complex="Symbol" style:font-family-generic-complex="system" style:font-pitch-complex="variable"/>
    </style:style>
    <style:style style:name="ListLabel_20_42" style:display-name="ListLabel 42"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43" style:display-name="ListLabel 4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2" style:font-family-complex="Wingdings" style:font-family-generic-complex="system" style:font-pitch-complex="variable"/>
    </style:style>
    <style:style style:name="ListLabel_20_46" style:display-name="ListLabel 46" style:family="text">
      <style:text-properties fo:font-weight="normal" style:font-weight-asian="normal" style:font-name-complex="Symbol2" style:font-family-complex="Symbol" style:font-family-generic-complex="system" style:font-pitch-complex="variable"/>
    </style:style>
    <style:style style:name="ListLabel_20_47" style:display-name="ListLabel 47"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48" style:display-name="ListLabel 4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Wingdings2" style:font-family-complex="Wingdings" style:font-family-generic-complex="system" style:font-pitch-complex="variable"/>
    </style:style>
    <style:style style:name="ListLabel_20_51" style:display-name="ListLabel 51" style:family="text">
      <style:text-properties fo:font-weight="normal" style:font-weight-asian="normal" style:font-name-complex="Symbol2" style:font-family-complex="Symbol" style:font-family-generic-complex="system" style:font-pitch-complex="variable"/>
    </style:style>
    <style:style style:name="ListLabel_20_52" style:display-name="ListLabel 52"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53" style:display-name="ListLabel 5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Wingdings2" style:font-family-complex="Wingdings" style:font-family-generic-complex="system" style:font-pitch-complex="variable"/>
    </style:style>
    <style:style style:name="ListLabel_20_56" style:display-name="ListLabel 56" style:family="text">
      <style:text-properties fo:font-weight="normal" style:font-weight-asian="normal" style:font-name-complex="Symbol2" style:font-family-complex="Symbol" style:font-family-generic-complex="system" style:font-pitch-complex="variable"/>
    </style:style>
    <style:style style:name="ListLabel_20_57" style:display-name="ListLabel 57"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58" style:display-name="ListLabel 5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2" style:font-family-complex="Wingdings" style:font-family-generic-complex="system" style:font-pitch-complex="variable"/>
    </style:style>
    <style:style style:name="ListLabel_20_61" style:display-name="ListLabel 61" style:family="text">
      <style:text-properties fo:font-weight="normal" style:font-weight-asian="normal" style:font-name-complex="Symbol2" style:font-family-complex="Symbol" style:font-family-generic-complex="system" style:font-pitch-complex="variable"/>
    </style:style>
    <style:style style:name="ListLabel_20_62" style:display-name="ListLabel 62"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63" style:display-name="ListLabel 6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Wingdings2" style:font-family-complex="Wingdings" style:font-family-generic-complex="system" style:font-pitch-complex="variable"/>
    </style:style>
    <style:style style:name="ListLabel_20_66" style:display-name="ListLabel 66" style:family="text">
      <style:text-properties fo:font-weight="normal" style:font-weight-asian="normal" style:font-name-complex="Symbol2" style:font-family-complex="Symbol" style:font-family-generic-complex="system" style:font-pitch-complex="variable"/>
    </style:style>
    <style:style style:name="ListLabel_20_67" style:display-name="ListLabel 67"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68" style:display-name="ListLabel 6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Wingdings2" style:font-family-complex="Wingdings" style:font-family-generic-complex="system" style:font-pitch-complex="variable"/>
    </style:style>
    <style:style style:name="ListLabel_20_71" style:display-name="ListLabel 71" style:family="text">
      <style:text-properties fo:font-weight="normal" style:font-weight-asian="normal" style:font-name-complex="Symbol2" style:font-family-complex="Symbol" style:font-family-generic-complex="system" style:font-pitch-complex="variable"/>
    </style:style>
    <style:style style:name="ListLabel_20_72" style:display-name="ListLabel 72"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73" style:display-name="ListLabel 7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2" style:font-family-complex="Wingdings" style:font-family-generic-complex="system" style:font-pitch-complex="variable"/>
    </style:style>
    <style:style style:name="ListLabel_20_76" style:display-name="ListLabel 76" style:family="text">
      <style:text-properties fo:font-weight="normal" style:font-weight-asian="normal" style:font-name-complex="Symbol2" style:font-family-complex="Symbol" style:font-family-generic-complex="system" style:font-pitch-complex="variable"/>
    </style:style>
    <style:style style:name="ListLabel_20_77" style:display-name="ListLabel 77"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78" style:display-name="ListLabel 7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Wingdings2" style:font-family-complex="Wingdings" style:font-family-generic-complex="system" style:font-pitch-complex="variable"/>
    </style:style>
    <style:style style:name="ListLabel_20_81" style:display-name="ListLabel 81" style:family="text">
      <style:text-properties fo:font-weight="normal" style:font-weight-asian="normal" style:font-name-complex="Symbol2" style:font-family-complex="Symbol" style:font-family-generic-complex="system" style:font-pitch-complex="variable"/>
    </style:style>
    <style:style style:name="ListLabel_20_82" style:display-name="ListLabel 82"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83" style:display-name="ListLabel 8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Wingdings2" style:font-family-complex="Wingdings" style:font-family-generic-complex="system" style:font-pitch-complex="variable"/>
    </style:style>
    <style:style style:name="ListLabel_20_86" style:display-name="ListLabel 86" style:family="text">
      <style:text-properties fo:font-weight="normal" style:font-weight-asian="normal" style:font-name-complex="Symbol2" style:font-family-complex="Symbol" style:font-family-generic-complex="system" style:font-pitch-complex="variable"/>
    </style:style>
    <style:style style:name="ListLabel_20_87" style:display-name="ListLabel 87"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88" style:display-name="ListLabel 8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2" style:font-family-complex="Wingdings" style:font-family-generic-complex="system" style:font-pitch-complex="variable"/>
    </style:style>
    <style:style style:name="ListLabel_20_91" style:display-name="ListLabel 91" style:family="text">
      <style:text-properties fo:font-weight="normal" style:font-weight-asian="normal" style:font-name-complex="Symbol2" style:font-family-complex="Symbol" style:font-family-generic-complex="system" style:font-pitch-complex="variable"/>
    </style:style>
    <style:style style:name="ListLabel_20_92" style:display-name="ListLabel 92"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93" style:display-name="ListLabel 9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2" style:font-family-complex="Wingdings" style:font-family-generic-complex="system" style:font-pitch-complex="variable"/>
    </style:style>
    <style:style style:name="ListLabel_20_96" style:display-name="ListLabel 96" style:family="text">
      <style:text-properties fo:font-weight="normal" style:font-weight-asian="normal" style:font-name-complex="Symbol2" style:font-family-complex="Symbol" style:font-family-generic-complex="system" style:font-pitch-complex="variable"/>
    </style:style>
    <style:style style:name="ListLabel_20_97" style:display-name="ListLabel 97"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98" style:display-name="ListLabel 9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Wingdings2" style:font-family-complex="Wingdings" style:font-family-generic-complex="system" style:font-pitch-complex="variable"/>
    </style:style>
    <style:style style:name="ListLabel_20_101" style:display-name="ListLabel 101" style:family="text">
      <style:text-properties fo:font-weight="normal" style:font-weight-asian="normal" style:font-name-complex="Symbol2" style:font-family-complex="Symbol" style:font-family-generic-complex="system" style:font-pitch-complex="variable"/>
    </style:style>
    <style:style style:name="ListLabel_20_102" style:display-name="ListLabel 102"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103" style:display-name="ListLabel 10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2" style:font-family-complex="Wingdings" style:font-family-generic-complex="system" style:font-pitch-complex="variable"/>
    </style:style>
    <style:style style:name="ListLabel_20_106" style:display-name="ListLabel 106" style:family="text">
      <style:text-properties fo:font-weight="normal" style:font-weight-asian="normal" style:font-name-complex="Symbol2" style:font-family-complex="Symbol" style:font-family-generic-complex="system" style:font-pitch-complex="variable"/>
    </style:style>
    <style:style style:name="ListLabel_20_107" style:display-name="ListLabel 107"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108" style:display-name="ListLabel 10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2" style:font-family-complex="Wingdings" style:font-family-generic-complex="system" style:font-pitch-complex="variable"/>
    </style:style>
    <style:style style:name="ListLabel_20_111" style:display-name="ListLabel 111" style:family="text">
      <style:text-properties fo:font-weight="normal" style:font-weight-asian="normal" style:font-name-complex="Symbol2" style:font-family-complex="Symbol" style:font-family-generic-complex="system" style:font-pitch-complex="variable"/>
    </style:style>
    <style:style style:name="ListLabel_20_112" style:display-name="ListLabel 112"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113" style:display-name="ListLabel 11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Wingdings2" style:font-family-complex="Wingdings" style:font-family-generic-complex="system" style:font-pitch-complex="variable"/>
    </style:style>
    <style:style style:name="ListLabel_20_116" style:display-name="ListLabel 116" style:family="text">
      <style:text-properties fo:font-weight="normal" style:font-weight-asian="normal" style:font-name-complex="Symbol2" style:font-family-complex="Symbol" style:font-family-generic-complex="system" style:font-pitch-complex="variable"/>
    </style:style>
    <style:style style:name="ListLabel_20_117" style:display-name="ListLabel 117"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118" style:display-name="ListLabel 11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2" style:font-family-complex="Wingdings" style:font-family-generic-complex="system" style:font-pitch-complex="variable"/>
    </style:style>
    <style:style style:name="ListLabel_20_121" style:display-name="ListLabel 121" style:family="text">
      <style:text-properties fo:font-weight="normal" style:font-weight-asian="normal" style:font-name-complex="Symbol2" style:font-family-complex="Symbol" style:font-family-generic-complex="system" style:font-pitch-complex="variable"/>
    </style:style>
    <style:style style:name="ListLabel_20_122" style:display-name="ListLabel 122"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123" style:display-name="ListLabel 12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2" style:font-family-complex="Wingdings" style:font-family-generic-complex="system" style:font-pitch-complex="variable"/>
    </style:style>
    <style:style style:name="ListLabel_20_126" style:display-name="ListLabel 126" style:family="text">
      <style:text-properties fo:font-weight="normal" style:font-weight-asian="normal" style:font-name-complex="Symbol2" style:font-family-complex="Symbol" style:font-family-generic-complex="system" style:font-pitch-complex="variable"/>
    </style:style>
    <style:style style:name="ListLabel_20_127" style:display-name="ListLabel 127"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128" style:display-name="ListLabel 12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Wingdings2" style:font-family-complex="Wingdings" style:font-family-generic-complex="system" style:font-pitch-complex="variable"/>
    </style:style>
    <style:style style:name="ListLabel_20_131" style:display-name="ListLabel 131" style:family="text">
      <style:text-properties fo:font-weight="normal" style:font-weight-asian="normal" style:font-name-complex="Symbol2" style:font-family-complex="Symbol" style:font-family-generic-complex="system" style:font-pitch-complex="variable"/>
    </style:style>
    <style:style style:name="ListLabel_20_132" style:display-name="ListLabel 132"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133" style:display-name="ListLabel 13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Wingdings2" style:font-family-complex="Wingdings" style:font-family-generic-complex="system" style:font-pitch-complex="variable"/>
    </style:style>
    <style:style style:name="ListLabel_20_136" style:display-name="ListLabel 136" style:family="text">
      <style:text-properties fo:font-weight="normal" style:font-weight-asian="normal" style:font-name-complex="Symbol2" style:font-family-complex="Symbol" style:font-family-generic-complex="system" style:font-pitch-complex="variable"/>
    </style:style>
    <style:style style:name="ListLabel_20_137" style:display-name="ListLabel 137"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138" style:display-name="ListLabel 13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39" style:display-name="ListLabel 139" style:family="text">
      <style:text-properties style:font-name-complex="Courier New1" style:font-family-complex="'Courier New'" style:font-family-generic-complex="system" style:font-pitch-complex="variable"/>
    </style:style>
    <style:style style:name="ListLabel_20_140" style:display-name="ListLabel 140" style:family="text">
      <style:text-properties style:font-name-complex="Wingdings2" style:font-family-complex="Wingdings" style:font-family-generic-complex="system" style:font-pitch-complex="variable"/>
    </style:style>
    <style:style style:name="ListLabel_20_141" style:display-name="ListLabel 141" style:family="text">
      <style:text-properties fo:font-weight="normal" style:font-weight-asian="normal" style:font-name-complex="Symbol2" style:font-family-complex="Symbol" style:font-family-generic-complex="system" style:font-pitch-complex="variable"/>
    </style:style>
    <style:style style:name="ListLabel_20_142" style:display-name="ListLabel 142"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143" style:display-name="ListLabel 14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Wingdings2" style:font-family-complex="Wingdings" style:font-family-generic-complex="system" style:font-pitch-complex="variable"/>
    </style:style>
    <style:style style:name="ListLabel_20_146" style:display-name="ListLabel 146" style:family="text">
      <style:text-properties fo:font-weight="normal" style:font-weight-asian="normal" style:font-name-complex="Symbol2" style:font-family-complex="Symbol" style:font-family-generic-complex="system" style:font-pitch-complex="variable"/>
    </style:style>
    <style:style style:name="ListLabel_20_147" style:display-name="ListLabel 147"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148" style:display-name="ListLabel 14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Wingdings2" style:font-family-complex="Wingdings" style:font-family-generic-complex="system" style:font-pitch-complex="variable"/>
    </style:style>
    <style:style style:name="ListLabel_20_151" style:display-name="ListLabel 151" style:family="text">
      <style:text-properties fo:font-weight="normal" style:font-weight-asian="normal" style:font-name-complex="Symbol2"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47"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8"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47"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48"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48"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4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4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4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4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4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47"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4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50"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47"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4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4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50"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5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5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5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5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5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5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5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5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39cm" style:layout-grid-ruby-height="0.19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4T17:13:00</meta:creation-date>
    <meta:keyword>Linux</meta:keyword>
    <meta:keyword>red</meta:keyword>
    <meta:keyword>hat</meta:keyword>
    <meta:keyword>documentation</meta:keyword>
    <meta:keyword>manual</meta:keyword>
    <meta:keyword>weblinks</meta:keyword>
    <dc:language>cs-CZ</dc:language>
    <dc:date>2017-02-19T22:20:12.999906219</dc:date>
    <meta:editing-cycles>532</meta:editing-cycles>
    <dc:subject>Linux Notes</dc:subject>
    <dc:title>Linux Notes</dc:title>
    <meta:editing-duration>PT2H55M22S</meta:editing-duration>
    <meta:generator>LibreOffice/5.2.0.4$Linux_X86_64 LibreOffice_project/066b007f5ebcc236395c7d282ba488bca6720265</meta:generator>
    <dc:creator>Pavlin Georgiev </dc:creator>
    <meta:document-statistic meta:table-count="1" meta:image-count="2" meta:object-count="0" meta:page-count="14" meta:paragraph-count="401" meta:word-count="3636" meta:character-count="22991" meta:non-whitespace-character-count="1975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